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2160000339498C5E968.svm"/>
  <manifest:file-entry manifest:media-type="" manifest:full-path="Pictures/20000007000061E100001E7EC32C2D44.svm"/>
  <manifest:file-entry manifest:media-type="" manifest:full-path="Pictures/2000000700003432000016BE4349FB55.svm"/>
  <manifest:file-entry manifest:media-type="" manifest:full-path="Pictures/20000007000032070000159BA6246299.svm"/>
  <manifest:file-entry manifest:media-type="" manifest:full-path="Pictures/2000000700005DA400001EB34FCE3F44.svm"/>
  <manifest:file-entry manifest:media-type="" manifest:full-path="Pictures/2000000700003A3100001BE92503E5AB.svm"/>
  <manifest:file-entry manifest:media-type="" manifest:full-path="Pictures/2000000700003B1F000040303E1E2CF8.svm"/>
  <manifest:file-entry manifest:media-type="" manifest:full-path="Pictures/200000070000394300003B6F680EE813.svm"/>
  <manifest:file-entry manifest:media-type="" manifest:full-path="Pictures/200000070000624B0000332A94BFBE42.svm"/>
  <manifest:file-entry manifest:media-type="" manifest:full-path="Pictures/2000000700005DF400002850FFCD0B91.svm"/>
  <manifest:file-entry manifest:media-type="" manifest:full-path="Pictures/2000000700003BBE00001EB31218485A.svm"/>
  <manifest:file-entry manifest:media-type="" manifest:full-path="Pictures/20000007000030600000390E37633C99.svm"/>
  <manifest:file-entry manifest:media-type="" manifest:full-path="Pictures/20000007000038F400003C5DB7CE6428.svm"/>
  <manifest:file-entry manifest:media-type="" manifest:full-path="Pictures/20000007000050B900001A5C3A51029C.svm"/>
  <manifest:file-entry manifest:media-type="" manifest:full-path="Pictures/2000000700005000000005610F12D5CA.svm"/>
  <manifest:file-entry manifest:media-type="" manifest:full-path="Pictures/20000007000066F200001EB3BE9CFA0B.svm"/>
  <manifest:file-entry manifest:media-type="" manifest:full-path="Pictures/2000000700005F81000022F0BF8B9E3F.svm"/>
  <manifest:file-entry manifest:media-type="" manifest:full-path="Pictures/2000000700005D550000268EDC6F6DA9.svm"/>
  <manifest:file-entry manifest:media-type="" manifest:full-path="Pictures/200000070000600500000AA60970846F.svm"/>
  <manifest:file-entry manifest:media-type="" manifest:full-path="Pictures/2000000700005F4C0000262420019B9A.svm"/>
  <manifest:file-entry manifest:media-type="" manifest:full-path="Pictures/2000000700005FB500000E9407A1805B.svm"/>
  <manifest:file-entry manifest:media-type="" manifest:full-path="Pictures/20000007000024CC000026741DFCFB2A.svm"/>
  <manifest:file-entry manifest:media-type="" manifest:full-path="Pictures/2000000700002536000022BB12D9182E.svm"/>
  <manifest:file-entry manifest:media-type="" manifest:full-path="Pictures/200000070000374C00002DB0DDCD1CE3.svm"/>
  <manifest:file-entry manifest:media-type="" manifest:full-path="Pictures/2000000700005BC800003D16253D2746.svm"/>
  <manifest:file-entry manifest:media-type="" manifest:full-path="Pictures/200000070000441D000043CE0BD932B7.svm"/>
  <manifest:file-entry manifest:media-type="" manifest:full-path="Pictures/200000070000768B00003F427137D020.svm"/>
  <manifest:file-entry manifest:media-type="" manifest:full-path="Pictures/2000000700005C6700003C28FCB51AB9.svm"/>
  <manifest:file-entry manifest:media-type="" manifest:full-path="Pictures/2000000700006726000031D2DB9C9651.svm"/>
  <manifest:file-entry manifest:media-type="" manifest:full-path="Pictures/2000000700004F1200003EA39410AA5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Verdana" svg:font-family="Verdana, Geneva,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02cm solid #000000"/>
    </style:style>
    <style:style style:name="Tabela1" style:family="table">
      <style:table-properties style:width="17.013cm" fo:margin-left="0cm" fo:margin-right="-0.012cm" table:align="margins"/>
    </style:style>
    <style:style style:name="Tabela1.A" style:family="table-column">
      <style:table-column-properties style:column-width="3.784cm" style:rel-column-width="14574*"/>
    </style:style>
    <style:style style:name="Tabela1.B" style:family="table-column">
      <style:table-column-properties style:column-width="2.275cm" style:rel-column-width="8765*"/>
    </style:style>
    <style:style style:name="Tabela1.C" style:family="table-column">
      <style:table-column-properties style:column-width="3.228cm" style:rel-column-width="12434*"/>
    </style:style>
    <style:style style:name="Tabela1.D" style:family="table-column">
      <style:table-column-properties style:column-width="2.752cm" style:rel-column-width="10599*"/>
    </style:style>
    <style:style style:name="Tabela1.E" style:family="table-column">
      <style:table-column-properties style:column-width="4.974cm" style:rel-column-width="19163*"/>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3.228cm" style:rel-column-width="12434*"/>
    </style:style>
    <style:style style:name="Tabela2.B" style:family="table-column">
      <style:table-column-properties style:column-width="3.069cm" style:rel-column-width="11822*"/>
    </style:style>
    <style:style style:name="Tabela2.C" style:family="table-column">
      <style:table-column-properties style:column-width="2.566cm" style:rel-column-width="9886*"/>
    </style:style>
    <style:style style:name="Tabela2.D" style:family="table-column">
      <style:table-column-properties style:column-width="2.381cm" style:rel-column-width="9172*"/>
    </style:style>
    <style:style style:name="Tabela2.E" style:family="table-column">
      <style:table-column-properties style:column-width="5.768cm" style:rel-column-width="22221*"/>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0.002cm solid #000000" fo:border-top="none" fo:border-bottom="0.002cm solid #000000"/>
    </style:style>
    <style:style style:name="Tabela2.A3" style:family="table-cell">
      <style:table-cell-properties fo:padding="0.097cm" fo:border-left="0.002cm solid #000000" fo:border-right="none" fo:border-top="none" fo:border-bottom="0.002cm solid #000000"/>
    </style:style>
    <style:style style:name="Tabela2.C4"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02cm solid #000000"/>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02cm solid #000000"/>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02cm solid #000000"/>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padding="0.097cm" fo:border="0.002cm solid #000000"/>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padding="0.097cm" fo:border="0.002cm solid #000000"/>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padding="0.097cm" fo:border="0.002cm solid #000000"/>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padding="0.097cm" fo:border="0.002cm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02cm solid #000000"/>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padding="0.097cm" fo:border="0.002cm solid #000000"/>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padding="0.097cm" fo:border="0.002cm solid #000000"/>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padding="0.097cm" fo:border="0.002cm solid #000000"/>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padding="0.097cm" fo:border="0.002cm solid #000000"/>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padding="0.097cm" fo:border="0.002cm solid #000000"/>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padding="0.097cm" fo:border="0.002cm solid #000000"/>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padding="0.097cm" fo:border="0.002cm solid #000000"/>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padding="0.097cm" fo:border="0.002cm solid #000000"/>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padding="0.097cm" fo:border="0.002cm solid #000000"/>
    </style:style>
    <style:style style:name="Tabela26" style:family="table">
      <style:table-properties style:width="16.986cm" table:align="left"/>
    </style:style>
    <style:style style:name="Tabela26.A" style:family="table-column">
      <style:table-column-properties style:column-width="16.986cm"/>
    </style:style>
    <style:style style:name="Tabela26.A1" style:family="table-cell">
      <style:table-cell-properties fo:padding="0.097cm" fo:border="0.002cm solid #000000"/>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padding="0.097cm" fo:border="0.002cm solid #000000"/>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padding="0.097cm" fo:border="0.002cm solid #000000"/>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padding="0.097cm" fo:border="0.002cm solid #000000"/>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padding="0.097cm" fo:border="0.002cm solid #000000"/>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padding="0.097cm" fo:border="0.002cm solid #000000"/>
    </style:style>
    <style:style style:name="Tabela32" style:family="table">
      <style:table-properties style:width="17cm" fo:margin-left="0cm" fo:margin-right="0cm" table:align="margins"/>
    </style:style>
    <style:style style:name="Tabela32.A" style:family="table-column">
      <style:table-column-properties style:column-width="17cm" style:rel-column-width="65535*"/>
    </style:style>
    <style:style style:name="Tabela32.A1" style:family="table-cell">
      <style:table-cell-properties fo:padding="0.097cm" fo:border="0.002cm solid #000000"/>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padding="0.097cm" fo:border="0.002cm solid #000000"/>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A1" style:family="table-cell">
      <style:table-cell-properties fo:padding="0.097cm" fo:border="0.002cm solid #000000"/>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padding="0.097cm" fo:border="0.002cm solid #000000"/>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padding="0.097cm" fo:border="0.002cm solid #000000"/>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padding="0.097cm" fo:border="0.002cm solid #000000"/>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padding="0.097cm" fo:border="0.002cm solid #000000"/>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padding="0.097cm" fo:border="0.002cm solid #000000"/>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padding="0.097cm" fo:border="0.002cm solid #000000"/>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padding="0.097cm" fo:border="0.002cm solid #000000"/>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padding="0.097cm" fo:border="0.002cm solid #000000"/>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padding="0.097cm" fo:border="0.002cm solid #000000"/>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padding="0.097cm" fo:border="0.002cm solid #000000"/>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padding="0.097cm" fo:border="0.002cm solid #000000"/>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padding="0.097cm" fo:border="0.002cm solid #000000"/>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padding="0.097cm" fo:border="0.002cm solid #000000"/>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padding="0.097cm" fo:border="0.002cm solid #000000"/>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padding="0.097cm" fo:border="0.002cm solid #000000"/>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padding="0.097cm" fo:border="0.002cm solid #000000"/>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padding="0.097cm" fo:border="0.002cm solid #000000"/>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padding="0.097cm" fo:border="0.002cm solid #000000"/>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padding="0.097cm" fo:border="0.002cm solid #000000"/>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padding="0.097cm" fo:border="0.002cm solid #000000"/>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padding="0.097cm" fo:border="0.002cm solid #000000"/>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padding="0.097cm" fo:border="0.002cm solid #000000"/>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padding="0.097cm" fo:border="0.002cm solid #000000"/>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padding="0.097cm" fo:border="0.002cm solid #000000"/>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padding="0.097cm" fo:border="0.002cm solid #000000"/>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padding="0.097cm" fo:border="0.002cm solid #000000"/>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02cm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02cm solid #000000"/>
    </style:style>
    <style:style style:name="P1" style:family="paragraph" style:parent-style-name="Preformatted_20_Text">
      <style:paragraph-properties fo:line-height="150%"/>
      <style:text-properties fo:font-variant="normal" fo:text-transform="none" fo:color="#000000" style:font-name="Times New Roman" fo:font-size="10.5pt" fo:letter-spacing="normal" fo:font-style="normal" fo:font-weight="normal"/>
    </style:style>
    <style:style style:name="P2" style:family="paragraph" style:parent-style-name="Preformatted_20_Text">
      <style:paragraph-properties fo:line-height="150%"/>
      <style:text-properties fo:font-variant="normal" fo:text-transform="none" fo:color="#4b1f6f" style:font-name="Times New Roman" fo:font-size="10.5pt" fo:letter-spacing="normal" fo:font-style="normal" fo:font-weight="normal" style:font-size-asian="10.5pt" style:font-weight-asian="normal" style:font-size-complex="10.5pt" style:font-weight-complex="normal"/>
    </style:style>
    <style:style style:name="P3" style:family="paragraph" style:parent-style-name="Table_20_Contents">
      <style:text-properties style:font-name="Times New Roman"/>
    </style:style>
    <style:style style:name="P4" style:family="paragraph" style:parent-style-name="Table_20_Contents">
      <style:text-properties style:font-name="Times New Roman" fo:font-size="10pt" style:font-size-asian="10pt" style:font-size-complex="10pt"/>
    </style:style>
    <style:style style:name="P5" style:family="paragraph" style:parent-style-name="Table_20_Contents">
      <style:text-properties style:font-name="Times New Roman" fo:font-size="10pt" fo:font-weight="bold" style:font-size-asian="10pt" style:font-weight-asian="bold" style:font-size-complex="10pt" style:font-weight-complex="bold"/>
    </style:style>
    <style:style style:name="P6" style:family="paragraph" style:parent-style-name="Table_20_Contents">
      <style:text-properties style:font-name="Times New Roman" fo:font-size="12pt" style:font-name-asian="Courier New" style:font-size-asian="12pt" style:font-name-complex="Courier New" style:font-size-complex="12pt"/>
    </style:style>
    <style:style style:name="P7" style:family="paragraph" style:parent-style-name="Table_20_Contents">
      <style:text-properties fo:font-size="12pt" style:font-size-asian="12pt" style:font-size-complex="12pt"/>
    </style:style>
    <style:style style:name="P8" style:family="paragraph" style:parent-style-name="Standard">
      <style:text-properties style:font-name="Times New Roman"/>
    </style:style>
    <style:style style:name="P9" style:family="paragraph" style:parent-style-name="Standard">
      <style:paragraph-properties fo:line-height="150%"/>
      <style:text-properties style:font-name="Times New Roman"/>
    </style:style>
    <style:style style:name="P10" style:family="paragraph" style:parent-style-name="Standard">
      <style:paragraph-properties fo:line-height="150%" fo:text-align="justify" style:justify-single-word="false"/>
      <style:text-properties style:font-name="Times New Roman"/>
    </style:style>
    <style:style style:name="P11" style:family="paragraph" style:parent-style-name="Standard">
      <style:paragraph-properties fo:line-height="150%"/>
      <style:text-properties style:font-name="Times New Roman" fo:font-size="11pt" style:font-size-asian="11pt" style:font-size-complex="11pt"/>
    </style:style>
    <style:style style:name="P12" style:family="paragraph" style:parent-style-name="Standard">
      <style:paragraph-properties fo:line-height="150%" fo:text-align="justify" style:justify-single-word="false"/>
      <style:text-properties style:font-name="Times New Roman" style:text-underline-style="solid" style:text-underline-type="double" style:text-underline-width="auto" style:text-underline-color="font-color"/>
    </style:style>
    <style:style style:name="P13" style:family="paragraph" style:parent-style-name="Standard">
      <style:paragraph-properties fo:line-height="150%"/>
      <style:text-properties fo:color="#000000" style:font-name="Times New Roman" fo:font-size="12pt" style:font-name-asian="Consolas" style:font-size-asian="12pt" style:font-name-complex="Consolas" style:font-size-complex="12pt"/>
    </style:style>
    <style:style style:name="P14" style:family="paragraph" style:parent-style-name="Standard">
      <style:paragraph-properties fo:line-height="150%" fo:text-align="center" style:justify-single-word="false"/>
      <style:text-properties style:font-name="Arial" fo:font-size="16pt" fo:font-weight="bold" style:font-size-asian="16pt" style:font-weight-asian="bold" style:font-name-complex="Arial" style:font-size-complex="16pt"/>
    </style:style>
    <style:style style:name="P15"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16" style:family="paragraph" style:parent-style-name="Standard">
      <style:paragraph-properties fo:text-align="end" style:justify-single-word="fals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9" style:family="paragraph" style:parent-style-name="Standard">
      <style:paragraph-properties fo:text-align="end" style:justify-single-word="false"/>
      <style:text-properties style:font-name="Arial" fo:font-size="14pt" style:font-size-asian="14pt" style:font-name-complex="Arial" style:font-size-complex="14pt"/>
    </style:style>
    <style:style style:name="P20"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 style:font-size-complex="14pt"/>
    </style:style>
    <style:style style:name="P2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22"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23" style:family="paragraph" style:parent-style-name="Standard">
      <style:paragraph-properties fo:text-align="end" style:justify-single-word="false"/>
      <style:text-properties style:font-name="Arial" fo:language="en" fo:country="US" style:font-name-complex="Arial"/>
    </style:style>
    <style:style style:name="P24" style:family="paragraph" style:parent-style-name="Standard">
      <style:paragraph-properties fo:text-align="end" style:justify-single-word="false"/>
      <style:text-properties style:font-name="Arial" fo:font-size="10pt" fo:language="en" fo:country="US" fo:font-weight="bold" style:font-size-asian="10pt" style:font-weight-asian="bold" style:font-name-complex="Arial" style:font-size-complex="10pt"/>
    </style:style>
    <style:style style:name="P25" style:family="paragraph" style:parent-style-name="Standard">
      <style:paragraph-properties fo:text-align="end" style:justify-single-word="false"/>
      <style:text-properties style:font-name="Arial" fo:font-size="10pt" fo:language="en" fo:country="US" style:font-size-asian="10pt" style:font-name-complex="Arial" style:font-size-complex="10pt"/>
    </style:style>
    <style:style style:name="P26" style:family="paragraph" style:parent-style-name="Standard">
      <style:paragraph-properties fo:text-align="end" style:justify-single-word="false"/>
      <style:text-properties style:font-name="Arial" fo:font-size="10pt" style:font-size-asian="10pt" style:font-name-complex="Arial" style:font-size-complex="10pt"/>
    </style:style>
    <style:style style:name="P27" style:family="paragraph" style:parent-style-name="Standard">
      <style:paragraph-properties fo:text-align="end" style:justify-single-word="false">
        <style:tab-stops>
          <style:tab-stop style:position="13.335cm" style:type="center"/>
        </style:tab-stops>
      </style:paragraph-properties>
      <style:text-properties style:font-name="Arial" fo:font-size="10pt" style:font-size-asian="10pt" style:font-name-complex="Arial" style:font-size-complex="10pt"/>
    </style:style>
    <style:style style:name="P28"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29" style:family="paragraph" style:parent-style-name="Standard">
      <style:paragraph-properties>
        <style:tab-stops>
          <style:tab-stop style:position="13.335cm" style:type="center"/>
        </style:tab-stops>
      </style:paragraph-properties>
      <style:text-properties style:font-name="Arial" fo:font-size="10pt" style:font-size-asian="10pt" style:font-name-complex="Arial" style:font-size-complex="10pt"/>
    </style:style>
    <style:style style:name="P30" style:family="paragraph" style:parent-style-name="Standard">
      <style:paragraph-properties fo:text-align="end" style:justify-single-word="false"/>
    </style:style>
    <style:style style:name="P31" style:family="paragraph" style:parent-style-name="Standard">
      <style:paragraph-properties fo:line-height="150%"/>
    </style:style>
    <style:style style:name="P32" style:family="paragraph" style:parent-style-name="Standard">
      <style:paragraph-properties fo:line-height="150%" fo:text-align="justify" style:justify-single-word="false"/>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line-height="150%"/>
      <style:text-properties fo:color="#646464" style:font-name="Consolas" fo:font-size="10pt" style:font-name-asian="Consolas" style:font-size-asian="10pt" style:font-name-complex="Consolas" style:font-size-complex="10pt"/>
    </style:style>
    <style:style style:name="P35" style:family="paragraph" style:parent-style-name="Standard">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style:text-underline-style="none" style:font-size-asian="12pt" style:font-style-asian="normal" style:font-size-complex="12pt" style:font-style-complex="normal"/>
    </style:style>
    <style:style style:name="P39"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style:font-size-asian="12pt" style:font-style-asian="normal" style:font-size-complex="12pt" style:font-style-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Times New Roman"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0cm" fo:text-indent="0cm" style:auto-text-indent="false" style:text-autospace="none"/>
      <style:text-properties fo:color="#000000" style:font-name="Consolas" fo:font-size="10pt" style:font-name-asian="Consolas" style:font-size-asian="10pt" style:font-name-complex="Consolas"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48" style:family="paragraph" style:parent-style-name="Standard">
      <style:paragraph-properties fo:margin-left="0cm" fo:margin-right="0cm" fo:text-indent="0cm" style:auto-text-indent="false" style:text-autospace="none"/>
      <style:text-properties fo:color="#000000" style:font-name="Consolas" fo:font-size="10pt"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style:font-name-asian="Consolas" style:font-size-asian="10pt" style:font-name-complex="Consolas"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646464"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3" style:family="paragraph" style:parent-style-name="Standard">
      <style:paragraph-properties fo:margin-left="0cm" fo:margin-right="0cm" fo:text-indent="0cm"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Times New Roman"/>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4b1f6f"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style>
    <style:style style:name="P59"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333333" style:font-name="Verdana" fo:font-size="11.25pt" fo:letter-spacing="normal" fo:font-style="normal" fo:font-weight="normal"/>
    </style:style>
    <style:style style:name="P60" style:family="paragraph" style:parent-style-name="Text_20_body">
      <style:paragraph-properties fo:margin-left="0cm" fo:margin-right="0cm" fo:margin-top="0cm" fo:margin-bottom="0cm" fo:line-height="150%"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000000" style:font-name="Verdana" fo:font-size="11.25pt" fo:letter-spacing="normal" fo:font-style="normal" fo:font-weight="normal"/>
    </style:style>
    <style:style style:name="P62" style:family="paragraph" style:parent-style-name="Table_20_Contents">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padding-left="0cm" fo:padding-right="0cm" fo:padding-top="0cm" fo:padding-bottom="0.035cm" fo:border-left="none" fo:border-right="none" fo:border-top="none" fo:border-bottom="0.035cm solid #000000"/>
      <style:text-properties style:font-name="Arial" fo:font-size="14pt" fo:font-weight="bold" style:font-size-asian="14pt" style:font-weight-asian="bold" style:font-name-complex="Arial" style:font-size-complex="14pt"/>
    </style:style>
    <style:style style:name="P64" style:family="paragraph" style:parent-style-name="Standard">
      <style:paragraph-properties fo:line-height="150%" fo:padding-left="0cm" fo:padding-right="0cm" fo:padding-top="0cm" fo:padding-bottom="0.035cm" fo:border-left="none" fo:border-right="none" fo:border-top="none" fo:border-bottom="0.035cm solid #000000"/>
      <style:text-properties style:font-name="Arial" fo:font-size="14pt" fo:font-weight="bold" style:font-size-asian="14pt" style:font-weight-asian="bold" style:font-name-complex="Arial" style:font-size-complex="14pt"/>
    </style:style>
    <style:style style:name="P65" style:family="paragraph" style:parent-style-name="Standard">
      <style:paragraph-properties fo:padding-left="0cm" fo:padding-right="0cm" fo:padding-top="0cm" fo:padding-bottom="0.035cm" fo:border-left="none" fo:border-right="none" fo:border-top="none" fo:border-bottom="0.035cm solid #000000"/>
      <style:text-properties style:font-name="Arial" fo:font-weight="bold" style:font-weight-asian="bold" style:font-name-complex="Arial"/>
    </style:style>
    <style:style style:name="P66" style:family="paragraph" style:parent-style-name="Standard">
      <style:paragraph-properties fo:text-align="end" style:justify-single-word="false" fo:padding-left="0cm" fo:padding-right="0cm" fo:padding-top="0cm" fo:padding-bottom="0.035cm" fo:border-left="none" fo:border-right="none" fo:border-top="none" fo:border-bottom="0.035cm solid #000000"/>
      <style:text-properties style:font-name="Arial" style:font-name-complex="Arial"/>
    </style:style>
    <style:style style:name="P67" style:family="paragraph" style:parent-style-name="Standard">
      <style:paragraph-properties fo:text-align="center" style:justify-single-word="false" fo:padding-left="0cm" fo:padding-right="0cm" fo:padding-top="0cm" fo:padding-bottom="0.035cm" fo:border-left="none" fo:border-right="none" fo:border-top="none" fo:border-bottom="0.035cm solid #000000"/>
      <style:text-properties style:font-name="Arial" fo:font-size="18pt" fo:font-weight="bold" style:font-size-asian="18pt" style:font-weight-asian="bold" style:font-name-complex="Arial" style:font-size-complex="18pt"/>
    </style:style>
    <style:style style:name="P6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69" style:family="paragraph" style:parent-style-name="Text_20_body">
      <style:paragraph-properties fo:line-height="150%"/>
    </style:style>
    <style:style style:name="P70" style:family="paragraph" style:parent-style-name="Text_20_body">
      <style:text-properties fo:color="#000000" style:font-name-asian="Courier New" style:font-name-complex="Courier New"/>
    </style:style>
    <style:style style:name="P71" style:family="paragraph" style:parent-style-name="Text_20_body">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72" style:family="paragraph" style:parent-style-name="Text_20_body">
      <style:paragraph-properties fo:line-height="150%"/>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73" style:family="paragraph" style:parent-style-name="Text_20_body">
      <style:paragraph-properties fo:line-height="150%"/>
      <style:text-properties style:font-name="Times New Roman" fo:font-size="12pt" fo:font-style="normal" style:font-size-asian="12pt" style:font-style-asian="normal" style:font-size-complex="12pt" style:font-style-complex="normal"/>
    </style:style>
    <style:style style:name="P74" style:family="paragraph" style:parent-style-name="Standard">
      <style:paragraph-properties fo:line-height="150%" fo:text-align="justify" style:justify-single-word="false" fo:break-before="column"/>
      <style:text-properties style:font-name="Times New Roman"/>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1">
      <style:paragraph-properties fo:break-before="page"/>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79" style:family="paragraph" style:parent-style-name="Contents_20_4">
      <style:paragraph-properties>
        <style:tab-stops>
          <style:tab-stop style:position="15.503cm" style:type="right" style:leader-style="dotted" style:leader-text="."/>
        </style:tab-stops>
      </style:paragraph-properties>
    </style:style>
    <style:style style:name="P80" style:family="paragraph" style:parent-style-name="Contents_20_5">
      <style:paragraph-properties>
        <style:tab-stops>
          <style:tab-stop style:position="15.004cm" style:type="right" style:leader-style="dotted" style:leader-text="."/>
        </style:tab-stops>
      </style:paragraph-properties>
    </style:style>
    <style:style style:name="P81"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82" style:family="paragraph" style:parent-style-name="Standard" style:master-page-name="Standard">
      <style:paragraph-properties fo:line-height="150%" style:page-number="auto"/>
      <style:text-properties style:font-name="Times New Roman"/>
    </style:style>
    <style:style style:name="P83" style:family="paragraph" style:parent-style-name="Standard">
      <style:paragraph-properties fo:line-height="150%"/>
      <style:text-properties style:font-name="Times New Roman"/>
    </style:style>
    <style:style style:name="P84" style:family="paragraph" style:parent-style-name="Standard">
      <style:paragraph-properties fo:line-height="150%" fo:text-align="justify" style:justify-single-word="false"/>
      <style:text-properties style:font-name="Times New Roman"/>
    </style:style>
    <style:style style:name="P85" style:family="paragraph" style:parent-style-name="Standard" style:list-style-name="L1">
      <style:paragraph-properties fo:line-height="150%" fo:text-align="justify" style:justify-single-word="false"/>
      <style:text-properties style:font-name="Times New Roman"/>
    </style:style>
    <style:style style:name="P86" style:family="paragraph" style:parent-style-name="Standard" style:list-style-name="L2">
      <style:paragraph-properties fo:line-height="150%" fo:text-align="justify" style:justify-single-word="false"/>
      <style:text-properties style:font-name="Times New Roman"/>
    </style:style>
    <style:style style:name="P87" style:family="paragraph" style:parent-style-name="Standard" style:list-style-name="L3">
      <style:paragraph-properties fo:line-height="150%" fo:text-align="justify" style:justify-single-word="false"/>
      <style:text-properties style:font-name="Times New Roman"/>
    </style:style>
    <style:style style:name="P88" style:family="paragraph" style:parent-style-name="Standard" style:list-style-name="L4">
      <style:paragraph-properties fo:line-height="150%" fo:text-align="justify" style:justify-single-word="false"/>
      <style:text-properties style:font-name="Times New Roman"/>
    </style:style>
    <style:style style:name="P89" style:family="paragraph" style:parent-style-name="Standard" style:list-style-name="L32">
      <style:paragraph-properties fo:line-height="150%" fo:text-align="justify" style:justify-single-word="false"/>
      <style:text-properties style:font-name="Times New Roman"/>
    </style:style>
    <style:style style:name="P90" style:family="paragraph" style:parent-style-name="Standard" style:list-style-name="L7">
      <style:paragraph-properties fo:line-height="150%" fo:text-align="justify" style:justify-single-word="false"/>
      <style:text-properties style:font-name="Times New Roman"/>
    </style:style>
    <style:style style:name="P91" style:family="paragraph" style:parent-style-name="Standard" style:list-style-name="L8">
      <style:paragraph-properties fo:line-height="150%" fo:text-align="justify" style:justify-single-word="false"/>
      <style:text-properties style:font-name="Times New Roman"/>
    </style:style>
    <style:style style:name="P92" style:family="paragraph" style:parent-style-name="Standard" style:list-style-name="L6">
      <style:paragraph-properties fo:line-height="150%"/>
      <style:text-properties style:font-name="Times New Roman"/>
    </style:style>
    <style:style style:name="P93" style:family="paragraph" style:parent-style-name="Standard" style:list-style-name="L7">
      <style:paragraph-properties fo:line-height="150%"/>
      <style:text-properties style:font-name="Times New Roman"/>
    </style:style>
    <style:style style:name="P94" style:family="paragraph" style:parent-style-name="Standard" style:list-style-name="L9">
      <style:paragraph-properties fo:line-height="150%"/>
      <style:text-properties style:font-name="Times New Roman"/>
    </style:style>
    <style:style style:name="P95" style:family="paragraph" style:parent-style-name="Standard" style:list-style-name="L10">
      <style:paragraph-properties fo:line-height="150%"/>
      <style:text-properties style:font-name="Times New Roman"/>
    </style:style>
    <style:style style:name="P96" style:family="paragraph" style:parent-style-name="Standard" style:list-style-name="L11">
      <style:paragraph-properties fo:line-height="150%"/>
      <style:text-properties style:font-name="Times New Roman"/>
    </style:style>
    <style:style style:name="P97" style:family="paragraph" style:parent-style-name="Standard" style:list-style-name="L12">
      <style:paragraph-properties fo:line-height="150%"/>
      <style:text-properties style:font-name="Times New Roman"/>
    </style:style>
    <style:style style:name="P98" style:family="paragraph" style:parent-style-name="Standard" style:list-style-name="L33">
      <style:paragraph-properties fo:line-height="150%"/>
      <style:text-properties style:font-name="Times New Roman"/>
    </style:style>
    <style:style style:name="P99" style:family="paragraph" style:parent-style-name="Standard" style:list-style-name="L34">
      <style:paragraph-properties fo:line-height="150%"/>
      <style:text-properties style:font-name="Times New Roman"/>
    </style:style>
    <style:style style:name="P100" style:family="paragraph" style:parent-style-name="Standard" style:list-style-name="L35">
      <style:paragraph-properties fo:line-height="150%"/>
      <style:text-properties style:font-name="Times New Roman"/>
    </style:style>
    <style:style style:name="P101" style:family="paragraph" style:parent-style-name="Standard" style:list-style-name="L3">
      <style:paragraph-properties fo:line-height="150%" fo:text-align="justify" style:justify-single-word="false"/>
      <style:text-properties fo:color="#000000" style:font-name="Times New Roman"/>
    </style:style>
    <style:style style:name="P102" style:family="paragraph" style:parent-style-name="Standard" style:list-style-name="L12">
      <style:paragraph-properties fo:line-height="150%"/>
      <style:text-properties fo:color="#000000" style:font-name="Times New Roman" fo:font-size="12pt" style:font-name-asian="Consolas" style:font-size-asian="12pt" style:font-name-complex="Consolas" style:font-size-complex="12pt"/>
    </style:style>
    <style:style style:name="P103" style:family="paragraph" style:parent-style-name="Standard">
      <style:paragraph-properties fo:line-height="150%" fo:text-align="justify" style:justify-single-word="false"/>
    </style:style>
    <style:style style:name="P104" style:family="paragraph" style:parent-style-name="Standard">
      <style:paragraph-properties fo:line-height="150%"/>
      <style:text-properties style:font-name="Consolas" fo:font-size="10pt" style:font-name-asian="Consolas" style:font-size-asian="10pt" style:font-name-complex="Consolas" style:font-size-complex="10pt"/>
    </style:style>
    <style:style style:name="P105" style:family="paragraph" style:parent-style-name="Standard">
      <style:paragraph-properties fo:line-height="150%"/>
      <style:text-properties fo:color="#2a00ff" style:font-name="Consolas" fo:font-size="10pt" style:font-name-asian="Consolas" style:font-size-asian="10pt" style:font-name-complex="Consolas" style:font-size-complex="10pt"/>
    </style:style>
    <style:style style:name="P106" style:family="paragraph" style:parent-style-name="Standard" style:list-style-name="L13">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07" style:family="paragraph" style:parent-style-name="Standard" style:list-style-name="L14">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list-style-name="L22">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list-style-name="L13">
      <style:paragraph-properties fo:margin-left="0cm" fo:margin-right="0cm" fo:text-align="start" style:justify-single-word="false" fo:text-indent="0cm" style:auto-text-indent="false" style:text-autospace="none"/>
      <style:text-properties fo:color="#000000"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0" style:family="paragraph" style:parent-style-name="Standard" style:list-style-name="L13">
      <style:paragraph-properties fo:margin-left="0cm" fo:margin-right="0cm" fo:line-height="150%" fo:text-align="start" style:justify-single-word="false" fo:text-indent="0cm" style:auto-text-indent="false" style:text-autospace="none"/>
      <style:text-properties fo:color="#000000" style:font-name="Times New Roman" fo:font-size="12pt" fo:font-style="normal" style:font-size-asian="12pt" style:font-style-asian="normal" style:font-size-complex="12pt" style:font-style-complex="normal"/>
    </style:style>
    <style:style style:name="P111"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112" style:family="paragraph" style:parent-style-name="Standard" style:list-style-name="L13">
      <style:paragraph-properties fo:margin-left="0cm" fo:margin-right="0cm" fo:text-indent="0cm" style:auto-text-indent="false" style:text-autospace="none"/>
      <style:text-properties fo:color="#00000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13" style:family="paragraph" style:parent-style-name="Standard" style:list-style-name="L13">
      <style:paragraph-properties fo:margin-left="0cm" fo:margin-right="0cm" fo:text-indent="0cm" style:auto-text-indent="false" style:text-autospace="none"/>
      <style:text-properties fo:color="#646464"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14" style:family="paragraph" style:parent-style-name="Standard">
      <style:paragraph-properties fo:margin-left="0cm" fo:margin-right="0cm" fo:text-indent="0cm" style:auto-text-indent="false" style:text-autospace="none"/>
      <style:text-properties style:font-name="Consolas" fo:font-size="10pt" style:font-name-asian="Consolas" style:font-size-asian="10pt" style:font-name-complex="Consolas" style:font-size-complex="10pt"/>
    </style:style>
    <style:style style:name="P115" style:family="paragraph" style:parent-style-name="Standard">
      <style:paragraph-properties fo:margin-left="0cm" fo:margin-right="0cm" fo:text-indent="0cm" style:auto-text-indent="false" style:text-autospace="none"/>
      <style:text-properties style:font-name="Consolas"/>
    </style:style>
    <style:style style:name="P116" style:family="paragraph" style:parent-style-name="Heading_20_2">
      <style:paragraph-properties fo:text-align="justify" style:justify-single-word="false"/>
    </style:style>
    <style:style style:name="P117" style:family="paragraph" style:parent-style-name="Heading_20_2">
      <style:paragraph-properties fo:line-height="150%"/>
      <style:text-properties style:font-name="Times New Roman"/>
    </style:style>
    <style:style style:name="P118" style:family="paragraph" style:parent-style-name="Heading_20_2">
      <style:paragraph-properties fo:break-before="page"/>
    </style:style>
    <style:style style:name="P119" style:family="paragraph" style:parent-style-name="Heading_20_2" style:master-page-name="Standard">
      <style:paragraph-properties style:page-number="auto"/>
    </style:style>
    <style:style style:name="P120" style:family="paragraph" style:parent-style-name="Heading_20_1" style:master-page-name="Standard">
      <style:paragraph-properties style:page-number="auto"/>
    </style:style>
    <style:style style:name="P121" style:family="paragraph" style:parent-style-name="Heading_20_1" style:master-page-name="Standard">
      <style:paragraph-properties style:page-number="auto"/>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22" style:family="paragraph" style:parent-style-name="Heading_20_4">
      <style:paragraph-properties fo:line-height="150%"/>
      <style:text-properties style:font-name="Times New Roman" fo:font-size="12pt" fo:font-style="normal" style:font-size-asian="12pt" style:font-style-asian="normal" style:font-size-complex="12pt" style:font-style-complex="normal"/>
    </style:style>
    <style:style style:name="P123" style:family="paragraph" style:parent-style-name="Heading_20_4">
      <style:paragraph-properties fo:line-height="150%"/>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24" style:family="paragraph" style:parent-style-name="Heading_20_4" style:master-page-name="Standard">
      <style:paragraph-properties style:page-number="auto"/>
    </style:style>
    <style:style style:name="P125" style:family="paragraph" style:parent-style-name="Heading_20_3">
      <style:text-properties style:font-name="Times New Roman"/>
    </style:style>
    <style:style style:name="P126" style:family="paragraph" style:parent-style-name="Heading_20_3">
      <style:text-properties fo:font-weight="bold" style:font-weight-asian="bold" style:font-weight-complex="bold"/>
    </style:style>
    <style:style style:name="P127" style:family="paragraph" style:parent-style-name="Preformatted_20_Text">
      <style:paragraph-properties fo:line-height="150%"/>
      <style:text-properties fo:font-variant="normal" fo:text-transform="none" fo:color="#4b1f6f" style:font-name="Times New Roman" fo:font-size="10.5pt" fo:letter-spacing="normal" fo:font-style="normal" fo:font-weight="normal"/>
    </style:style>
    <style:style style:name="P128" style:family="paragraph" style:parent-style-name="Preformatted_20_Text">
      <style:paragraph-properties fo:line-height="150%"/>
      <style:text-properties fo:font-variant="normal" fo:text-transform="none" fo:color="#4b1f6f" style:font-name="Times New Roman" fo:font-size="10.5pt" fo:letter-spacing="normal" fo:font-style="normal" fo:font-weight="normal" style:font-name-asian="NSimSun" style:font-size-asian="10pt" style:font-name-complex="Courier New" style:font-size-complex="10pt"/>
    </style:style>
    <style:style style:name="P129" style:family="paragraph" style:parent-style-name="Preformatted_20_Text">
      <style:paragraph-properties fo:line-height="15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0" style:family="paragraph" style:parent-style-name="Preformatted_20_Text">
      <style:paragraph-properties fo:line-height="150%"/>
      <style:text-properties fo:font-variant="normal" fo:text-transform="none" fo:color="#000000" style:font-name="Times New Roman" fo:font-size="10.5pt" fo:letter-spacing="normal" fo:font-style="normal" fo:font-weight="normal"/>
    </style:style>
    <style:style style:name="P131" style:family="paragraph" style:parent-style-name="Heading_20_5">
      <style:paragraph-properties fo:line-height="150%"/>
      <style:text-properties style:font-name="Times New Roman" fo:font-size="12pt" fo:font-style="normal" style:font-size-asian="12pt" style:font-style-asian="normal" style:font-size-complex="12pt" style:font-style-complex="normal"/>
    </style:style>
    <style:style style:name="P132" style:family="paragraph" style:parent-style-name="Heading_20_5">
      <style:paragraph-properties fo:line-height="150%"/>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33" style:family="paragraph" style:parent-style-name="Text_20_body" style:list-style-name="L15"/>
    <style:style style:name="P134" style:family="paragraph" style:parent-style-name="Text_20_body" style:list-style-name="L16"/>
    <style:style style:name="P135" style:family="paragraph" style:parent-style-name="Text_20_body" style:list-style-name="L17"/>
    <style:style style:name="P136" style:family="paragraph" style:parent-style-name="Text_20_body" style:list-style-name="L18"/>
    <style:style style:name="P137" style:family="paragraph" style:parent-style-name="Text_20_body" style:list-style-name="L19"/>
    <style:style style:name="P138" style:family="paragraph" style:parent-style-name="Text_20_body" style:list-style-name="L20"/>
    <style:style style:name="P139" style:family="paragraph" style:parent-style-name="Text_20_body" style:list-style-name="L21"/>
    <style:style style:name="P140" style:family="paragraph" style:parent-style-name="Text_20_body" style:list-style-name="L23"/>
    <style:style style:name="P141" style:family="paragraph" style:parent-style-name="Text_20_body" style:list-style-name="L24"/>
    <style:style style:name="P142" style:family="paragraph" style:parent-style-name="Text_20_body" style:list-style-name="L25">
      <style:paragraph-properties fo:line-height="150%"/>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3" style:family="paragraph" style:parent-style-name="Text_20_body" style:list-style-name="L26">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4" style:family="paragraph" style:parent-style-name="Text_20_body" style:list-style-name="L27">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5" style:family="paragraph" style:parent-style-name="Text_20_body" style:list-style-name="L28">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6" style:family="paragraph" style:parent-style-name="Text_20_body" style:list-style-name="L29">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7" style:family="paragraph" style:parent-style-name="Text_20_body" style:list-style-name="L30">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P148" style:family="paragraph" style:parent-style-name="Text_20_body" style:list-style-name="L5">
      <style:paragraph-properties fo:margin-top="0cm" fo:margin-bottom="0cm" fo:line-height="150%"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9" style:family="paragraph" style:parent-style-name="Text_20_body" style:list-style-name="L31">
      <style:paragraph-properties fo:margin-left="0cm" fo:margin-right="0cm" fo:margin-top="0cm" fo:margin-bottom="0cm" fo:line-height="150%"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000000" fo:letter-spacing="normal" fo:language="pl" fo:country="P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252525" style:font-name="Times New Roman" fo:font-size="12pt" fo:letter-spacing="normal" fo:font-style="normal" fo:font-weight="normal" style:font-size-asian="12pt" style:font-style-asian="normal" style:font-size-complex="12pt" style:font-style-complex="normal"/>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fo:color="#000000"/>
    </style:style>
    <style:style style:name="T8" style:family="text">
      <style:text-properties fo:color="#000000" style:font-name="Consolas" fo:font-size="10pt" style:font-name-asian="Consolas" style:font-size-asian="10pt" style:font-name-complex="Consolas" style:font-size-complex="10pt"/>
    </style:style>
    <style:style style:name="T9" style:family="text">
      <style:text-properties fo:color="#000000" fo:font-size="10pt" style:font-name-asian="Consolas" style:font-size-asian="10pt" style:font-name-complex="Consolas" style:font-size-complex="10pt"/>
    </style:style>
    <style:style style:name="T10" style:family="text">
      <style:text-properties fo:color="#000000" style:font-name="Times New Roman" fo:font-size="12pt" style:font-name-asian="Consolas" style:font-size-asian="12pt" style:font-name-complex="Consolas" style:font-size-complex="12pt"/>
    </style:style>
    <style:style style:name="T11"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2" style:family="text">
      <style:text-properties fo:color="#000000" style:font-name="Times New Roman" fo:font-size="12pt" fo:font-style="normal" style:font-name-asian="Courier New" style:font-size-asian="12pt" style:font-style-asian="normal" style:font-name-complex="Courier New" style:font-size-complex="12pt" style:font-style-complex="normal"/>
    </style:style>
    <style:style style:name="T13" style:family="text">
      <style:text-properties fo:color="#000000" style:font-name-asian="Consolas" style:font-name-complex="Consolas"/>
    </style:style>
    <style:style style:name="T14" style:family="text">
      <style:text-properties fo:color="#000000" fo:font-size="12pt" style:font-name-asian="Consolas" style:font-size-asian="12pt" style:font-name-complex="Consolas" style:font-size-complex="12pt"/>
    </style:style>
    <style:style style:name="T15" style:family="text">
      <style:text-properties fo:color="#000000" fo:font-size="14pt" style:font-name-asian="Consolas" style:font-size-asian="14pt" style:font-name-complex="Consolas" style:font-size-complex="14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text-underline-style="solid" style:text-underline-width="auto" style:text-underline-color="font-color"/>
    </style:style>
    <style:style style:name="T19" style:family="text">
      <style:text-properties fo:font-weight="normal" style:font-name-asian="Consolas" style:font-weight-asian="normal" style:font-name-complex="Consolas" style:font-weight-complex="normal"/>
    </style:style>
    <style:style style:name="T20" style:family="text">
      <style:text-properties style:text-position="super 58%"/>
    </style:style>
    <style:style style:name="T21" style:family="text">
      <style:text-properties fo:color="#2a00ff"/>
    </style:style>
    <style:style style:name="T22" style:family="text">
      <style:text-properties fo:color="#2a00ff" style:text-underline-style="solid" style:text-underline-width="auto" style:text-underline-color="font-color"/>
    </style:style>
    <style:style style:name="T23" style:family="text">
      <style:text-properties fo:color="#2a00ff" fo:font-size="10pt" style:font-name-asian="Consolas" style:font-size-asian="10pt" style:font-name-complex="Consolas" style:font-size-complex="10pt"/>
    </style:style>
    <style:style style:name="T24" style:family="text">
      <style:text-properties fo:color="#2a00ff" style:font-name-asian="Consolas" style:font-name-complex="Consolas"/>
    </style:style>
    <style:style style:name="T25" style:family="text">
      <style:text-properties fo:color="#2a00ff" style:font-name="Courier New" fo:font-size="10pt" style:font-name-asian="Courier New" style:font-size-asian="10pt" style:font-name-complex="Courier New" style:font-size-complex="10pt"/>
    </style:style>
    <style:style style:name="T26" style:family="text">
      <style:text-properties style:font-name-asian="Consolas" style:font-name-complex="Consolas"/>
    </style:style>
    <style:style style:name="T27" style:family="text">
      <style:text-properties fo:color="#646464"/>
    </style:style>
    <style:style style:name="T28" style:family="text">
      <style:text-properties fo:color="#646464" style:text-underline-style="solid" style:text-underline-width="auto" style:text-underline-color="font-color"/>
    </style:style>
    <style:style style:name="T29" style:family="text">
      <style:text-properties fo:color="#646464" style:font-name-asian="Consolas" style:font-name-complex="Consolas"/>
    </style:style>
    <style:style style:name="T30" style:family="text">
      <style:text-properties fo:color="#646464" style:font-name="Courier New" fo:font-size="10pt" style:font-name-asian="Courier New" style:font-size-asian="10pt" style:font-name-complex="Courier New" style:font-size-complex="10pt"/>
    </style:style>
    <style:style style:name="T31" style:family="text">
      <style:text-properties fo:color="#7f0055" fo:font-weight="bold" style:font-weight-asian="bold" style:font-weight-complex="bold"/>
    </style:style>
    <style:style style:name="T32" style:family="text">
      <style:text-properties fo:color="#7f0055" style:text-underline-style="solid" style:text-underline-width="auto" style:text-underline-color="font-color" fo:font-weight="bold" style:font-weight-asian="bold" style:font-weight-complex="bold"/>
    </style:style>
    <style:style style:name="T33" style:family="text">
      <style:text-properties fo:color="#0000c0"/>
    </style:style>
    <style:style style:name="T34" style:family="text">
      <style:text-properties fo:color="#0000c0" fo:font-style="italic" fo:font-weight="bold" style:font-style-asian="italic" style:font-weight-asian="bold" style:font-style-complex="italic" style:font-weight-complex="bold"/>
    </style:style>
    <style:style style:name="T35" style:family="text">
      <style:text-properties fo:color="#0000c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c0" fo:font-style="italic" style:font-style-asian="italic" style:font-style-complex="italic"/>
    </style:style>
    <style:style style:name="T37"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color="#6a3e3e"/>
    </style:style>
    <style:style style:name="T39" style:family="text">
      <style:text-properties fo:color="#6a3e3e" style:font-name="Courier New" fo:font-size="10pt" style:font-name-asian="Courier New" style:font-size-asian="10pt" style:font-name-complex="Courier New" style:font-size-complex="10pt"/>
    </style:style>
    <style:style style:name="T40" style:family="text">
      <style:text-properties fo:font-style="italic" fo:font-weight="normal" style:font-name-asian="Consolas" style:font-style-asian="italic" style:font-weight-asian="normal" style:font-name-complex="Consolas" style:font-style-complex="italic" style:font-weight-complex="normal"/>
    </style:style>
    <style:style style:name="T41" style:family="text">
      <style:text-properties fo:font-style="italic" style:font-style-asian="italic" style:font-style-complex="italic"/>
    </style:style>
    <style:style style:name="T42" style:family="text">
      <style:text-properties style:font-name="Arial" fo:font-size="14pt" style:font-size-asian="14pt" style:font-name-complex="Arial" style:font-size-complex="14pt"/>
    </style:style>
    <style:style style:name="T43" style:family="text">
      <style:text-properties style:font-name="Arial" fo:font-size="14pt" fo:font-weight="bold" style:font-size-asian="14pt" style:font-weight-asian="bold" style:font-name-complex="Arial" style:font-size-complex="14pt"/>
    </style:style>
    <style:style style:name="T44" style:family="text">
      <style:text-properties style:font-name="Arial" fo:font-size="10pt" style:font-size-asian="10pt" style:font-name-complex="Arial" style:font-size-complex="10pt"/>
    </style:style>
    <style:style style:name="T45" style:family="text">
      <style:text-properties fo:font-size="12pt" style:font-size-asian="12pt" style:font-size-complex="12pt"/>
    </style:style>
    <style:style style:name="T4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register"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WYŻSZA SZKOŁA INFORMATYKI I ZARZĄDZANIA</text:p>
      <text:p text:style-name="P67">„COPERNICUS” WE WROCŁAWIU</text:p>
      <text:p text:style-name="P15">WYDZIAŁ INFORMATYKI, ADMINISTRACJI I FIZJOTERAPII</text:p>
      <text:p text:style-name="P16"/>
      <text:p text:style-name="Standard"><text:span text:style-name="T42">Kierunek: </text:span><text:span text:style-name="T43">Informatyka (INF)</text:span></text:p>
      <text:p text:style-name="Standard"><text:span text:style-name="T42">Specjalność: </text:span><text:span text:style-name="T43"><text:s/>Inżynieria Systemów Informatycznych (ISI)</text:span></text:p>
      <text:p text:style-name="P15"/>
      <text:p text:style-name="P16"/>
      <text:p text:style-name="P16"/>
      <text:p text:style-name="P18">PRACA DYPLOMOWA INŻYNIERSKA</text:p>
      <text:p text:style-name="P19"/>
      <text:p text:style-name="P18">FIlip Radziejewski </text:p>
      <text:p text:style-name="P16"/>
      <text:p text:style-name="P21">Projekt i implementacja aplikacji webowej <text:s/>umożliwiająca artystom rozpowszechnianie swojej muzyki.</text:p>
      <text:p text:style-name="P17"/>
      <text:p text:style-name="P20">Design and implementation of a web application <text:s/>supporting artists in sharing their music. </text:p>
      <text:p text:style-name="P22"/>
      <text:p text:style-name="P23"/>
      <text:p text:style-name="P24"/>
      <text:p text:style-name="P25"/>
      <text:p text:style-name="P30"><text:span text:style-name="T43">Ocena pracy</text:span><text:span text:style-name="T44">:………….…………....……………………………………</text:span></text:p>
      <text:p text:style-name="P26">(ocena pracy dyplomowej, data, podpis promotora)</text:p>
      <text:p text:style-name="P28"/>
      <text:p text:style-name="P28"/>
      <text:p text:style-name="P26"/>
      <text:p text:style-name="P26"/>
      <text:p text:style-name="P26"/>
      <text:p text:style-name="P27">…..……………………………………………</text:p>
      <text:p text:style-name="P29"><text:tab/>(pieczątka uczelni)</text:p>
      <text:p text:style-name="P28"/>
      <text:p text:style-name="P28"/>
      <text:p text:style-name="P64">Promotor:</text:p>
      <text:p text:style-name="P63">dr hab. inż. Eugeniusz Kuriata </text:p>
      <text:p text:style-name="P63"/>
      <text:p text:style-name="P63">Opiekun merytoryczny:</text:p>
      <text:p text:style-name="P63">mgr inż. Krzysztof Szwedo</text:p>
      <text:p text:style-name="P65"/>
      <text:p text:style-name="P66"/>
      <text:p text:style-name="P14">WROCŁAW 2016</text:p>
      <text:p text:style-name="P8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75">1. Wstęp<text:tab/>4</text:p>
          <text:p text:style-name="P75">2. Cele pracy<text:tab/>5</text:p>
          <text:p text:style-name="P75">3. Opis technologii<text:tab/>6</text:p>
          <text:p text:style-name="P77">3.1 Http<text:tab/>6</text:p>
          <text:p text:style-name="P77">3.2 JavaScript- Angular JS<text:tab/>7</text:p>
          <text:p text:style-name="P77">3.3 Bootstrap<text:tab/>8</text:p>
          <text:p text:style-name="P77">3.4 Java EE<text:tab/>9</text:p>
          <text:p text:style-name="P77">3.5 Spring. <text:tab/>10</text:p>
          <text:p text:style-name="P77">3.6 JPA-Hibbernate<text:tab/>11</text:p>
          <text:p text:style-name="P77">3.7 PostgreSQL<text:tab/>13</text:p>
          <text:p text:style-name="P75">4. Analiza wymagań<text:tab/>14</text:p>
          <text:p text:style-name="P77">4.1. Role<text:tab/>14</text:p>
          <text:p text:style-name="P77">4.2 Procesy <text:tab/>15</text:p>
          <text:p text:style-name="P76">4.2.1 Rejestracja<text:tab/>15</text:p>
          <text:p text:style-name="P76">4.2.2 Logowanie<text:tab/>16</text:p>
          <text:p text:style-name="P76">4.2.3 Dodawanie osób do zespołu<text:tab/>16</text:p>
          <text:p text:style-name="P76">4.2.4 Załadowanie utworu do portalu<text:tab/>17</text:p>
          <text:p text:style-name="P76">4.2.5 Ściąganie plików na dysk<text:tab/>18</text:p>
          <text:p text:style-name="P76">4.2.6 Dodawanie komentarzy<text:tab/>18</text:p>
          <text:p text:style-name="P76">4.2.7 Modyfikowanie danych<text:tab/>18</text:p>
          <text:p text:style-name="P75">5. Implementacja<text:tab/>19</text:p>
          <text:p text:style-name="P77">5.1 Konfiguracja back-end<text:tab/>19</text:p>
          <text:p text:style-name="P76">5.1.1 Konfiguracja serwera Tomcat udostępnianego przez Spring Boot.<text:tab/>19</text:p>
          <text:p text:style-name="P76">5.1.2 Połączenie z bazą danych<text:tab/>19</text:p>
          <text:p text:style-name="P76">5.1.3 Konfiguracja pakietów repozytoriów, encji i kontrolerów REST z wykorzystaniem Springa<text:tab/>19</text:p>
          <text:p text:style-name="P76">5.1.4 Stworzenie szkieletu programu (warstwa back-end)<text:tab/>20</text:p>
          <text:p text:style-name="P79">5.1.4.1 Stworzenie pakietów <text:s/><text:tab/>20</text:p>
          <text:p text:style-name="P77">5.2 Konfiguracja Front-end<text:tab/>21</text:p>
          <text:p text:style-name="P77">5.2.1 Stworzenie szkieletu programu -front-end<text:tab/>21</text:p>
          <text:p text:style-name="P77">5.3 Implementacja Back-End<text:tab/>22</text:p>
          <text:p text:style-name="P76">5.3.1 Warstwa bazodanowa<text:tab/>22</text:p>
          <text:p text:style-name="P79">5.3.1.1 Tworzenie diagramu klas<text:tab/>22</text:p>
          <text:p text:style-name="P79">5.3.1.2 Tworzenie klas modelowych z wykorzystaniem JPA<text:tab/>24</text:p>
          <text:p text:style-name="P79">5.3.1.3 Tworzenie repozytoriów Spring Data JPA<text:tab/>25</text:p>
          <text:p text:style-name="P77">5.4 Implementacja procesów biznesowych (Rejestracja i logowanie)<text:tab/>26</text:p>
          <text:p text:style-name="P76">5.4.1 Rejestracja<text:tab/>26</text:p>
          <text:p text:style-name="P79">5.4.1.1 Rejestracja- warstwa Back-End.<text:tab/>26</text:p>
          <text:p text:style-name="P79">5.4.1.2 Rejestracja- warstwa Front-End.<text:tab/>28</text:p>
          <text:p text:style-name="P76">5.5.2 Logowanie<text:tab/>29</text:p>
          <text:p text:style-name="P79">5.5.2.1 Logowanie- warstwa Back-End<text:tab/>29</text:p>
          <text:p text:style-name="P79">5.5.2.2 Logowanie- warstwa Front-End.<text:tab/>30</text:p>
          <text:p text:style-name="P77">5.5 Projekt i implementacja widoków dla po zalogowaniu <text:tab/>31</text:p>
          <text:p text:style-name="P76">5.5.1 Analiza widoków<text:tab/>31</text:p>
          <text:p text:style-name="P79">5.5.1.1 Moja strona<text:tab/>31</text:p>
          <text:p text:style-name="P79">5.5.1.2 Moje zespoły<text:tab/>32</text:p>
          <text:p text:style-name="P79">5.5.1.3 Widok zespołu<text:tab/>32</text:p>
          <text:p text:style-name="P79">5.5.1.4 Widok wyszukiwania osób<text:tab/>32</text:p>
          <text:p text:style-name="P79"><text:soft-page-break/>5.5.1.5 Widok dodania albumu<text:tab/>32</text:p>
          <text:p text:style-name="P79">5.5.1.6 Widok szczegółów albumu<text:tab/>32</text:p>
          <text:p text:style-name="P79">5.5.1.6 Widok dodania utworu<text:tab/>33</text:p>
          <text:p text:style-name="P79">5.5.1.6 Widok szczegółów utworu<text:tab/>33</text:p>
          <text:p text:style-name="P79">5.5.1.6 Widok wyszukiwania zespołu<text:tab/>33</text:p>
          <text:p text:style-name="P76">5.5.2 Implementacja widoków<text:tab/>33</text:p>
          <text:p text:style-name="P79">5.5.2.1 Przygotowanie plików css.<text:tab/>33</text:p>
          <text:p text:style-name="P79">5.5.3.1 Moja strona<text:tab/>34</text:p>
          <text:p text:style-name="P80">5.5.3.1.1 Implementacja Back-End<text:tab/>34</text:p>
          <text:p text:style-name="P80">5.5.3.1.2 Implementacja Front-End<text:tab/>35</text:p>
          <text:p text:style-name="P79">5.5.4.1 Moje zespoły<text:tab/>37</text:p>
          <text:p text:style-name="P79">5.5.4.1.1 Implementacja Back-End<text:tab/>37</text:p>
          <text:p text:style-name="P79">5.5.4.1.2 Implementacja Front-End<text:tab/>38</text:p>
          <text:p text:style-name="P79">5.5.5.1 Szczegóły zespołu<text:tab/>40</text:p>
          <text:p text:style-name="P80">5.5.5.1.1 Implementacja Back-End<text:tab/>40</text:p>
          <text:p text:style-name="P80">5.5.5.1.2 Implementacja Front-End<text:tab/>40</text:p>
          <text:p text:style-name="P79">5.5.6.1 Dodawanie nowych członków do zespołu<text:tab/>43</text:p>
          <text:p text:style-name="P80">5.5.6.1.1 Implementacja Back-End<text:tab/>43</text:p>
          <text:p text:style-name="P80">5.5.6.1.2 Implementacja Front-End<text:tab/>44</text:p>
          <text:p text:style-name="P79">5.5.7.1 Widok szczegółów albumu<text:tab/>47</text:p>
          <text:p text:style-name="P80">5.5.6.7.1.1 Implementacja Back-End<text:tab/>47</text:p>
          <text:p text:style-name="P80">5.5.6.7.1.2 Implementacja Front-End<text:tab/>48</text:p>
          <text:p text:style-name="P79">5.5.8.1 Widok szczegółów utworu<text:tab/>52</text:p>
          <text:p text:style-name="P80">5.5.6.8.1.1 Implementacja Back-End<text:tab/>52</text:p>
          <text:p text:style-name="P80">5.5.6.8.1.2 Implementacja Front-End<text:tab/>53</text:p>
          <text:p text:style-name="P79">5.5.9.1 Widok szukania zespołów<text:tab/>56</text:p>
          <text:p text:style-name="P80">5.5.6.9.1.1 Implementacja Back-End<text:tab/>56</text:p>
          <text:p text:style-name="P80">5.5.6.9.1.2 Implementacja Front-End<text:tab/>56</text:p>
          <text:p text:style-name="P79">5.5.10.1 Widok szukania zespołów- zagnieżdżone widoki<text:tab/>59</text:p>
          <text:p text:style-name="P79">5.5.11.1 Komponent nawigacyjny<text:tab/>59</text:p>
          <text:p text:style-name="P79">5.5.12 Podsumowanie rozdziału<text:tab/>60</text:p>
          <text:p text:style-name="P75">6. Testy<text:tab/>61</text:p>
          <text:p text:style-name="P75">7. Podsumowanie<text:tab/>63</text:p>
        </text:index-body>
      </text:table-of-content>
      <text:p text:style-name="P9"/>
      <text:h text:style-name="P120" text:outline-level="1">1. Wstęp</text:h>
      <text:p text:style-name="P9"/>
      <text:p text:style-name="P10">Od paru lat widzimy zwiększanie się znaczenia internetu w naszym świecie. Wiele małych jak i dużych firm widzi jak ważne jest promowanie swojej marki właśnie w tym medium. W przeciwieństwie to telewizji, radia czy czasopism internet daje dodatkowo możliwość <text:s/>darmowej reklamy. Dlatego nie reklamują się tam tylko firmy, ale i osoby prywatne, takie jak blogerzy, którzy zarabiają potem z udostępniania filmów. </text:p>
      <text:p text:style-name="P10">Również artyści poznali, że mimo tego że z jednej strony jest cały czas problem z rozpowszechnianiem nielegalnej treści, to internet daje im także możliwość reklamowania swojej twórczości za bardzo małe pieniądze lub za darmo. Stąd ten naszedł mnie pomysł na temat mojej pracy inżynierskiej.</text:p>
      <text:p text:style-name="P10">Serwis internetowy przeze mnie tworzony ma umożliwić artystom w łatwy sposób udostępniać swoje nagrania, oznaczać swoje koncerty jak i dodawać opisy do swoich utworów i albumów. Będzie również dostęp dla niezalogowanych użytkowników, którzy będą mogli dane utwory ściągnąć bądź odsłuchać. </text:p>
      <text:p text:style-name="P10">Aplikacja będzie miała dwa pod elementy. Pierwsza warstwa, zwana Back-End, <text:s/>będzie odpowiedzialna za komunikację z bazą danych, jak i wykonywanie logiki po stronie serwera. . Za bazę danych posłuży mi PostgreSQL. </text:p>
      <text:p text:style-name="P10">Po stronie Front-End posłużę się w głównej mierze AngularJS, zaś dto tworzenia stylów wykorzystam gotowy pakiet komponentów Bootstrap. Dodatkowymi narzędziami które wspomogą moją pracę będą- po stronie Back-End, Apache Maven dla zarządzania bibliotekami Javy i pgAdmin do łatwego dostępu i przeglądania danych z bazy, natomiast po stronie Front-End, Gulp(narzędzie do zadań java script), Bower(do zarządzania pakietami ) i Sass(prekompilator css). </text:p>
      <text:p text:style-name="P9">Obie warstwy będą komunikowały się ze sobą za pomocą web serwisów. <text:s/>Warstwa Front-End po kliknięciu odpowiedniej akcji przez użytkownika wyśle obiekt typu JSON do serwera, a ta następnie ten obiekt przetworzy i wykona na nim odpowiednie operacje(na przykład zapis do bazy danych). Front-End będzie również otrzymywał dane od serwera. </text:p>
      <text:p text:style-name="P9">Za pomocą podziału aplikacji na dwie warstwy będziemy mogli przyśpieszyć jej działanie poprzez odciążenie serwera od operacji, w które nie musi być zaangażowany. </text:p>
      <text:p text:style-name="P9"/>
      <text:p text:style-name="P9"/>
      <text:p text:style-name="P9"/>
      <text:p text:style-name="P9"/>
      <text:h text:style-name="Heading_20_1" text:outline-level="1"><text:soft-page-break/>2. Cele pracy</text:h>
      <text:p text:style-name="P9"/>
      <text:p text:style-name="P10">Głównym celem tej pracy jest stworzenie systemu, który w zapisywanie utworów mp3 na serwer jak i ich ściąganie. Zakres pracy obejmuje:</text:p>
      <text:list xml:id="list3480578243086509643" text:style-name="L1">
        <text:list-item>
          <text:p text:style-name="P85">Zaprojektowanie ogólnego schematu encji na poziomie obiektów <text:s/>Javy.</text:p>
        </text:list-item>
        <text:list-item>
          <text:p text:style-name="P85">Stworzenie diagramów klas, przypadków użycia jak i schematów zaprojektowania procesów.</text:p>
        </text:list-item>
        <text:list-item>
          <text:p text:style-name="P85">Nawiązanie połączenia bazy danych z aplikacją Javy i stworzenie struktury bazy danych w oparciu o obiekty Javy.</text:p>
        </text:list-item>
        <text:list-item>
          <text:p text:style-name="P85">Napisanie mechanizmu zapisującego i pobierającego pliki danego typu . Wystawienie stworzonych metod jako Web Serwisy.</text:p>
        </text:list-item>
        <text:list-item>
          <text:p text:style-name="P85">Napisanie mechanizmu rejestracji i logowania po stronie Back-End. Stworzenie mechanizmu sprawdzającego ważność sesji. Wystawienie stworzonych metod jako Web Serwisy.</text:p>
        </text:list-item>
        <text:list-item>
          <text:p text:style-name="P85">Stworzyć testy jednostkowe JUnit.</text:p>
        </text:list-item>
        <text:list-item>
          <text:p text:style-name="P85">Po stronie Front-End przygotować serwisy <text:s/>odbierające dane z web-serwisów.</text:p>
        </text:list-item>
        <text:list-item>
          <text:p text:style-name="P85">Zaprojektować wygląd strony.</text:p>
        </text:list-item>
        <text:list-item>
          <text:p text:style-name="P85">Zaprojektować nawigacje w stronie.</text:p>
          <text:p text:style-name="P85"/>
        </text:list-item>
      </text:list>
      <text:p text:style-name="P7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3. Opis technologii</text:h>
      <text:h text:style-name="P116" text:outline-level="2">3.1 Http</text:h>
      <text:p text:style-name="P10">Zaczynając pisać o aplikacji webowej należy również opisać podstawowy protokół komunikacyjny , czyli Http- Https. </text:p>
      <text:p text:style-name="P10">Protokół Http jest protokołem typu żądanie-odpowiedź. Klient wysyła do serwera żądanie, natomiast serwer wykonuje pewne operacje i odsyła klientowi odpowiedź. Http jest protokołem bezstanowym, nie zachowuje on stanu o poprzednich interakcjach z klientem. </text:p>
      <text:p text:style-name="P10">Najczęściej wykorzystywanymi metodami HTTP są</text:p>
      <text:list xml:id="list3460960528008091645" text:style-name="L2">
        <text:list-item>
          <text:p text:style-name="P86">GET- Pobieramy zasób wskazany za pomocą URL. Zalecana metoda do pobierania informacji z serwera.</text:p>
        </text:list-item>
        <text:list-item>
          <text:p text:style-name="P86">PUT- Najczęściej wykorzystywany do aktualizowania encji</text:p>
        </text:list-item>
        <text:list-item>
          <text:p text:style-name="P86">POST- Wykorzystywany do tworzenia nowych encji</text:p>
        </text:list-item>
        <text:list-item>
          <text:p text:style-name="P86">DELETE- Wykorzystywany przy usuwaniu encji.</text:p>
        </text:list-item>
      </text:list>
      <text:p text:style-name="P10">W http istnieje także możliwość przesyłania i odbierania nagłówków. </text:p>
      <text:p text:style-name="P10">Dzięki nagłówkom możemy między innymi określenie akceptowalnym typów MIME(<text:bookmark text:name="firstHeading"/><text:span text:style-name="T1">Multipurpose Internet Mail Extensions), </text:span>kodowanie znaków czy obsługiwane metody HTTP.</text:p>
      <text:p text:style-name="P10"/>
      <text:p text:style-name="P10">Http ma również zdefiniowane kody odpowiedzi. Kody odpowiedzi to trzy cyfrowe liczby. <text:s/>Dzielą <text:span text:style-name="T7">się ona na następujące podgrupy:</text:span></text:p>
      <text:list xml:id="list8652343492902868089" text:style-name="L3">
        <text:list-item>
          <text:p text:style-name="P101">Kody informacyjne (zaczynające się od cyfry 1)</text:p>
        </text:list-item>
        <text:list-item>
          <text:p text:style-name="P101">Kody powodzenia(zaczynające się od cyfry 2)</text:p>
        </text:list-item>
        <text:list-item>
          <text:p text:style-name="P87">Kody Przekierowania (zaczynające się od cyfry 3)</text:p>
        </text:list-item>
        <text:list-item>
          <text:p text:style-name="P87">Kody błędu aplikacji klienta(zaczynające się od cyfry 4)</text:p>
        </text:list-item>
        <text:list-item>
          <text:p text:style-name="P87">Kody błędu serwera HTTP(zaczynające się od cyfry 5)</text:p>
        </text:list-item>
      </text:list>
      <text:p text:style-name="P10">HTTP działa domyślnie na porcie 80.</text:p>
      <text:p text:style-name="P10"/>
      <text:p text:style-name="P12">HTTPS </text:p>
      <text:p text:style-name="P10">Protokół HTTPS jest protokołem dodatkowo zabezpieczonym algorytmem SSL lub TLS. Poprzez szyfrowanie komunikacje jest ciężej podejrzeć dane które wysyłamy do internetu. HTTPS domyślnie działa na porcie 443.</text:p>
      <text:p text:style-name="P9"/>
      <text:h text:style-name="P116" text:outline-level="2"><text:soft-page-break/>3.2 JavaScript- Angular JS</text:h>
      <text:p text:style-name="P10"/>
      <text:p text:style-name="P10">JavaScript jest skryptowym językiem programowania, który został stworzony w 1996 przez firmę Netscape. Jest on jednym z głównych autorów rewolucji stron internetowych. Dzięki Java Script jesteśmy w stanie wykonywać dynamiczne operacje po stronie klienta bez zaangażowania serwera. Pozwala to na odciążenie strony serwerowej, jak i wykonywanie akcji które trudno bądź nieopłacalnie by się wykonywało z wykorzystaniem serwera. Od powstania Java Script powstało bardzo wiele bibliotek które ułatwiają pracę z po stronie klienckiej. Najpopularniejsze to Jquery, BackboneJS i AngularJS.</text:p>
      <text:p text:style-name="P10">AngularJS - jest otwartą biblioteką JavaScriptu, która jest wspierana i rozwijana przez firmę Google. <text:s/>Głównym celem biblioteki jest <text:s/>wdrożenie wzorca projektowego MVC(model- view- controller). <text:s/>Dodatkowo AngularJS promuje utrzymywanie słabej zależności pomiędzy warstwą logiki, danych a prezentacji. </text:p>
      <text:p text:style-name="P10">Jedną z najważniejszych funkcji AngularJS jest two-way-data-binding. Pozwala on na modyfikowanie obiektu na każdym poziomie(i na warstwie logiki- czyli pliki JS, i prezentacji, czyli HTML). Dzięki temu możemy ograniczyć ilość tworzonego kodu.</text:p>
      <text:p text:style-name="P32"><text:span text:style-name="T4">AngularJS mocno wspiera również zasadę tworzenia aplikacji jako single page application. Głównym założeniem tego jest, aby stronę razem z wszystkimi dołączanymi bibliotekami załadować tylko raz. Przy kolejnych działaniach, które wymagają komunikacji z serwerem, wykorzystujemy AJAX (</text:span><text:span text:style-name="T3">Asynchronous JavaScript and XML</text:span><text:span text:style-name="T4"> </text:span><text:span text:style-name="T4">). Pozwala to na przyśpieszenie działania aplikacji jak i zrzuca większą część wykonywania logiki na stronę kliencką. </text:span></text:p>
      <text:p text:style-name="P10"/>
      <text:p text:style-name="P10">W AngularJS występują następujące elementy:</text:p>
      <text:list xml:id="list7633321705806513281" text:style-name="L4">
        <text:list-item>
          <text:p text:style-name="P88">Kontroler- jest to obiekt odpowiadający za logikę poszczególnego widoku. Można w nim implementować zarówno logikę związaną z modyfikacją danych, jak i wywoływanie serwisów albo modyfikacją DOM. Warto również zaznaczyć że widok bierze swoje dane właśnie z kontrolera.</text:p>
        </text:list-item>
        <text:list-item>
          <text:p text:style-name="P88">Serwis- obiekty serwisów służą do wykonywania powtarzającej się logiki stricte biznesowej. Korzysta się z nich przykładowo do tworzenia żądań REST.</text:p>
        </text:list-item>
        <text:list-item>
          <text:p text:style-name="P88">Dyrektywy- są to komponenty które tworzymy na potrzebę aplikacji. Może to być własny komponent tabeli albo okienka modalnego.</text:p>
        </text:list-item>
        <text:list-item>
          <text:p text:style-name="P88">Filtry- ułatwiają działania na poszczególnych danych. Mogą służyć zarówno do filtrowania danych, jak i ich modyfikowania.</text:p>
        </text:list-item>
        <text:list-item>
          <text:p text:style-name="P88">Moduły- jest to zbiór kontrolerów, serwisów, dyrektyw i filtrów.</text:p>
          <text:p text:style-name="P88"/>
        </text:list-item>
      </text:list>
      <text:h text:style-name="P116" text:outline-level="2"><text:soft-page-break/>3.3 Bootstrap</text:h>
      <text:p text:style-name="P10"/>
      <text:p text:style-name="P10">Bootstrap jest darmowym zestawem narzędzi które służy do tworzenia stron i serwisów internetowych. Zawiera on wszelkie potrzebne elementy , jak na przykład przyciski, pola tekstowe lub formularze. Największą siłą Bootstrapa jest to, że komponenty wyglądają tak samo na wszystkich przeglądarkach internetowych. Dodatkową zaletą jest responsywność Bootstrapa. Łącznie ze zmniejszaniem się rozdzielczości ekran zachowuje się w taki sposób, aby był jak najbardziej czytelny dla użytkownika.</text:p>
      <text:p text:style-name="P10">Bootstrap oprócz predefiniowanych plików css posiada również pliki Java Script. Oprócz tego powstało wiele bibliotek które wykorzystują Bootstrapa. <text:s/>Przykładem może być Angular Bootstrap UI, czyli zbiór gotowych dyrektyw dla angulara które działają właśnie na bazie komponentów bootstrapowych.</text:p>
      <text:p text:style-name="P10"/>
      <text:p text:style-name="P10">Jednym z ważniejszych elementów bootstrapa jest grid-system. Pozwala on na tworzenie w łatwy sposób wyglądu strony poprzez tworzenia elementów o określonej szerokości. Element który ma zajmować całą stronę ma szerokość 12. Jeżeli chcemy stworzyć 3 elementy o tej samej szerokości dajemy im klasy 4,4,4. Wielką zaletą tego rozwiązania jest jego responsywność. Kiedy zmniejszamy bądź zwiększamy rozdzielczość, elementy zachowują się w taki sposób, że całość jest dalej czytelna dla użytkownik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3.4 Java EE</text:h>
      <text:p text:style-name="P10"/>
      <text:p text:style-name="P10">Java Enterprise edition jest to standard, który określa jakie interfejsy dany serwer musi zaimplementować aby stał się serwerem Java EE. Aktualnie właścicielem jest firma Oracle, jednak przy tworzeniu Java EE zaangażowane jest dużo więcej grup(JUG- Java User Groups, grup open source jak i mnóstwa osób indywidualnych).</text:p>
      <text:p text:style-name="P10">Jako że cała specyfikacja JAVA EE jest bardzo rozległa, serwery mogą implementować tylko część tej specyfikacji zgodny z danym profilem.</text:p>
      <text:p text:style-name="P10">Java EE Web profile- jest to profil które definiuje tylko tą część specyfikacji która jest wymagana do stworzenia aplikacji danej klasy. Pozwala to programistą serwerów(np JBoss) na skoncentrowanie się tylko na tych elementach które będą wykorzystywane przez ich klientów.</text:p>
      <text:p text:style-name="P10">Java EE web profile obejmuje aktualnie takie specyfikacje jak:</text:p>
      <text:list xml:id="list3685929087065393786" text:style-name="L5">
        <text:list-item>
          <text:p text:style-name="P148">JSP(java server pages)</text:p>
        </text:list-item>
        <text:list-item>
          <text:p text:style-name="P148">JSF(java server faces)</text:p>
        </text:list-item>
        <text:list-item>
          <text:p text:style-name="P148">EL(Expression Language) </text:p>
        </text:list-item>
        <text:list-item>
          <text:p text:style-name="P148">EJB(Enterprise Java Bean)</text:p>
        </text:list-item>
        <text:list-item>
          <text:p text:style-name="P148">JTA(java transaction Api)</text:p>
        </text:list-item>
        <text:list-item>
          <text:p text:style-name="P148">JPA(java persistance Api)</text:p>
        </text:list-item>
        <text:list-item>
          <text:p text:style-name="P148">Java Servlet </text:p>
        </text:list-item>
      </text:list>
      <text:p text:style-name="P61"/>
      <text:p text:style-name="P60">Sam standard powstał w 1999 przez firmę SUN. Najpopularniejszymi serwerami Java EE są JBoss, Apache TomEE, IBM WebSphere, Sybase czy Apache Geronimo. Oprócz tego firma Oracle wypuszcza też własną, wzorcową implementację serwera Java EE- Glassfish.</text:p>
      <text:p text:style-name="P60"/>
      <text:p text:style-name="P60">Aktualna wersja Javy EE, czyli 7, wprowadza między innymi następujące API do specyfikacji</text:p>
      <text:list xml:id="list7351669376111327230" text:style-name="L31">
        <text:list-item>
          <text:p text:style-name="P149">Api dla serwisów Restowych(JAX-RS)</text:p>
        </text:list-item>
        <text:list-item>
          <text:p text:style-name="P149">Api dla Websocketów</text:p>
        </text:list-item>
        <text:list-item>
          <text:p text:style-name="P149">Api dla procesowania obiektów typu JSON(JSON-P)</text:p>
        </text:list-item>
      </text:list>
      <text:p text:style-name="P59"/>
      <text:p text:style-name="P59"/>
      <text:p text:style-name="P59"/>
      <text:p text:style-name="P59"/>
      <text:p text:style-name="P59"/>
      <text:p text:style-name="P59"/>
      <text:p text:style-name="P59"/>
      <text:p text:style-name="P59"/>
      <text:h text:style-name="P118" text:outline-level="2">3.5 Spring. </text:h>
      <text:h text:style-name="P119" text:outline-level="2">3.6 JPA-Hibbernate</text:h>
      <text:p text:style-name="P9"/>
      <text:p text:style-name="P32"><text:span text:style-name="T4">JPA jest częścią specyfikacji Java EE. Odwołuje się do standardu mapowania relacyjno-obiektowego, czyli w skrócie ORM(</text:span><text:span text:style-name="T2">Object-Relational Mapping</text:span><text:span text:style-name="T4">). Sam standard powstał w 2006 roku. </text:span></text:p>
      <text:p text:style-name="P10">Dzięki ORM jesteśmy w stanie działać na encjach z poziomu kodu Javy. Posługując się specjalnym obiektem udestępnianym przez implementacje JPA, czyli Entity Managerem, jesteśmy w stanie dodawać, kasować i modyfikować obiekty nie używając przy okazji kodu SQL. Wszelkie zależności między encjami, klucze główne czy ograniczenia pól definiujemy na specjalnie tworzonych modelach encji. Używamy do tego adnotacji lub plików XML. </text:p>
      <text:p text:style-name="P10">Entity manager ma zdefiniowane wiele pomocnych metod. Najczęściej wykorzystywanymi są</text:p>
      <text:list xml:id="list3077398954510356153" text:style-name="L32">
        <text:list-item>
          <text:p text:style-name="P89">persist – tworzy daną instancje</text:p>
        </text:list-item>
        <text:list-item>
          <text:p text:style-name="P89">merge- modyfikuje daną instancję</text:p>
        </text:list-item>
        <text:list-item>
          <text:p text:style-name="P89">remove- usuwa daną instancję</text:p>
        </text:list-item>
        <text:list-item>
          <text:p text:style-name="P89">find- znajduje obiekt po kluczu głównym</text:p>
        </text:list-item>
      </text:list>
      <text:p text:style-name="P10">Do tworzenia bardziej złożonych zapytań możemy wykorzystać język JPA QL, lub skorzystać z obiektu Querry Builder.</text:p>
      <text:p text:style-name="P10">Przykład JPA QL:</text:p>
      <text:p text:style-name="P11">Listing 1. </text:p>
      <table:table table:name="Tabela3" table:style-name="Tabela3">
        <table:table-column table:style-name="Tabela3.A"/>
        <table:table-row>
          <table:table-cell table:style-name="Tabela3.A1" office:value-type="string">
            <text:p text:style-name="P2">SELECT us FROM User us WHERE <text:s/>us.name=”Jan”- pobiera nam wszystkich użytkowników o imieniu Jan.</text:p>
            <text:p text:style-name="P127"/>
          </table:table-cell>
        </table:table-row>
      </table:table>
      <text:p text:style-name="P9"/>
      <text:p text:style-name="P129">Przykłąd JPA Criteria Api</text:p>
      <text:p text:style-name="P129"/>
      <table:table table:name="Tabela61" table:style-name="Tabela61">
        <table:table-column table:style-name="Tabela61.A"/>
        <table:table-row>
          <table:table-cell table:style-name="Tabela61.A1" office:value-type="string">
            <text:p text:style-name="P129"/>
            <text:p text:style-name="P127">CriteriaQuery&lt;User&gt; criteria = builder.createQuerry(User.class);</text:p>
            <text:p text:style-name="P127">criteria.where(builder.equal(„name”,”Jan”));</text:p>
            <text:p text:style-name="P128">em.createQuery(criteria).getResultList();</text:p>
          </table:table-cell>
        </table:table-row>
      </table:table>
      <text:p text:style-name="P1"/>
      <text:p text:style-name="P1">Ten wycinek kody pokazuje nam również pobieranie wszystkich użytkowników o imieniu Jan.</text:p>
      <text:p text:style-name="P1"/>
      <text:p text:style-name="P1">Hibernate- jest jedną z pierwszą i najbardziej znaną implementacją specyfikacji JPA. Hibernate poza implementacją mechanizmu ORM dodatkowo zwiększa wydajność operacji na bazie danych dzięki buforowaniu danych i minimalizacji liczby zapytań. </text:p>
      <text:p text:style-name="P1"/>
      <text:p text:style-name="P1"/>
      <text:h text:style-name="P117" text:outline-level="2"><text:soft-page-break/>3.7 PostgreSQL</text:h>
      <text:p text:style-name="P31"><text:span text:style-name="T4">PostgreSQL jest to darmowy system zarządzania relacyjnymi bazami danych. Stworzony 1 maja 1995 roku na uniwersytecie Kalifornińskim w Berleley</text:span> <text:span text:style-name="T4">, początkowo nosił nazwę Ingres.</text:span></text:p>
      <text:p text:style-name="P9">Aktualnie PostgreSql jest jednym z trzech najbardziej popularnych darmowych systemów bazodanowych. Występują w nim następujące elementy</text:p>
      <text:list xml:id="list7600363085428322449" text:style-name="L33">
        <text:list-item>
          <text:p text:style-name="P98">Funkcje- umożliwia pisanie i wywoływanie procedur składowych</text:p>
        </text:list-item>
        <text:list-item>
          <text:p text:style-name="P98">Indeksy- zwiększają szybkość wyszukiwania na tabeli. Można je dodawać do tabel jak i do widoków zmaterializowanych</text:p>
        </text:list-item>
        <text:list-item>
          <text:p text:style-name="P98">Wyzwalacze- uruchomiane automatycznie w wyniku pojawiającej się sytuacji np. dodanie lub usunięcie encji</text:p>
        </text:list-item>
        <text:list-item>
          <text:p text:style-name="P98">Multiversion concurency controll (MVCC)- umożliwia udostępnianiu tej samej krotki więcej niż jednej transakcji</text:p>
        </text:list-item>
        <text:list-item>
          <text:p text:style-name="P98">Reguły- służące np. do realizacji widoków modyfikujących</text:p>
          <text:p text:style-name="P98"/>
        </text:list-item>
      </text:list>
      <text:p text:style-name="P9">Pisząc o PostgreSql warto również wspomnieć o możliwości definiowania nowych typów podstawowych i dziedziczenia typów tablic. Posiada on również zaawansowany system transakcji i dwufazowe zatwierdzanie.</text:p>
      <text:p text:style-name="P9"/>
      <text:p text:style-name="P9">W PostgreSQL występują następujące typy danych:</text:p>
      <text:list xml:id="list7034400439901941644" text:style-name="L34">
        <text:list-item>
          <text:p text:style-name="P99"><text:s/>logiczny</text:p>
        </text:list-item>
        <text:list-item>
          <text:p text:style-name="P99"><text:s/>liczbowy</text:p>
        </text:list-item>
        <text:list-item>
          <text:p text:style-name="P99"><text:s/>tekstowy</text:p>
        </text:list-item>
        <text:list-item>
          <text:p text:style-name="P99"><text:s/>binarny</text:p>
        </text:list-item>
        <text:list-item>
          <text:p text:style-name="P99"><text:s/>czasowy</text:p>
        </text:list-item>
        <text:list-item>
          <text:p text:style-name="P99"><text:s/>walutowy</text:p>
        </text:list-item>
        <text:list-item>
          <text:p text:style-name="P99"><text:s/>wyliczeniowy</text:p>
        </text:list-item>
        <text:list-item>
          <text:p text:style-name="P99"><text:s/>tablicowy</text:p>
        </text:list-item>
        <text:list-item>
          <text:p text:style-name="P99">typ JSON</text:p>
        </text:list-item>
        <text:list-item>
          <text:p text:style-name="P99">typ UUID</text:p>
        </text:list-item>
      </text:list>
      <text:list xml:id="list6592927042338269371" text:style-name="L6">
        <text:list-header>
          <text:p text:style-name="P92"/>
        </text:list-header>
      </text:list>
      <text:p text:style-name="P9"/>
      <text:p text:style-name="P9"/>
      <text:p text:style-name="P9"/>
      <text:h text:style-name="P120" text:outline-level="1">4. Analiza wymagań</text:h>
      <text:h text:style-name="P116" text:outline-level="2">4.1. Role</text:h>
      <text:list xml:id="list2699847775270500476" text:style-name="L7">
        <text:list-header>
          <text:p text:style-name="P90">W portalu zdefiniowane będą następujące rodzaje użytkowników:</text:p>
        </text:list-header>
      </text:list>
      <text:list xml:id="list7213984289152572235" text:style-name="L8">
        <text:list-item>
          <text:p text:style-name="P91">Administrator- osoba administrująca portalem. Ma uprawnienia na wszystkie czynności w portalu.</text:p>
        </text:list-item>
      </text:list>
      <text:list xml:id="list40222265" text:continue-list="list2699847775270500476" text:style-name="L8">
        <text:list-item>
          <text:p text:style-name="P91">Członek zespołu- osoba która jest zarejestrowanym użytkownikiem i należy do konkretnego zespołu. Ma ona uprawnienia na dodawanie nowych osób do zespołu, jak i modyfikowania zawartości utworów muzycznych i modyfikowania informacji o zespole</text:p>
        </text:list-item>
        <text:list-item>
          <text:p text:style-name="P91">Gość zarejestrowany- osoba która jest zarejestrowanym użytkownikiem ale nie należy do żadnego zespołu. Może ona ściągać utwory i może zostać zaproszona do zespołu.</text:p>
          <text:p text:style-name="P90">Możliwe akcje dla danego typu użytkownika przedstawia diagram</text:p>
          <text:p text:style-name="P93"><draw:frame draw:style-name="fr1" draw:name="grafika5" text:anchor-type="paragraph" svg:width="16.365cm" svg:height="12.963cm" draw:z-index="3"><draw:image xlink:href="Pictures/2000000700004F1200003EA39410AA5D.svm" xlink:type="simple" xlink:show="embed" xlink:actuate="onLoad"/></draw:frame>Rysunek 1</text:p>
        </text:list-item>
      </text:list>
      <text:h text:style-name="Heading_20_2" text:outline-level="2"><text:soft-page-break/>4.2 Procesy </text:h>
      <text:h text:style-name="P125" text:outline-level="3">4.2.1 Rejestracja</text:h>
      <text:p text:style-name="P9"><text:tab/>Proces rejestracji pozwala użytkownikowi na stworzenie swojego profilu, jak i automatycznie na stworzenie zespołu. Nie możemy dodawać siebie do istniejących zespołów, w takim celu musimy poprosić jednego z członków zespołu o dodatnie. Schemat blokowy przedstawia przebieg rejestracji.</text:p>
      <text:p text:style-name="P9"><draw:frame draw:style-name="fr1" draw:name="grafika1" text:anchor-type="paragraph" svg:width="14.58cm" svg:height="9.712cm" draw:z-index="1"><draw:image xlink:href="Pictures/20000007000038F400003C5DB7CE6428.svm" xlink:type="simple" xlink:show="embed" xlink:actuate="onLoad"/></draw:frame></text:p>
      <text:p text:style-name="P9">Aplikacja ma uniemożliwić dodawanie pól dla zespołu kiedy użytkownik nie zaznaczy opcji „stwórz zespół”.</text:p>
      <text:p text:style-name="P9">Pola na formularzu oraz ich wymagania przestawia tabelka</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5">Nazwa</text:p>
          </table:table-cell>
          <table:table-cell table:style-name="Tabela1.A1" office:value-type="string">
            <text:p text:style-name="P5">Typ</text:p>
          </table:table-cell>
          <table:table-cell table:style-name="Tabela1.A1" office:value-type="string">
            <text:p text:style-name="P5">Max długość</text:p>
          </table:table-cell>
          <table:table-cell table:style-name="Tabela1.A1" office:value-type="string">
            <text:p text:style-name="P5">Wymagalność</text:p>
          </table:table-cell>
          <table:table-cell table:style-name="Tabela1.E1" office:value-type="string">
            <text:p text:style-name="P5">Inne</text:p>
          </table:table-cell>
        </table:table-row>
        <table:table-row>
          <table:table-cell table:style-name="Tabela1.A2" office:value-type="string">
            <text:p text:style-name="P5">Imię</text:p>
          </table:table-cell>
          <table:table-cell table:style-name="Tabela1.A2" office:value-type="string">
            <text:p text:style-name="P4">tekst</text:p>
          </table:table-cell>
          <table:table-cell table:style-name="Tabela1.C2" office:value-type="float" office:value="100">
            <text:p text:style-name="P4">100</text:p>
          </table:table-cell>
          <table:table-cell table:style-name="Tabela1.A2" office:value-type="string">
            <text:p text:style-name="P4">Tak</text:p>
          </table:table-cell>
          <table:table-cell table:style-name="Tabela1.E2" office:value-type="string">
            <text:p text:style-name="P4"/>
          </table:table-cell>
        </table:table-row>
        <table:table-row>
          <table:table-cell table:style-name="Tabela1.A2" office:value-type="string">
            <text:p text:style-name="P5">Nazwisko</text:p>
          </table:table-cell>
          <table:table-cell table:style-name="Tabela1.A2" office:value-type="string">
            <text:p text:style-name="P4">tekst</text:p>
          </table:table-cell>
          <table:table-cell table:style-name="Tabela1.C2" office:value-type="float" office:value="100">
            <text:p text:style-name="P4">100</text:p>
          </table:table-cell>
          <table:table-cell table:style-name="Tabela1.A2" office:value-type="string">
            <text:p text:style-name="P4">Tak</text:p>
          </table:table-cell>
          <table:table-cell table:style-name="Tabela1.E2" office:value-type="string">
            <text:p text:style-name="P4"/>
          </table:table-cell>
        </table:table-row>
        <table:table-row>
          <table:table-cell table:style-name="Tabela1.A2" office:value-type="string">
            <text:p text:style-name="P5">Login</text:p>
          </table:table-cell>
          <table:table-cell table:style-name="Tabela1.A2" office:value-type="string">
            <text:p text:style-name="P4">tekst</text:p>
          </table:table-cell>
          <table:table-cell table:style-name="Tabela1.C2" office:value-type="float" office:value="50">
            <text:p text:style-name="P4">50</text:p>
          </table:table-cell>
          <table:table-cell table:style-name="Tabela1.A2" office:value-type="string">
            <text:p text:style-name="P4">Tak</text:p>
          </table:table-cell>
          <table:table-cell table:style-name="Tabela1.E2" office:value-type="string">
            <text:p text:style-name="P4">Unikalny dla portalu</text:p>
          </table:table-cell>
        </table:table-row>
        <table:table-row>
          <table:table-cell table:style-name="Tabela1.A2" office:value-type="string">
            <text:p text:style-name="P5">Hasło</text:p>
          </table:table-cell>
          <table:table-cell table:style-name="Tabela1.A2" office:value-type="string">
            <text:p text:style-name="P4">tekst</text:p>
          </table:table-cell>
          <table:table-cell table:style-name="Tabela1.C2" office:value-type="float" office:value="50">
            <text:p text:style-name="P4">50</text:p>
          </table:table-cell>
          <table:table-cell table:style-name="Tabela1.A2" office:value-type="string">
            <text:p text:style-name="P4">Tak</text:p>
          </table:table-cell>
          <table:table-cell table:style-name="Tabela1.E2" office:value-type="string">
            <text:p text:style-name="P4">Minimalnie 5 znaków</text:p>
          </table:table-cell>
        </table:table-row>
        <table:table-row>
          <table:table-cell table:style-name="Tabela1.A2" office:value-type="string">
            <text:p text:style-name="P5">Data urodzenia</text:p>
          </table:table-cell>
          <table:table-cell table:style-name="Tabela1.A2" office:value-type="string">
            <text:p text:style-name="P4">data</text:p>
          </table:table-cell>
          <table:table-cell table:style-name="Tabela1.A2" office:value-type="string">
            <text:p text:style-name="P4"/>
          </table:table-cell>
          <table:table-cell table:style-name="Tabela1.A2" office:value-type="string">
            <text:p text:style-name="P4">Nie</text:p>
          </table:table-cell>
          <table:table-cell table:style-name="Tabela1.E2" office:value-type="string">
            <text:p text:style-name="P4"/>
          </table:table-cell>
        </table:table-row>
        <table:table-row>
          <table:table-cell table:style-name="Tabela1.A2" office:value-type="string">
            <text:p text:style-name="P5">Miejsce urodzenia</text:p>
          </table:table-cell>
          <table:table-cell table:style-name="Tabela1.A2" office:value-type="string">
            <text:p text:style-name="P4">tekst</text:p>
          </table:table-cell>
          <table:table-cell table:style-name="Tabela1.C2" office:value-type="float" office:value="255">
            <text:p text:style-name="P4">255</text:p>
          </table:table-cell>
          <table:table-cell table:style-name="Tabela1.A2" office:value-type="string">
            <text:p text:style-name="P4">Nie</text:p>
          </table:table-cell>
          <table:table-cell table:style-name="Tabela1.E2" office:value-type="string">
            <text:p text:style-name="P4"/>
          </table:table-cell>
        </table:table-row>
        <table:table-row>
          <table:table-cell table:style-name="Tabela1.A2" office:value-type="string">
            <text:p text:style-name="P5">Opis osoby</text:p>
          </table:table-cell>
          <table:table-cell table:style-name="Tabela1.A2" office:value-type="string">
            <text:p text:style-name="P4">tekst</text:p>
          </table:table-cell>
          <table:table-cell table:style-name="Tabela1.C2" office:value-type="float" office:value="255">
            <text:p text:style-name="P4">255</text:p>
          </table:table-cell>
          <table:table-cell table:style-name="Tabela1.A2" office:value-type="string">
            <text:p text:style-name="P4">Nie</text:p>
          </table:table-cell>
          <table:table-cell table:style-name="Tabela1.E2" office:value-type="string">
            <text:p text:style-name="P4"/>
          </table:table-cell>
        </table:table-row>
        <table:table-row>
          <table:table-cell table:style-name="Tabela1.A2" office:value-type="string">
            <text:p text:style-name="P5">Nazwa zespołu</text:p>
          </table:table-cell>
          <table:table-cell table:style-name="Tabela1.A2" office:value-type="string">
            <text:p text:style-name="P4">tekst</text:p>
          </table:table-cell>
          <table:table-cell table:style-name="Tabela1.C2" office:value-type="float" office:value="100">
            <text:p text:style-name="P4">100</text:p>
          </table:table-cell>
          <table:table-cell table:style-name="Tabela1.A2" office:value-type="string">
            <text:p text:style-name="P4">Tak/Nie</text:p>
          </table:table-cell>
          <table:table-cell table:style-name="Tabela1.E2" office:value-type="string">
            <text:p text:style-name="P4">Wymagane jeżęli zaznaczona opcja -stwórz zespół.</text:p>
          </table:table-cell>
        </table:table-row>
        <table:table-row>
          <table:table-cell table:style-name="Tabela1.A2" office:value-type="string">
            <text:p text:style-name="P5">Rodzaj muzyki</text:p>
          </table:table-cell>
          <table:table-cell table:style-name="Tabela1.A2" office:value-type="string">
            <text:p text:style-name="P4">tekst</text:p>
          </table:table-cell>
          <table:table-cell table:style-name="Tabela1.C2" office:value-type="float" office:value="100">
            <text:p text:style-name="P4">100</text:p>
          </table:table-cell>
          <table:table-cell table:style-name="Tabela1.A2" office:value-type="string">
            <text:p text:style-name="P4">Nie</text:p>
          </table:table-cell>
          <table:table-cell table:style-name="Tabela1.E2" office:value-type="string">
            <text:p text:style-name="P4"/>
          </table:table-cell>
        </table:table-row>
        <table:table-row>
          <table:table-cell table:style-name="Tabela1.A2" office:value-type="string">
            <text:p text:style-name="P5">Data powstania</text:p>
          </table:table-cell>
          <table:table-cell table:style-name="Tabela1.A2" office:value-type="string">
            <text:p text:style-name="P4">data</text:p>
          </table:table-cell>
          <table:table-cell table:style-name="Tabela1.C2">
            <text:p text:style-name="P4"/>
          </table:table-cell>
          <table:table-cell table:style-name="Tabela1.A2" office:value-type="string">
            <text:p text:style-name="P4">Nie</text:p>
          </table:table-cell>
          <table:table-cell table:style-name="Tabela1.E2" office:value-type="string">
            <text:p text:style-name="P4"/>
          </table:table-cell>
        </table:table-row>
        <table:table-row>
          <table:table-cell table:style-name="Tabela1.A2" office:value-type="string">
            <text:p text:style-name="P5">Miejsce powstania</text:p>
          </table:table-cell>
          <table:table-cell table:style-name="Tabela1.A2" office:value-type="string">
            <text:p text:style-name="P4">tekst</text:p>
          </table:table-cell>
          <table:table-cell table:style-name="Tabela1.C2" office:value-type="float" office:value="100">
            <text:p text:style-name="P4">100</text:p>
          </table:table-cell>
          <table:table-cell table:style-name="Tabela1.A2" office:value-type="string">
            <text:p text:style-name="P4">Nie</text:p>
          </table:table-cell>
          <table:table-cell table:style-name="Tabela1.E2" office:value-type="string">
            <text:p text:style-name="P4"/>
          </table:table-cell>
        </table:table-row>
        <text:soft-page-break/>
        <table:table-row>
          <table:table-cell table:style-name="Tabela1.A2" office:value-type="string">
            <text:p text:style-name="P5">Opis zespołu</text:p>
          </table:table-cell>
          <table:table-cell table:style-name="Tabela1.A2" office:value-type="string">
            <text:p text:style-name="P4">tekst</text:p>
          </table:table-cell>
          <table:table-cell table:style-name="Tabela1.C2" office:value-type="float" office:value="255">
            <text:p text:style-name="P4">255</text:p>
          </table:table-cell>
          <table:table-cell table:style-name="Tabela1.A2" office:value-type="string">
            <text:p text:style-name="P4">Nie</text:p>
          </table:table-cell>
          <table:table-cell table:style-name="Tabela1.E2" office:value-type="string">
            <text:p text:style-name="P4"/>
          </table:table-cell>
        </table:table-row>
      </table:table>
      <text:p text:style-name="P9"/>
      <text:p text:style-name="P9">Ostatnie cztery pola pojawiają się tylko w momencie zaznaczonej opcji - stwórz zespół. </text:p>
      <text:p text:style-name="P9">Po pomyślnej rejestracji użytkownik zostaje dodany do bazy i od tej pory może zalogować się do portalu.</text:p>
      <text:h text:style-name="Heading_20_3" text:outline-level="3">4.2.2 Logowanie</text:h>
      <text:p text:style-name="P9">Proces logowania przebiega według następującego schematu</text:p>
      <text:p text:style-name="P9"><draw:frame draw:style-name="fr1" draw:name="grafika2" text:anchor-type="paragraph" svg:width="14.66cm" svg:height="8.35cm" draw:z-index="0"><draw:image xlink:href="Pictures/200000070000394300003B6F680EE813.svm" xlink:type="simple" xlink:show="embed" xlink:actuate="onLoad"/></draw:frame></text:p>
      <text:p text:style-name="P9">Użytkownik wpisując poprawnie login i hasło tworzy także swoją własną sesje. </text:p>
      <text:p text:style-name="P9">Istotnym elementem walidacji w czasie logowania jest fakt, że walidacja nie pokazuje, czy użytkownik źle wpisał hasło czy login. Ma to utrudnić próby włamania się na czyjeś konto.</text:p>
      <text:p text:style-name="P9">Dodatkowo w wymaganiach jest możliwość dostępu do zawartości portalu dla osób niezalogowanych.</text:p>
      <text:p text:style-name="P9"/>
      <text:h text:style-name="Heading_20_3" text:outline-level="3">4.2.3 Dodawanie osób do zespołu</text:h>
      <text:p text:style-name="P9">Nowe osoby do zespołu może dodawać osoba należąca już do danego zespołu. Sam proces przedstawia następujący schemat.</text:p>
      <text:p text:style-name="P9"><draw:frame draw:style-name="fr1" draw:name="grafika3" text:anchor-type="paragraph" svg:width="10.266cm" svg:height="8.682cm" draw:z-index="2"><draw:image xlink:href="Pictures/200000070000374C00002DB0DDCD1CE3.svm" xlink:type="simple" xlink:show="embed" xlink:actuate="onLoad"/></draw:frame><text:soft-page-break/></text:p>
      <text:p text:style-name="P9">Członek zespołu przeszukuje listę zarejestrowanych osób. Po znalezieniu osoby wybiera akcje dodaj osobę do zespołu. Następnie do takiej osoby wysyłany jest komunikat o zaproszeniu do zespołu. Osoba taki komunikat może albo zaakceptować, albo odrzucić. Jeżeli osoba zaakceptuje dany komunikat, jest ona dodawana do zespołu. W tym samym czasie dana osoba może należeć do wielu zespołów. W wersji początkowej tworzonej na ten moment użytkownik będzie dodawany do zespołu od razu po wybraniu go z listy (nie ma możliwości sam zatwierdzić albo odrzucić zaproszenia).</text:p>
      <text:p text:style-name="P9"/>
      <text:h text:style-name="Heading_20_3" text:outline-level="3">4.2.4 Załadowanie utworu do portalu</text:h>
      <text:p text:style-name="P9"><draw:frame draw:style-name="fr2" draw:name="grafika4" text:anchor-type="paragraph" svg:x="1.813cm" svg:y="7.666cm" svg:width="12cm" svg:height="9.065cm" draw:z-index="10"><draw:image xlink:href="Pictures/20000007000030600000390E37633C99.svm" xlink:type="simple" xlink:show="embed" xlink:actuate="onLoad"/></draw:frame>Członek zespołu może dodawać utwory w formacie mp3 do profilu zespołu . Schemat blokowy przedstawia proces.</text:p>
      <text:p text:style-name="P9"><text:soft-page-break/></text:p>
      <text:p text:style-name="P9">Plik jest zawsze dodawany do profilu zespołu. </text:p>
      <text:h text:style-name="Heading_20_3" text:outline-level="3">4.2.5 Ściąganie plików na dysk</text:h>
      <text:p text:style-name="P9">Każdy użytkownik może ściągnąć plik mp3 na swój lokalny dysk twardy.</text:p>
      <text:h text:style-name="Heading_20_3" text:outline-level="3">4.2.6 Modyfikowanie danych</text:h>
      <text:p text:style-name="P9">Członkowie zespołu będą mogli modyfikować informacje o zespole. Dodatkowo każda zarejestrowana osoba będzie mogła modyfikować swoje dane osobowe z wyjątkiem loginu. Administrator będzie mógł modyfikować dane wszystkich użytkowników.</text:p>
      <text:p text:style-name="P9"/>
      <text:h text:style-name="P120" text:outline-level="1">5. Implementacja</text:h>
      <text:h text:style-name="P126" text:outline-level="3">5<text:span text:style-name="T46">.1 Konfiguracja back-end</text:span></text:h>
      <text:p text:style-name="P9">Ten rozdział poświęcony jest konfiguracji aplikacji po stronie Back-End.</text:p>
      <text:h text:style-name="Heading_20_3" text:outline-level="3">5.1.1 Konfiguracja serwera Tomcat udostępnianego przez Spring Boot.</text:h>
      <text:p text:style-name="P9">Jako że Spring Boot jest specjalnie przygotowanym narzędziem dla współpracy z kontenerem Springa, jedyną jego konfiguracją jest ustawienie portu na którym serwer ma działać. Tworzymy <text:span text:style-name="T45">klasę </text:span><text:span text:style-name="T14">ServletContainerCustomizer implementującą interfejs EmbeddedServletContainerCustomizer i nadpisujemy jej metodę customize, w niej wskazując port uruchomienia. Tak przygotowaną klasę przekazujemy jako argument uruchomienia Spring Boota.</text:span></text:p>
      <text:h text:style-name="Heading_20_3" text:outline-level="3"><text:span text:style-name="T15">5.1.2</text:span><text:span text:style-name="T14"> </text:span>Połączenie z bazą danych</text:h>
      <text:p text:style-name="P9">Informacje o używanej przez aplikacje bazie danych umieścimy w pliku application.properties. </text:p>
      <text:p text:style-name="P9"/>
      <table:table table:name="Tabela62" table:style-name="Tabela62">
        <table:table-column table:style-name="Tabela62.A"/>
        <table:table-row>
          <table:table-cell table:style-name="Tabela62.A1" office:value-type="string">
            <text:p text:style-name="P104"><text:span text:style-name="T7">spring.jpa.database=</text:span><text:span text:style-name="T21">POSTGRESQL</text:span></text:p>
            <text:p text:style-name="P53"><text:span text:style-name="T7">spring.datasource.platform=</text:span><text:span text:style-name="T22">postgres</text:span></text:p>
            <text:p text:style-name="P53"><text:span text:style-name="T7">spring.jpa.show-sql=</text:span><text:span text:style-name="T21">true</text:span></text:p>
            <text:p text:style-name="P53"><text:span text:style-name="T7">spring.jpa.hibernate.ddl-auto=</text:span><text:span text:style-name="T21">create-drop</text:span></text:p>
            <text:p text:style-name="P53"><text:span text:style-name="T7">spring.database.driverClassName=</text:span><text:span text:style-name="T21">org.postgresql.Driver</text:span></text:p>
            <text:p text:style-name="P53"><text:span text:style-name="T7">spring.datasource.url=</text:span><text:span text:style-name="T21">jdbc:postgresql://</text:span><text:span text:style-name="T22">localhost</text:span><text:span text:style-name="T21">:5432/</text:span><text:span text:style-name="T22">tgl</text:span></text:p>
            <text:p text:style-name="P53"><text:span text:style-name="T7">spring.datasource.username=</text:span><text:span text:style-name="T22">postgres</text:span></text:p>
            <text:p text:style-name="P115"><text:span text:style-name="T9">spring.datasource.password=</text:span><text:span text:style-name="T23">XXX</text:span></text:p>
          </table:table-cell>
        </table:table-row>
      </table:table>
      <text:p text:style-name="P105"><text:span text:style-name="T21"/></text:p>
      <text:p text:style-name="P111">Baza danych działą na hoście lokalnym, więc adres jej to port na którym działa plus nazwa bazy danych. Dodatkowo wskazujemy nazwę sterownika JDBC do bazy. Opcja „spring.jpa.hibernate.ddl-auto” pozwala nam wybrać, z jakiego trybu tworzenia tabel będziemy korzystać. Aktualny ,czyli „create-drop”, przy każdym rozpoczęciu pracy serwera będzie kasował wszystkie tabele i tworzył je na nowo. Na początku jest to jak najbardziej wskazany sposób pracy, jednak z czasem zamienię go na „validate”, czyli sprawdzanie poprawności tabel z modelami Javy.</text:p>
      <text:list xml:id="list6426264054825605456" text:style-name="L9">
        <text:list-item>
          <text:list>
            <text:list-item>
              <text:list>
                <text:list-item>
                  <text:list>
                    <text:list-header>
                      <text:p text:style-name="P94"/>
                    </text:list-header>
                  </text:list>
                </text:list-item>
              </text:list>
            </text:list-item>
          </text:list>
        </text:list-item>
      </text:list>
      <text:h text:style-name="Heading_20_3" text:outline-level="3">5.1.3 Konfiguracja pakietów repozytoriów, encji i kontrolerów REST z wykorzystaniem Springa</text:h>
      <text:p text:style-name="P9">Kolejnym krokiem będzie stworzenie klas konfiguracyjnych Springa. Do pakietu <text:s/>pl.pilaf.inz.config dodaje trzy klasy, AppConfig, ControllerConfig i RepositoryConfig. Głównym celem tych klas jest skanowanie projektu w poszukiwaniu konkretnych obiektów. Wykorzystujemy do tego poniższe adnotacje<text:span text:style-name="T5"> </text:span><text:span text:style-name="T11">@ComponentScan @EnableJpaRepositories i @EntityScan. </text:span></text:p>
      <text:p text:style-name="P9">Jako argument podaje nazwę pakietu jaki ma zostać przeskanowany(naprzykład pl.pilaf.inz.model).</text:p>
      <text:p text:style-name="P9"><text:soft-page-break/></text:p>
      <text:p text:style-name="P9">W tak przygotowanym środowisku jesteśmy w stanie w prosty i szybki sposób stworzyć warstwę Back-End dla mojej aplikacji.</text:p>
      <text:p text:style-name="P9"/>
      <text:p text:style-name="P9"/>
      <text:h text:style-name="Heading_20_3" text:outline-level="3">5.1.4 Stworzenie szkieletu programu (warstwa Back-End)</text:h>
      <text:p text:style-name="P8">Ogólną strukturę aplikacji back-end przedstawia następujący schemat</text:p>
      <text:p text:style-name="P8"/>
      <text:list xml:id="list1615053563412321211" text:style-name="L10">
        <text:list-item>
          <text:list>
            <text:list-item>
              <text:list>
                <text:list-header>
                  <text:p text:style-name="P95"><draw:frame draw:style-name="fr1" draw:name="grafika8" text:anchor-type="paragraph" svg:width="9.527cm" svg:height="8.892cm" draw:z-index="5"><draw:image xlink:href="Pictures/2000000700002536000022BB12D9182E.svm" xlink:type="simple" xlink:show="embed" xlink:actuate="onLoad"/></draw:frame></text:p>
                </text:list-header>
              </text:list>
            </text:list-item>
          </text:list>
        </text:list-item>
      </text:list>
      <text:h text:style-name="Heading_20_4" text:outline-level="4">5.1.4.1 Stworzenie pakietów <text:s/></text:h>
      <text:list xml:id="list40228957" text:continue-numbering="true" text:style-name="L10">
        <text:list-header>
          <text:p text:style-name="P95">Pierwszym krokiem będzie stworzenie pakietów w których będziemy umieszczać klasy. Wydzieliłem następujące paczki.</text:p>
        </text:list-header>
      </text:list>
      <text:list xml:id="list202770235126790806" text:style-name="L35">
        <text:list-item>
          <text:p text:style-name="P100">pl.pilaf.inz- paczka zawierająca klasę startującą</text:p>
        </text:list-item>
        <text:list-item>
          <text:p text:style-name="P100">pl.pilaf.inz.config – paczka zawierająca klasy konfiguracyjne</text:p>
        </text:list-item>
        <text:list-item>
          <text:p text:style-name="P100">pl.pilaf.inz.controller- paczka zawierająca kontrolery </text:p>
        </text:list-item>
        <text:list-item>
          <text:p text:style-name="P100">pl.pilaf.inz.model- paczka zawierająca klasy encyjne</text:p>
        </text:list-item>
        <text:list-item>
          <text:p text:style-name="P100">pl.pilaf.inz.repository- paczka zawierająca repozytoria dla modelów encyjnych</text:p>
        </text:list-item>
        <text:list-item>
          <text:p text:style-name="P100">pl.pilaf.inz.server- paczka zawierająca dodatkowe informacje dla serwera.</text:p>
        </text:list-item>
        <text:list-item>
          <text:p text:style-name="P100">pl.pilaf.enums- paczka zawierająca wyliczenia</text:p>
        </text:list-item>
        <text:list-item>
          <text:p text:style-name="P100">pl.pilaf.biz- paczka zawierająca wspierające komponenty biznesowe</text:p>
        </text:list-item>
        <text:list-item>
          <text:p text:style-name="P100">pl.pilaf.wrapper- paczka zawierająca opakowane modele dostarczane do widoków</text:p>
        </text:list-item>
      </text:list>
      <text:p text:style-name="P9"><text:soft-page-break/></text:p>
      <text:h text:style-name="Heading_20_2" text:outline-level="2">5.2 Konfiguracja Front-end</text:h>
      <text:p text:style-name="Text_20_body">Rozdział ten będzie przedstawiał zaplanowanie szkieletu programu po stronie Front-End i konfigurację tej warstwy.</text:p>
      <text:h text:style-name="Heading_20_2" text:outline-level="2">5.2.1 Stworzenie szkieletu programu -front-end</text:h>
      <text:p text:style-name="P9">Po stronie Front-End struktura będzie wyglądała następująco </text:p>
      <text:p text:style-name="P9"><draw:frame draw:style-name="fr1" draw:name="grafika7" text:anchor-type="paragraph" svg:width="9.419cm" svg:height="9.844cm" draw:z-index="6"><draw:image xlink:href="Pictures/20000007000024CC000026741DFCFB2A.svm" xlink:type="simple" xlink:show="embed" xlink:actuate="onLoad"/></draw:frame></text:p>
      <text:p text:style-name="P9"/>
      <text:p text:style-name="P9">Komunikacja REST będzie przechodziłą zawsze przez serwisy, które będą wołały metody z modułu $resource albo $http. Następnie dane będą wykorzystywane przez kontrolery do wykonywania logiki . Sam widok będzie korzystał z danych z kontrolera jak i z arkuszów stylów CSS.</text:p>
      <text:p text:style-name="P9">W projekcie Front-End będę robił podział modułowy. Każda funkcjonalność będzie znajdywała się w osobnym module.</text:p>
      <text:p text:style-name="P9"/>
      <text:h text:style-name="P119" text:outline-level="2">5.3 Implementacja Back-End</text:h>
      <text:h text:style-name="Heading_20_3" text:outline-level="3">5.3.1 Warstwa bazodanowa</text:h>
      <text:p text:style-name="P9">Używając dowolnej implementacji JPA jesteśmy w stanie w prosty sposób z obiektów Javy i odpowiednich adnotacji do pól stworzyć odpowiednie tabele i relacje między nimi w bazie danych. Odznaczając daną klasę adnotacją @Entity informujemy że ma się ona stać modelem. Podczas uruchamiania aplikacji tak oznaczone klasy zostaną przełożone na relacyjną bazę danych, a w przypadku nieistnienia konkretnej tabeli zostanie ona stworzona. </text:p>
      <text:h text:style-name="Heading_20_4" text:outline-level="4">5.3.1.1 Tworzenie diagramu klas</text:h>
      <text:p text:style-name="P9">Poniższy schemat przedstawia klasy encyjne w aplikacji.</text:p>
      <text:p text:style-name="P9"><draw:frame draw:style-name="fr3" draw:name="grafika6" text:anchor-type="paragraph" svg:width="17cm" svg:height="8.211cm" draw:z-index="4"><draw:image xlink:href="Pictures/2000000700006726000031D2DB9C9651.svm" xlink:type="simple" xlink:show="embed" xlink:actuate="onLoad"/></draw:frame></text:p>
      <text:p text:style-name="P9">Jak widać wyróżniamy następujące modele</text:p>
      <text:list xml:id="list3340448583663402901" text:style-name="L11">
        <text:list-header>
          <text:p text:style-name="P96">User (użytkownik)- czyli zarejestrowana osoba. Model ten dotyczy zarówno członków zespołu, admina jak i zarejestrowanych gości. Członka zespołu odróżnia się od gościa tym, że ma niepustą listę zespołów, natomiast administrator ma inną wartość pola „type”.</text:p>
          <text:p text:style-name="P96">Band(zespół)- model encyjny odpowiadający zespołom, do których użytkownicy będą się zapisywać. </text:p>
          <text:p text:style-name="P96">Album- model encyjny przechowujący dane o albumach tworzonych przez zespoły</text:p>
          <text:p text:style-name="P96">Song(utwór)- model encyjny przechowujący dane o konkretnym utworze</text:p>
          <text:p text:style-name="P96">Comment(komentarz)- model encyjny komentarzy. Pole refType określa z jakiego typu encją komentarz jest powiązany(np. zespół lub utwór) a pole refId określa do którego konkretnie elementu komentarz jest powiązany.</text:p>
        </text:list-header>
      </text:list>
      <text:p text:style-name="P9"/>
      <text:p text:style-name="P9"><text:soft-page-break/>Po określeniu klas i zależności między nimi wspomogę się poniższą tabelą do ukazania wymogów dla danych pól.</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4">Nazwa</text:p>
          </table:table-cell>
          <table:table-cell table:style-name="Tabela2.A1" office:value-type="string">
            <text:p text:style-name="P33">Typ</text:p>
          </table:table-cell>
          <table:table-cell table:style-name="Tabela2.A1" office:value-type="string">
            <text:p text:style-name="P33">Max długość</text:p>
          </table:table-cell>
          <table:table-cell table:style-name="Tabela2.A1" office:value-type="string">
            <text:p text:style-name="P33">wymagane</text:p>
          </table:table-cell>
          <table:table-cell table:style-name="Tabela2.E1" office:value-type="string">
            <text:p text:style-name="P33">inne</text:p>
          </table:table-cell>
        </table:table-row>
        <table:table-row>
          <table:table-cell table:style-name="Tabela2.A2" table:number-columns-spanned="5" office:value-type="string">
            <text:p text:style-name="P4">user</text:p>
          </table:table-cell>
          <table:covered-table-cell/>
          <table:covered-table-cell/>
          <table:covered-table-cell/>
          <table:covered-table-cell/>
        </table:table-row>
        <table:table-row>
          <table:table-cell table:style-name="Tabela2.A3" office:value-type="string">
            <text:p text:style-name="P4">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Unikalny, klucz główny </text:p>
          </table:table-cell>
        </table:table-row>
        <table:table-row>
          <table:table-cell table:style-name="Tabela2.A3" office:value-type="string">
            <text:p text:style-name="P4">firstnam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surnam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login</text:p>
          </table:table-cell>
          <table:table-cell table:style-name="Tabela2.A3" office:value-type="string">
            <text:p text:style-name="P4">String</text:p>
          </table:table-cell>
          <table:table-cell table:style-name="Tabela2.C4" office:value-type="float" office:value="50">
            <text:p text:style-name="P4">50</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password</text:p>
          </table:table-cell>
          <table:table-cell table:style-name="Tabela2.A3" office:value-type="string">
            <text:p text:style-name="P4">String</text:p>
          </table:table-cell>
          <table:table-cell table:style-name="Tabela2.C4" office:value-type="float" office:value="50">
            <text:p text:style-name="P4">50</text:p>
          </table:table-cell>
          <table:table-cell table:style-name="Tabela2.A3" office:value-type="string">
            <text:p text:style-name="P4">tak</text:p>
          </table:table-cell>
          <table:table-cell table:style-name="Tabela2.A2" office:value-type="string">
            <text:p text:style-name="P4">Minimalnie 5 znaków</text:p>
          </table:table-cell>
        </table:table-row>
        <table:table-row>
          <table:table-cell table:style-name="Tabela2.A3" office:value-type="string">
            <text:p text:style-name="P4">birthDate</text:p>
          </table:table-cell>
          <table:table-cell table:style-name="Tabela2.A3" office:value-type="string">
            <text:p text:style-name="P4">Date</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birthPlace</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bands</text:p>
          </table:table-cell>
          <table:table-cell table:style-name="Tabela2.A3" office:value-type="string">
            <text:p text:style-name="P4">List&lt;band&gt;</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type</text:p>
          </table:table-cell>
          <table:table-cell table:style-name="Tabela2.A3" office:value-type="string">
            <text:p text:style-name="P4">UserType</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Enum o wartościach- <text:s/>user i admin</text:p>
          </table:table-cell>
        </table:table-row>
        <table:table-row>
          <table:table-cell table:style-name="Tabela2.A3" office:value-type="string">
            <text:p text:style-name="P4">description</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2" table:number-columns-spanned="5" office:value-type="string">
            <text:p text:style-name="P4">Band</text:p>
          </table:table-cell>
          <table:covered-table-cell/>
          <table:covered-table-cell/>
          <table:covered-table-cell/>
          <table:covered-table-cell/>
        </table:table-row>
        <table:table-row>
          <table:table-cell table:style-name="Tabela2.A3" office:value-type="string">
            <text:p text:style-name="P4">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Unikalny, klucz główny </text:p>
          </table:table-cell>
        </table:table-row>
        <table:table-row>
          <table:table-cell table:style-name="Tabela2.A3" office:value-type="string">
            <text:p text:style-name="P4">nam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gengr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createdDate</text:p>
          </table:table-cell>
          <table:table-cell table:style-name="Tabela2.A3" office:value-type="string">
            <text:p text:style-name="P4">Date</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createdPlace</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members</text:p>
          </table:table-cell>
          <table:table-cell table:style-name="Tabela2.A3" office:value-type="string">
            <text:p text:style-name="P4">List&lt;User&gt;</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description</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2" table:number-columns-spanned="5" office:value-type="string">
            <text:p text:style-name="P4">Album</text:p>
          </table:table-cell>
          <table:covered-table-cell/>
          <table:covered-table-cell/>
          <table:covered-table-cell/>
          <table:covered-table-cell/>
        </table:table-row>
        <table:table-row>
          <table:table-cell table:style-name="Tabela2.A3" office:value-type="string">
            <text:p text:style-name="P4">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Unikalny, klucz główny </text:p>
          </table:table-cell>
        </table:table-row>
        <table:table-row>
          <table:table-cell table:style-name="Tabela2.A3" office:value-type="string">
            <text:p text:style-name="P4">nam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gengre</text:p>
          </table:table-cell>
          <table:table-cell table:style-name="Tabela2.A3" office:value-type="string">
            <text:p text:style-name="P4">String</text:p>
          </table:table-cell>
          <table:table-cell table:style-name="Tabela2.C4" office:value-type="float" office:value="100">
            <text:p text:style-name="P4">100</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createdDate</text:p>
          </table:table-cell>
          <table:table-cell table:style-name="Tabela2.A3" office:value-type="string">
            <text:p text:style-name="P4">Date</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band</text:p>
          </table:table-cell>
          <table:table-cell table:style-name="Tabela2.A3" office:value-type="string">
            <text:p text:style-name="P4">Band</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songs</text:p>
          </table:table-cell>
          <table:table-cell table:style-name="Tabela2.A3" office:value-type="string">
            <text:p text:style-name="P4">List&lt;Song&gt;</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2" table:number-columns-spanned="5" office:value-type="string">
            <text:p text:style-name="P4">Song</text:p>
          </table:table-cell>
          <table:covered-table-cell/>
          <table:covered-table-cell/>
          <table:covered-table-cell/>
          <table:covered-table-cell/>
        </table:table-row>
        <table:table-row>
          <table:table-cell table:style-name="Tabela2.A3" office:value-type="string">
            <text:p text:style-name="P4">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Unikalny, klucz główny </text:p>
          </table:table-cell>
        </table:table-row>
        <table:table-row>
          <table:table-cell table:style-name="Tabela2.A3" office:value-type="string">
            <text:p text:style-name="P4">band</text:p>
          </table:table-cell>
          <table:table-cell table:style-name="Tabela2.A3" office:value-type="string">
            <text:p text:style-name="P4">Band</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path</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description</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album</text:p>
          </table:table-cell>
          <table:table-cell table:style-name="Tabela2.A3" office:value-type="string">
            <text:p text:style-name="P4">Album</text:p>
          </table:table-cell>
          <table:table-cell table:style-name="Tabela2.A3" office:value-type="string">
            <text:p text:style-name="P4"/>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2" table:number-columns-spanned="5" office:value-type="string">
            <text:p text:style-name="P4">Comment</text:p>
          </table:table-cell>
          <table:covered-table-cell/>
          <table:covered-table-cell/>
          <table:covered-table-cell/>
          <table:covered-table-cell/>
        </table:table-row>
        <table:table-row>
          <table:table-cell table:style-name="Tabela2.A3" office:value-type="string">
            <text:p text:style-name="P4">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Unikalny, klucz główny </text:p>
          </table:table-cell>
        </table:table-row>
        <table:table-row>
          <table:table-cell table:style-name="Tabela2.A3" office:value-type="string">
            <text:p text:style-name="P4">refId</text:p>
          </table:table-cell>
          <table:table-cell table:style-name="Tabela2.A3" office:value-type="string">
            <text:p text:style-name="P4">long</text:p>
          </table:table-cell>
          <table:table-cell table:style-name="Tabela2.A3" office:value-type="string">
            <text:p text:style-name="P4">2<text:span text:style-name="T20">64</text:span>-1</text:p>
          </table:table-cell>
          <table:table-cell table:style-name="Tabela2.A3" office:value-type="string">
            <text:p text:style-name="P4">tak</text:p>
          </table:table-cell>
          <table:table-cell table:style-name="Tabela2.A2" office:value-type="string">
            <text:p text:style-name="P4"/>
          </table:table-cell>
        </table:table-row>
        <table:table-row>
          <table:table-cell table:style-name="Tabela2.A3" office:value-type="string">
            <text:p text:style-name="P4">refType</text:p>
          </table:table-cell>
          <table:table-cell table:style-name="Tabela2.A3" office:value-type="string">
            <text:p text:style-name="P4">RefType</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Enum zawierający klasy encyjne</text:p>
          </table:table-cell>
        </table:table-row>
        <table:table-row>
          <table:table-cell table:style-name="Tabela2.A3" office:value-type="string">
            <text:p text:style-name="P4">description</text:p>
          </table:table-cell>
          <table:table-cell table:style-name="Tabela2.A3" office:value-type="string">
            <text:p text:style-name="P4">String</text:p>
          </table:table-cell>
          <table:table-cell table:style-name="Tabela2.C4" office:value-type="float" office:value="255">
            <text:p text:style-name="P4">255</text:p>
          </table:table-cell>
          <table:table-cell table:style-name="Tabela2.A3" office:value-type="string">
            <text:p text:style-name="P4">nie</text:p>
          </table:table-cell>
          <table:table-cell table:style-name="Tabela2.A2" office:value-type="string">
            <text:p text:style-name="P4"/>
          </table:table-cell>
        </table:table-row>
        <table:table-row>
          <table:table-cell table:style-name="Tabela2.A3" office:value-type="string">
            <text:p text:style-name="P4">createdDate</text:p>
          </table:table-cell>
          <table:table-cell table:style-name="Tabela2.A3" office:value-type="string">
            <text:p text:style-name="P4">Date</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Domyślnie dodawana data stworzenia komentarza</text:p>
          </table:table-cell>
        </table:table-row>
        <text:soft-page-break/>
        <table:table-row>
          <table:table-cell table:style-name="Tabela2.A3" office:value-type="string">
            <text:p text:style-name="P4">createdBy</text:p>
          </table:table-cell>
          <table:table-cell table:style-name="Tabela2.A3" office:value-type="string">
            <text:p text:style-name="P4">User</text:p>
          </table:table-cell>
          <table:table-cell table:style-name="Tabela2.A3" office:value-type="string">
            <text:p text:style-name="P4"/>
          </table:table-cell>
          <table:table-cell table:style-name="Tabela2.A3" office:value-type="string">
            <text:p text:style-name="P4">tak</text:p>
          </table:table-cell>
          <table:table-cell table:style-name="Tabela2.A2" office:value-type="string">
            <text:p text:style-name="P4"/>
          </table:table-cell>
        </table:table-row>
      </table:table>
      <text:p text:style-name="P9"/>
      <text:p text:style-name="P9">Po zaprojektowaniu encji i ich pól można przejść to tworzenia klas modelowych</text:p>
      <text:p text:style-name="P9"/>
      <text:h text:style-name="Heading_20_4" text:outline-level="4">5.3.1.2 Tworzenie klas modelowych z wykorzystaniem JPA</text:h>
      <text:p text:style-name="P9">Po zaprojektowaniu encji można przystąpić do modelowania klas encyjnych. <text:s/>Każda klasa encyjna w projekcie musi spełniać dodatkowe kryteria.</text:p>
      <text:list xml:id="list1572810284560098069" text:style-name="L12">
        <text:list-item>
          <text:p text:style-name="P97">Musi implementować interfejs <text:span text:style-name="T8">java.io.Serializable i mieć w sobie domyślny </text:span><text:span text:style-name="T10">identyfikator serializacji(UID)</text:span></text:p>
        </text:list-item>
        <text:list-item>
          <text:p text:style-name="P102">Atrybuty musi mieć zadeklarowane jako pola prywatne, a dostęp do nich ma się odbywać poprzez udostępniane przez model metody get i set</text:p>
        </text:list-item>
        <text:list-item>
          <text:p text:style-name="P102">Musi posiadać dwa konstruktory, domyślny bez argumentowy i jeden z wszystkimi polami oprócz id</text:p>
        </text:list-item>
        <text:list-item>
          <text:p text:style-name="P102">musi mieć zaimplementowane metody hashCode i equals.</text:p>
        </text:list-item>
      </text:list>
      <text:p text:style-name="P13"><text:s/>Po stworzeniu samych klas i ich pól wykorzystam adnotacje JPA do odznaczenia relacji między nimi i wymagalności i walidacji pól. Przykład modelu Javy pokazuje urywek kodu</text:p>
      <text:p text:style-name="P34">@Entity</text:p>
      <text:p text:style-name="P52"><text:span text:style-name="T31">public</text:span><text:span text:style-name="T7"> </text:span><text:span text:style-name="T31">class</text:span><text:span text:style-name="T7"> User </text:span><text:span text:style-name="T31">implements</text:span><text:span text:style-name="T7"> Serializable {</text:span></text:p>
      <text:p text:style-name="P52"/>
      <text:p text:style-name="P52"><text:span text:style-name="T7"><text:s text:c="4"/></text:span><text:span text:style-name="T31">private</text:span><text:span text:style-name="T7"> </text:span><text:span text:style-name="T31">static</text:span><text:span text:style-name="T7"> </text:span><text:span text:style-name="T31">final</text:span><text:span text:style-name="T7"> </text:span><text:span text:style-name="T31">long</text:span><text:span text:style-name="T7"> </text:span><text:span text:style-name="T34">serialVersionUID</text:span><text:span text:style-name="T7"> = 1L;</text:span></text:p>
      <text:p text:style-name="P52"/>
      <text:p text:style-name="P52"><text:span text:style-name="T7"><text:s text:c="4"/></text:span><text:span text:style-name="T27">@Id</text:span></text:p>
      <text:p text:style-name="P52"><text:span text:style-name="T7"><text:s text:c="4"/></text:span><text:span text:style-name="T27">@GeneratedValue</text:span><text:span text:style-name="T7">(strategy=GenerationType.</text:span><text:span text:style-name="T34">AUTO</text:span><text:span text:style-name="T7">)</text:span></text:p>
      <text:p text:style-name="P52"><text:span text:style-name="T7"><text:s text:c="4"/></text:span><text:span text:style-name="T31">private</text:span><text:span text:style-name="T7"> </text:span><text:span text:style-name="T31">long</text:span><text:span text:style-name="T7"> </text:span><text:span text:style-name="T33">id</text:span><text:span text:style-name="T7">;</text:span></text:p>
      <text:p text:style-name="P52"><text:span text:style-name="T7"><text:s text:c="4"/></text:span><text:span text:style-name="T27">@Size</text:span><text:span text:style-name="T7">(max = 100)</text:span></text:p>
      <text:p text:style-name="P52"><text:span text:style-name="T7"><text:s text:c="4"/></text:span><text:span text:style-name="T27">@NotNull</text:span></text:p>
      <text:p text:style-name="P52"><text:span text:style-name="T7"><text:s text:c="4"/></text:span><text:span text:style-name="T31">private</text:span><text:span text:style-name="T7"> String </text:span><text:span text:style-name="T33">firstName</text:span><text:span text:style-name="T7">; </text:span></text:p>
      <text:p text:style-name="P52"><text:span text:style-name="T7"><text:s text:c="4"/></text:span><text:span text:style-name="T27">@Size</text:span><text:span text:style-name="T7">(max = 100)</text:span></text:p>
      <text:p text:style-name="P52"><text:span text:style-name="T7"><text:s text:c="4"/></text:span><text:span text:style-name="T27">@NotNull</text:span></text:p>
      <text:p text:style-name="P52"><text:span text:style-name="T7"><text:s text:c="4"/></text:span><text:span text:style-name="T31">private</text:span><text:span text:style-name="T7"> String </text:span><text:span text:style-name="T33">lastName</text:span><text:span text:style-name="T7">;</text:span></text:p>
      <text:p text:style-name="P52"><text:span text:style-name="T7"><text:s text:c="4"/></text:span><text:span text:style-name="T31">private</text:span><text:span text:style-name="T7"> Date </text:span><text:span text:style-name="T33">birtDate</text:span><text:span text:style-name="T7">; </text:span></text:p>
      <text:p text:style-name="P52"><text:span text:style-name="T7"><text:s text:c="4"/></text:span><text:span text:style-name="T27">@Size</text:span><text:span text:style-name="T7">(max = 255)</text:span></text:p>
      <text:p text:style-name="P52"><text:span text:style-name="T7"><text:s text:c="4"/></text:span><text:span text:style-name="T31">private</text:span><text:span text:style-name="T7"> String </text:span><text:span text:style-name="T33">birthPlace</text:span><text:span text:style-name="T7">;</text:span></text:p>
      <text:p text:style-name="P52"><text:span text:style-name="T7"><text:s text:c="4"/></text:span><text:span text:style-name="T31">private</text:span><text:span text:style-name="T7"> UserType </text:span><text:span text:style-name="T33">userType</text:span><text:span text:style-name="T7">;</text:span></text:p>
      <text:p text:style-name="P52"><text:span text:style-name="T7"><text:s text:c="4"/></text:span><text:span text:style-name="T27">@Size</text:span><text:span text:style-name="T7">(max = 50)</text:span></text:p>
      <text:p text:style-name="P52"><text:span text:style-name="T7"><text:s text:c="4"/></text:span><text:span text:style-name="T27">@NotNull</text:span></text:p>
      <text:p text:style-name="P52"><text:span text:style-name="T7"><text:s text:c="4"/></text:span><text:span text:style-name="T31">private</text:span><text:span text:style-name="T7"> String </text:span><text:span text:style-name="T33">login</text:span><text:span text:style-name="T7">;</text:span></text:p>
      <text:p text:style-name="P44"/>
      <text:p text:style-name="P44"/>
      <text:p text:style-name="P52"><text:span text:style-name="T7"><text:s text:c="4"/></text:span><text:span text:style-name="T27">@Size</text:span><text:span text:style-name="T7">(max = 50)</text:span></text:p>
      <text:p text:style-name="P52"><text:span text:style-name="T7"><text:s text:c="4"/></text:span><text:span text:style-name="T27">@NotNull</text:span></text:p>
      <text:p text:style-name="P52"><text:span text:style-name="T7"><text:s text:c="4"/></text:span><text:span text:style-name="T31">private</text:span><text:span text:style-name="T7"> String </text:span><text:span text:style-name="T33">password</text:span><text:span text:style-name="T7">; <text:s text:c="2"/></text:span></text:p>
      <text:p text:style-name="P52"><text:span text:style-name="T7"><text:s text:c="4"/></text:span><text:span text:style-name="T27">@Size</text:span><text:span text:style-name="T7">(max = 255)</text:span></text:p>
      <text:p text:style-name="P52"><text:span text:style-name="T7"><text:s text:c="4"/></text:span><text:span text:style-name="T27">@NotNull</text:span></text:p>
      <text:p text:style-name="P52"><text:span text:style-name="T7"><text:s text:c="4"/></text:span><text:span text:style-name="T31">private</text:span><text:span text:style-name="T7"> String </text:span><text:span text:style-name="T33">description</text:span><text:span text:style-name="T7">; <text:s text:c="3"/></text:span></text:p>
      <text:p text:style-name="P52"><text:span text:style-name="T7"><text:s text:c="4"/></text:span><text:span text:style-name="T27">@ManyToMany</text:span></text:p>
      <text:p text:style-name="P52"><text:span text:style-name="T7"><text:s text:c="4"/></text:span><text:span text:style-name="T27">@JoinTable</text:span><text:span text:style-name="T7">(</text:span></text:p>
      <text:p text:style-name="P52"><text:span text:style-name="T7"><text:tab/> <text:s text:c="5"/>name=</text:span><text:span text:style-name="T21">"USER_BAND"</text:span><text:span text:style-name="T7">,</text:span></text:p>
      <text:p text:style-name="P52"><text:soft-page-break/><text:span text:style-name="T7"><text:tab/> <text:s text:c="5"/>joinColumns={</text:span><text:span text:style-name="T27">@JoinColumn</text:span><text:span text:style-name="T7">(name=</text:span><text:span text:style-name="T21">"USER_ID"</text:span><text:span text:style-name="T7">, referencedColumnName=</text:span><text:span text:style-name="T21">"ID"</text:span><text:span text:style-name="T7">)},</text:span></text:p>
      <text:p text:style-name="P52"><text:span text:style-name="T7"><text:tab/> <text:s text:c="5"/>inverseJoinColumns={</text:span><text:span text:style-name="T27">@JoinColumn</text:span><text:span text:style-name="T7">(name=</text:span><text:span text:style-name="T21">"BAND_ID"</text:span><text:span text:style-name="T7">, <text:tab/><text:tab/><text:tab/><text:tab/> </text:span><text:span text:style-name="T7"><text:tab/><text:tab/>referencedColumnName=</text:span><text:span text:style-name="T21">"ID"</text:span><text:span text:style-name="T7">)})</text:span></text:p>
      <text:p text:style-name="P52"><text:span text:style-name="T7"><text:s text:c="4"/></text:span><text:span text:style-name="T31">private</text:span><text:span text:style-name="T7"> List&lt;Band&gt; </text:span><text:span text:style-name="T33">bands</text:span><text:span text:style-name="T7">;</text:span></text:p>
      <text:p text:style-name="P44"/>
      <text:p text:style-name="P36">Poniższy kod nie pokazuje konstruktorów, metod get i set oraz metod hashCode i equals.</text:p>
      <text:p text:style-name="P36">Najważniejsze używane przeze mnie adnotacje to</text:p>
      <text:p text:style-name="P36">@Entity- z pakietu javax.persistence(specyfikacja JPA). Wskazuje że podana klasa jest modelem encyjnym</text:p>
      <text:p text:style-name="P36">@Id- z pakietu javax.persistence .Oznacza że podane pole jest kluczem głównym modelu.</text:p>
      <text:p text:style-name="P38"><text:span text:style-name="T26">@GeneratedValue - z pakietu javax.persistence. Służy do oznaczania w jaki sposób będą dodawane kolejne </text:span><text:span text:style-name="T19">wartości. Wartość <text:s/>GenerationType.</text:span><text:span text:style-name="T19">AUTO oznacza zwiększanie się indeksu o 1 po każdym dodaniu.</text:span></text:p>
      <text:p text:style-name="P37">@ManyToMany, @ManyToOne, @OneToMany, @OneToOne- z pakietu javax.persistence. Informują o relacji między atrybutami. </text:p>
      <text:p text:style-name="P38"><text:span text:style-name="T19">@NotNull- z pakietu </text:span><text:span text:style-name="T19">javax.validation.constraints(specyfikacja Bean Validation). Oznacza że podane pole nie może być nullem;</text:span></text:p>
      <text:p text:style-name="P38"><text:span text:style-name="T19">@Size- <text:s/></text:span><text:span text:style-name="T19">z pakietu </text:span><text:span text:style-name="T19">javax.validation.constraints. Oznacza że pole musi mieć długość mieszczącą się między min. a max. </text:span></text:p>
      <text:p text:style-name="P37">W aplikacji występuje jedna relacja wiele do wiele między użytkownikiem a zespołem. Oprócz adnotacji @ManyToMany trzeba dodatkowo wskazać nazwę tabeli łączącej oraz po jakich kluczach ma ona działać. Wykorzystałem do tego adnotacje @JoinTable.</text:p>
      <text:p text:style-name="P37">Uruchamiając aplikacje automatycznie stworzą nam się wszystkie tabele.</text:p>
      <text:p text:style-name="P39"/>
      <text:h text:style-name="Heading_20_4" text:outline-level="4">5.3.1.3 Tworzenie repozytoriów Spring Data JPA</text:h>
      <text:list xml:id="list8826741972293108370" text:style-name="L13">
        <text:list-item>
          <text:list>
            <text:list-item>
              <text:list>
                <text:list-header>
                  <text:p text:style-name="P106"/>
                  <text:p text:style-name="P106">Kolejnym krokiem będzie stworzenie klas, które umożliwią naszej aplikacji wygodny dostęp do zawartości bazodanowej. W tym celu wykorzystam mechanizm Spring Data JPA. </text:p>
                  <text:p text:style-name="P110"><text:span text:style-name="T19">Dla każdego modelu stworze odpowiadający mu interfejs zakończony nazwą Repository(np. UserRepository). Interfejs ten będzie opisany adnotacją </text:span><text:span text:style-name="T19">org.springframework.stereotype.Repository i będzie rozszerzał org.springframework.data.repository.CrudRepository. Spring Data w tym momencie tworzy nam automatycznie warstwę DAO dla danego modelu, udostępniając metody tworzenia, usuwania i modyfikowania danych encji. Otrzymujemy również metodę pobierania danej instancji po podanym ID. W przypadku jeżeli chcemy znajdywać po innych wartościach niż jego id tworzymy metodę abstrakcyjną findByX, z czego X jest nazwą pola danej klasy. </text:span></text:p>
                  <text:p text:style-name="P106">Poniższy kod przedstawia repozytorium użytkownika</text:p>
                  <text:p text:style-name="P112"/>
                  <text:p text:style-name="P113"><text:soft-page-break/>@Repository</text:p>
                </text:list-header>
              </text:list>
            </text:list-item>
          </text:list>
        </text:list-item>
      </text:list>
      <text:p text:style-name="P53"><text:span text:style-name="T31">public</text:span><text:span text:style-name="T7"> </text:span><text:span text:style-name="T31">interface</text:span><text:span text:style-name="T7"> UserRepository </text:span><text:span text:style-name="T31">extends</text:span><text:span text:style-name="T7"> CrudRepository&lt;User,Long&gt;{</text:span></text:p>
      <text:p text:style-name="P45"><text:s text:c="2"/></text:p>
      <text:p text:style-name="P53"><text:span text:style-name="T7"><text:s text:c="4"/>List&lt;User&gt; findByFirstName(String </text:span><text:span text:style-name="T38">firstName</text:span><text:span text:style-name="T7">);</text:span></text:p>
      <text:p text:style-name="P45"><text:s text:c="4"/></text:p>
      <text:p text:style-name="P53"><text:span text:style-name="T7"><text:s text:c="4"/>List&lt;User&gt; findByLastName(String </text:span><text:span text:style-name="T38">lastName</text:span><text:span text:style-name="T7">);</text:span></text:p>
      <text:p text:style-name="P45"><text:s text:c="4"/></text:p>
      <text:p text:style-name="P53"><text:span text:style-name="T7"><text:s text:c="4"/>List&lt;User&gt; findByLogin(String </text:span><text:span text:style-name="T38">login</text:span><text:span text:style-name="T7">);</text:span></text:p>
      <text:p text:style-name="P48"><text:span text:style-name="T26">}</text:span><text:span text:style-name="T40"> </text:span></text:p>
      <text:p text:style-name="P46"/>
      <text:p text:style-name="P39">Analogicznie tworze repozytoria <text:s/>dla zespołów, albumów, utworów i komentarzy. Po ich stworzeniu mam gotową warstwę bazodanową z dostępem do modelu, któego potrzebuje.</text:p>
      <text:p text:style-name="P39">Metody repozytoriów będą modyfikowane w zależności od pojawiającej się potrzeb.</text:p>
      <text:p text:style-name="P46"/>
      <text:h text:style-name="Heading_20_2" text:outline-level="2">5.4 Implementacja procesów biznesowych (Rejestracja i logowanie)</text:h>
      <text:p text:style-name="Text_20_body">Procesy rejestracji i logowania są standardową</text:p>
      <text:h text:style-name="Heading_20_3" text:outline-level="3">5.4.1 Rejestracja</text:h>
      <text:h text:style-name="Heading_20_4" text:outline-level="4">5.4.1.1 Rejestracja- warstwa Back-End.</text:h>
      <text:list xml:id="list885011324017215232" text:style-name="L14">
        <text:list-item>
          <text:list>
            <text:list-item>
              <text:list>
                <text:list-item>
                  <text:list>
                    <text:list-header>
                      <text:p text:style-name="P107">Dla procesu rejestracji trzeba będzie dla warstwy front-end wystawić dwie metody REST. Pierwsza będzie dla stworzenia nowego nowego użytkownika. W pakiecie pl.pilaf.inz.controller stworzyłem klasę UserController i zaimplementowałem w niej metodę tworzenia nowej osoby. Dodatkowo potrzebna jest metoda sprawdzająca, czy nie istnieje już dany użytkownik o podanym loginie. Ostatnią potrzebną do rejestracji metodą jest tworzenie zespołu i powiązanie zespołu i osoby razem. Metodę tą zaimplementowałem w klasie BandController. </text:p>
                      <text:p text:style-name="P107">Metoda tworząca użytkownika dodatkowo jest zmodyfikowana o stworzenie wpisów w tabeli łączącej użytkownika z zespołem.</text:p>
                      <text:p text:style-name="P107">Obie klasy są kontrolerami REST, co oznacza, że jesteśmy w stanie odwoływać się do uch metod za pomocą linku URL. Przykład całej zaimplementowanej klasy REST przedstawia wycinek kodu</text:p>
                    </text:list-header>
                  </text:list>
                </text:list-item>
              </text:list>
            </text:list-item>
          </text:list>
        </text:list-item>
      </text:list>
      <text:p text:style-name="P46"/>
      <text:p text:style-name="P50">@RestController</text:p>
      <text:p text:style-name="P52"><text:span text:style-name="T27">@RequestMapping</text:span><text:span text:style-name="T7">(value = </text:span><text:span text:style-name="T21">"/user"</text:span><text:span text:style-name="T7">)</text:span></text:p>
      <text:p text:style-name="P52"><text:span text:style-name="T31">public</text:span><text:span text:style-name="T7"> </text:span><text:span text:style-name="T31">class</text:span><text:span text:style-name="T7"> UserController {</text:span></text:p>
      <text:p text:style-name="P52"/>
      <text:p text:style-name="P52"><text:span text:style-name="T7"><text:s text:c="4"/></text:span><text:span text:style-name="T27">@Inject</text:span></text:p>
      <text:p text:style-name="P52"><text:span text:style-name="T7"><text:s text:c="4"/>UserRepository </text:span><text:span text:style-name="T33">userRepository</text:span><text:span text:style-name="T7">;</text:span></text:p>
      <text:p text:style-name="P44"><text:s text:c="4"/></text:p>
      <text:p text:style-name="P52"><text:span text:style-name="T7"><text:s text:c="4"/></text:span><text:span text:style-name="T31">public</text:span><text:span text:style-name="T7"> </text:span><text:span text:style-name="T31">boolean</text:span><text:span text:style-name="T7"> loginExists(</text:span><text:span text:style-name="T27">@RequestParam</text:span><text:span text:style-name="T7"> String </text:span><text:span text:style-name="T38">login</text:span><text:span text:style-name="T7">){</text:span></text:p>
      <text:p text:style-name="P52"><text:span text:style-name="T7"><text:tab/>List&lt;User&gt; </text:span><text:span text:style-name="T38">userList</text:span><text:span text:style-name="T7"> = </text:span><text:span text:style-name="T33">userRepository</text:span><text:span text:style-name="T7">.findByLogin(</text:span><text:span text:style-name="T38">login</text:span><text:span text:style-name="T7">);</text:span></text:p>
      <text:p text:style-name="P52"><text:span text:style-name="T7"><text:tab/></text:span><text:span text:style-name="T31">return</text:span><text:span text:style-name="T7"> !</text:span><text:span text:style-name="T38">userList</text:span><text:span text:style-name="T7">.isEmpty();</text:span></text:p>
      <text:p text:style-name="P44"><text:s text:c="4"/>}</text:p>
      <text:p text:style-name="P44"><text:s text:c="4"/></text:p>
      <text:p text:style-name="P54"><text:span text:style-name="T13"><text:s/></text:span><text:span text:style-name="T29">@RequestMapping</text:span><text:span text:style-name="T13">(value = </text:span><text:span text:style-name="T24">"/create"</text:span><text:span text:style-name="T13">, method = RequestMethod.</text:span><text:span text:style-name="T35">POST</text:span><text:span text:style-name="T13">, consumes = MediaType.</text:span><text:span text:style-name="T35">APPLICATION_JSON_VALUE</text:span><text:span text:style-name="T13">)</text:span></text:p>
      <text:p text:style-name="P52"><text:span text:style-name="T7"><text:s text:c="4"/></text:span><text:span text:style-name="T31">public</text:span><text:span text:style-name="T7"> ResponseEntity&lt;String&gt; register(</text:span><text:span text:style-name="T27">@RequestBody</text:span><text:span text:style-name="T7"> UserWrapper </text:span><text:span text:style-name="T38">user</text:span><text:span text:style-name="T7">) {</text:span></text:p>
      <text:p text:style-name="P52"><text:span text:style-name="T7"><text:tab/></text:span><text:span text:style-name="T31">if</text:span><text:span text:style-name="T7"> (loginExists(</text:span><text:span text:style-name="T38">user</text:span><text:span text:style-name="T7">.getLogin())){</text:span></text:p>
      <text:p text:style-name="P52"><text:span text:style-name="T7"><text:tab/> <text:s text:c="3"/></text:span><text:span text:style-name="T31">new</text:span><text:span text:style-name="T7"> ResponseEntity&lt;String&gt;(HttpStatus.</text:span><text:span text:style-name="T34">BAD_REQUEST</text:span><text:span text:style-name="T7">);</text:span></text:p>
      <text:p text:style-name="P44"><text:soft-page-break/><text:tab/>};</text:p>
      <text:p text:style-name="P52"><text:span text:style-name="T7"><text:tab/>List&lt;Band&gt; </text:span><text:span text:style-name="T38">userBands</text:span><text:span text:style-name="T7"> = </text:span><text:span text:style-name="T31">new</text:span><text:span text:style-name="T7"> ArrayList&lt;&gt;();</text:span></text:p>
      <text:p text:style-name="P52"><text:span text:style-name="T7"><text:tab/>Consumer&lt;Long&gt; </text:span><text:span text:style-name="T38">bandLambda</text:span><text:span text:style-name="T7"> = (Long </text:span><text:span text:style-name="T38">bandId</text:span><text:span text:style-name="T7">) -&gt; <text:tab/>(</text:span><text:span text:style-name="T38">userBands</text:span><text:span text:style-name="T7">.add(</text:span><text:span text:style-name="T33">bandRepository</text:span><text:span text:style-name="T7">.findOne(</text:span><text:span text:style-name="T38">bandId</text:span><text:span text:style-name="T7">)));</text:span></text:p>
      <text:p text:style-name="P52"><text:span text:style-name="T7"><text:tab/></text:span><text:span text:style-name="T38">user</text:span><text:span text:style-name="T7">.getBands().stream().parallel().forEach(</text:span><text:span text:style-name="T38">bandLambda</text:span><text:span text:style-name="T7">);</text:span></text:p>
      <text:p text:style-name="P52"><text:span text:style-name="T7"><text:tab/>User </text:span><text:span text:style-name="T38">userEntity</text:span><text:span text:style-name="T7"> = </text:span><text:span text:style-name="T31">new</text:span><text:span text:style-name="T7"> User(</text:span><text:span text:style-name="T38">user</text:span><text:span text:style-name="T7">);</text:span></text:p>
      <text:p text:style-name="P52"><text:span text:style-name="T7"><text:tab/></text:span><text:span text:style-name="T38">userEntity</text:span><text:span text:style-name="T7">.setBands(</text:span><text:span text:style-name="T38">userBands</text:span><text:span text:style-name="T7">);</text:span></text:p>
      <text:p text:style-name="P52"><text:span text:style-name="T7"><text:tab/></text:span><text:span text:style-name="T38">userEntity</text:span><text:span text:style-name="T7">.setUserType(UserType.</text:span><text:span text:style-name="T34">USER</text:span><text:span text:style-name="T7">);</text:span></text:p>
      <text:p text:style-name="P52"><text:span text:style-name="T7"><text:s text:c="8"/></text:span><text:span text:style-name="T33">userRepository</text:span><text:span text:style-name="T7">.save(</text:span><text:span text:style-name="T38">userEntity</text:span><text:span text:style-name="T7">);</text:span></text:p>
      <text:p text:style-name="P52"><text:span text:style-name="T7"><text:s text:c="8"/></text:span><text:span text:style-name="T31">for</text:span><text:span text:style-name="T7"> (Band </text:span><text:span text:style-name="T38">band</text:span><text:span text:style-name="T7">:</text:span><text:span text:style-name="T38">userEntity</text:span><text:span text:style-name="T7">.getBands()){</text:span></text:p>
      <text:p text:style-name="P52"><text:span text:style-name="T7"><text:s text:c="12"/></text:span><text:span text:style-name="T38">band</text:span><text:span text:style-name="T7">.getMembers().add(</text:span><text:span text:style-name="T38">userEntity</text:span><text:span text:style-name="T7">);</text:span></text:p>
      <text:p text:style-name="P52"><text:span text:style-name="T7"><text:s text:c="12"/></text:span><text:span text:style-name="T33">bandRepository</text:span><text:span text:style-name="T7">.save(</text:span><text:span text:style-name="T38">band</text:span><text:span text:style-name="T7">);</text:span></text:p>
      <text:p text:style-name="P44"><text:s text:c="8"/>}</text:p>
      <text:p text:style-name="P52"><text:span text:style-name="T7"><text:s text:c="8"/></text:span><text:span text:style-name="T31">return</text:span><text:span text:style-name="T7"> </text:span><text:span text:style-name="T31">new</text:span><text:span text:style-name="T7"> ResponseEntity&lt;String&gt;(HttpStatus.</text:span><text:span text:style-name="T34">OK</text:span><text:span text:style-name="T7">);</text:span></text:p>
      <text:p text:style-name="P44"><text:s text:c="4"/>}</text:p>
      <text:p text:style-name="P47">}</text:p>
      <text:p text:style-name="P47"/>
      <text:p text:style-name="P39">Każdy kontroler restowy oznaczam odnotacjami @RestController oraz dodajemy domyślne mapowanie dla całej klasy poprzez adnotacje @RequestMapping. Wstrzykujemy zależność to repozytorium którego potrzebujemy używając adnotacji @Inject. Następnie dla metody create tworzymy mapowanie oraz oznaczamy że dane zapytanie będzie się odbywało przez metode HTTP POST. Dodatkowo wskazujemy, że do zapytania należy dołączyć obiekt JSON odwierciedlający attrybuty pola User(w tym przypadku przesułam specjalnie opakowany obiekt UserWrapper). Na tak przesłanym użytkowniku wykonujemy metode save z klasy userRepository pozwalając Spring Data na odpowiednie stworzenie instancji w bazie danych. Dodatkowo wzbogaciłem metodę tworzenia użytkownika o walidacje, czy dany login już nie istnieje w bazie. W przypadku jak istnieje taki użytkownik metoda <text:s/>zwróci status 400(złe zapytanie).</text:p>
      <text:p text:style-name="P39">Analogicznie został stworzony kontroler BandController z metodą tworzącą zespół.</text:p>
      <text:p text:style-name="P39">Tak stworzone kontrolery pozwolą warstwie front-end na rejestracje użytkownika i dopisanie go do zespołu.</text:p>
      <text:p text:style-name="P47"/>
      <text:p text:style-name="P47"/>
      <text:p text:style-name="P47"/>
      <text:p text:style-name="P46"/>
      <text:p text:style-name="P46"/>
      <text:p text:style-name="P46"/>
      <text:p text:style-name="P46"/>
      <text:p text:style-name="P46"/>
      <text:h text:style-name="P124" text:outline-level="4">5.4.1.2 Rejestracja- warstwa Front-End.</text:h>
      <text:p text:style-name="Text_20_body"/>
      <text:p text:style-name="P39">Po stronie front-end zaczełęm od stworzenia folderu register Module, a w nim stworzyłem pliki register.ctrl.js, register.html, register.module.js.</text:p>
      <text:p text:style-name="P39">Dodatkowo stworzyłem dwa moduły, dla użytkowników i dla zespołów. W każdym z nich zaimplementowałem metody tworzenia danych obiektów. Poniżej przykład serwisu dla użytkowników</text:p>
      <text:p text:style-name="P46"/>
      <text:p text:style-name="P56">(function() {</text:p>
      <text:p text:style-name="P56"><text:s text:c="2"/>'use strict';</text:p>
      <text:p text:style-name="P56"/>
      <text:p text:style-name="P56"><text:s text:c="2"/>angular</text:p>
      <text:p text:style-name="P56"><text:s text:c="4"/>.module('userModule')</text:p>
      <text:p text:style-name="P56"><text:s text:c="4"/>.service('UserDataService', userService);</text:p>
      <text:p text:style-name="P56"/>
      <text:p text:style-name="P56"><text:s text:c="2"/>/** @ngInject */</text:p>
      <text:p text:style-name="P56"><text:s text:c="2"/>function userService($resource) {</text:p>
      <text:p text:style-name="P56"><text:s text:c="5"/>var registerUserService = $resource('http://localhost:9999/user/create',{},{</text:p>
      <text:p text:style-name="P56"><text:s text:c="9"/>create : {</text:p>
      <text:p text:style-name="P56"><text:s text:c="13"/>method: 'POST'</text:p>
      <text:p text:style-name="P56"><text:s text:c="9"/>}</text:p>
      <text:p text:style-name="P56"><text:s text:c="5"/>});</text:p>
      <text:p text:style-name="P56"><text:s text:c="4"/>return registerUserService;</text:p>
      <text:p text:style-name="P56"><text:s text:c="2"/>}</text:p>
      <text:p text:style-name="P56">})();</text:p>
      <text:p text:style-name="P46"/>
      <text:p text:style-name="P39">Kontroler rejestracji będzie wywoływał odpowiednio te metody. </text:p>
      <text:p text:style-name="P39">Mając przygotowane kontrolery i serwisy przystępuje do tworzenia widoku. Z wykorzystaniem klas css Bootstrap tworze formularz dla użytkownika. Pola odpowiadają tym zdefiniowanym w tabeli wymagać z wyjątkiem pól id(nadawane przez bazę) i typu użytkownika(dodawany po stronie back-end). Dodatkowo stworzyłem przycisk który wowołuje okienko modalne dla tworzenia zespołu. Wykorzystyję do tego bibliotekę $modal. Po stworzeniu takiego zespołu jest on automatycznie dodawany do danego użytkownika, a przy zapisie użytkownika razem z nim dodawany do bazy. Zespołów dla użytkownika można dodać wiele. </text:p>
      <text:p text:style-name="P46"><draw:frame draw:style-name="fr2" draw:name="grafika10" text:anchor-type="paragraph" svg:x="8.909cm" svg:y="-0.044cm" svg:width="8.151cm" svg:height="6.964cm" draw:z-index="8"><draw:image xlink:href="Pictures/200000070000441D000043CE0BD932B7.svm" xlink:type="simple" xlink:show="embed" xlink:actuate="onLoad"/></draw:frame><draw:frame draw:style-name="fr2" draw:name="grafika9" text:anchor-type="paragraph" svg:x="0.279cm" svg:y="0.002cm" svg:width="7.68cm" svg:height="6.68cm" draw:z-index="7"><draw:image xlink:href="Pictures/2000000700003B1F000040303E1E2CF8.svm" xlink:type="simple" xlink:show="embed" xlink:actuate="onLoad"/></draw:frame><text:soft-page-break/></text:p>
      <text:p text:style-name="P46"/>
      <text:p text:style-name="P46"/>
      <text:p text:style-name="P42">Wygląd formularzy użytkownika i okienko modalne dla tworzenia zespołu.</text:p>
      <text:p text:style-name="P42">W ten sposób mamy zaimplementowany procer rejestracji.</text:p>
      <text:p text:style-name="P46"/>
      <text:p text:style-name="P46"/>
      <text:h text:style-name="Heading_20_3" text:outline-level="3">5.5.2 Logowanie</text:h>
      <text:p text:style-name="P46"/>
      <text:h text:style-name="Heading_20_4" text:outline-level="4">5.5.2.1 Logowanie- warstwa Back-End</text:h>
      <text:p text:style-name="Text_20_body"/>
      <text:p text:style-name="P39">Po stronie stworzyłem dwie nowe klasy. Pierwsza z nich, LoginController, będzie klasą z metodami REST obsługująca zapytania z projektu front-end. Wyrywek kodu przedstawia klasę</text:p>
      <text:p text:style-name="P46"/>
      <text:p text:style-name="P51">@RestController</text:p>
      <text:p text:style-name="P52"><text:span text:style-name="T27">@RequestMapping</text:span><text:span text:style-name="T7">(value = </text:span><text:span text:style-name="T21">"/login"</text:span><text:span text:style-name="T7">)</text:span></text:p>
      <text:p text:style-name="P52"><text:span text:style-name="T31">public</text:span><text:span text:style-name="T7"> </text:span><text:span text:style-name="T31">class</text:span><text:span text:style-name="T7"> LoginController {</text:span></text:p>
      <text:p text:style-name="P52"/>
      <text:p text:style-name="P52"><text:span text:style-name="T7"><text:s text:c="4"/></text:span><text:span text:style-name="T28">@Inject</text:span></text:p>
      <text:p text:style-name="P52"><text:span text:style-name="T7"><text:s text:c="4"/>UserRepository </text:span><text:span text:style-name="T33">userRepository</text:span><text:span text:style-name="T7">;</text:span></text:p>
      <text:p text:style-name="P44"><text:s text:c="4"/></text:p>
      <text:p text:style-name="P52"><text:span text:style-name="T7"><text:s text:c="4"/></text:span><text:span text:style-name="T27">@Inject</text:span></text:p>
      <text:p text:style-name="P52"><text:span text:style-name="T7"><text:s text:c="4"/>SessionBiz </text:span><text:span text:style-name="T33">sessionBiz</text:span><text:span text:style-name="T7">;</text:span></text:p>
      <text:p text:style-name="P52"/>
      <text:p text:style-name="P52"><text:span text:style-name="T7"><text:s text:c="4"/></text:span><text:span text:style-name="T27">@RequestMapping</text:span><text:span text:style-name="T7">(method = RequestMethod.</text:span><text:span text:style-name="T34">POST</text:span><text:span text:style-name="T7">, produces = MediaType.</text:span><text:span text:style-name="T34">APPLICATION_JSON_VALUE</text:span><text:span text:style-name="T7">)</text:span></text:p>
      <text:p text:style-name="P52"><text:span text:style-name="T7"><text:s text:c="4"/></text:span><text:span text:style-name="T31">public</text:span><text:span text:style-name="T7"> ResponseEntity&lt;String&gt; logIn(</text:span><text:span text:style-name="T27">@RequestBody</text:span><text:span text:style-name="T7"> UserLoginJson </text:span><text:span text:style-name="T38">user</text:span><text:span text:style-name="T7">) {</text:span></text:p>
      <text:p text:style-name="P52"><text:span text:style-name="T7"><text:tab/></text:span><text:span text:style-name="T31">if</text:span><text:span text:style-name="T7"> (</text:span><text:span text:style-name="T33">sessionBiz</text:span><text:span text:style-name="T7">.isLogedIn()){</text:span></text:p>
      <text:p text:style-name="P52"><text:span text:style-name="T7"><text:tab/> <text:s text:c="3"/></text:span><text:span text:style-name="T31">return</text:span><text:span text:style-name="T7"> </text:span><text:span text:style-name="T31">new</text:span><text:span text:style-name="T7"> ResponseEntity&lt;String&gt;(HttpStatus.</text:span><text:span text:style-name="T34">OK</text:span><text:span text:style-name="T7">);</text:span></text:p>
      <text:p text:style-name="P44"><text:tab/>}</text:p>
      <text:p text:style-name="P52"><text:span text:style-name="T7"><text:tab/>List&lt;User&gt; </text:span><text:span text:style-name="T38">users</text:span><text:span text:style-name="T7"> = </text:span><text:span text:style-name="T33">userRepository</text:span><text:span text:style-name="T7">.findByLogin(</text:span><text:span text:style-name="T38">user</text:span><text:span text:style-name="T7">.getLogin());</text:span></text:p>
      <text:p text:style-name="P52"><text:span text:style-name="T7"><text:tab/></text:span><text:span text:style-name="T31">if</text:span><text:span text:style-name="T7"> (</text:span><text:span text:style-name="T38">users</text:span><text:span text:style-name="T7">.size()!=1){</text:span></text:p>
      <text:p text:style-name="P52"><text:span text:style-name="T7"><text:tab/> <text:s text:c="3"/></text:span><text:span text:style-name="T31">return</text:span><text:span text:style-name="T7"> </text:span><text:span text:style-name="T31">new</text:span><text:span text:style-name="T7"> ResponseEntity&lt;String&gt;(HttpStatus.</text:span><text:span text:style-name="T34">BAD_REQUEST</text:span><text:span text:style-name="T7">);</text:span></text:p>
      <text:p text:style-name="P44"><text:tab/>}</text:p>
      <text:p text:style-name="P52"><text:span text:style-name="T7"><text:tab/>User </text:span><text:span text:style-name="T38">valUser</text:span><text:span text:style-name="T7"> = </text:span><text:span text:style-name="T38">users</text:span><text:span text:style-name="T7">.get(0);</text:span></text:p>
      <text:p text:style-name="P52"><text:span text:style-name="T7"><text:tab/></text:span><text:span text:style-name="T31">boolean</text:span><text:span text:style-name="T7"> </text:span><text:span text:style-name="T38">loged</text:span><text:span text:style-name="T7"> = </text:span><text:span text:style-name="T38">valUser</text:span><text:span text:style-name="T7">.getPassword().equals(</text:span><text:span text:style-name="T38">user</text:span><text:span text:style-name="T7">.getPassword());</text:span></text:p>
      <text:p text:style-name="P52"><text:span text:style-name="T7"><text:tab/></text:span><text:span text:style-name="T33">sessionBiz</text:span><text:span text:style-name="T7">.setLogedIn(</text:span><text:span text:style-name="T38">loged</text:span><text:span text:style-name="T7">);</text:span></text:p>
      <text:p text:style-name="P52"><text:span text:style-name="T7"><text:tab/></text:span><text:span text:style-name="T31">return</text:span><text:span text:style-name="T7"> (</text:span><text:span text:style-name="T38">loged</text:span><text:span text:style-name="T7">)? </text:span><text:span text:style-name="T31">new</text:span><text:span text:style-name="T7"> ResponseEntity&lt;String&gt;(HttpStatus.</text:span><text:span text:style-name="T34">OK</text:span><text:span text:style-name="T7">): </text:span><text:span text:style-name="T31">new</text:span><text:span text:style-name="T7"> ResponseEntity&lt;String&gt;(HttpStatus.</text:span><text:span text:style-name="T34">BAD_REQUEST</text:span><text:span text:style-name="T7">);</text:span></text:p>
      <text:p text:style-name="P44"><text:soft-page-break/><text:s text:c="4"/>}</text:p>
      <text:p text:style-name="P43"/>
      <text:p text:style-name="P41"><text:span text:style-name="T19">Kontroler korzysta z repozytorium dla użytkownika oraz drugiej stworzonej dla tej funkcjonalności klasy, czyli SessionBiz. Została ona stworzona w celu zapamiętywania aktualnego stanu sesji, czyli, czy użytkownik jest zalogowany. Na klasie zostałą dodana adnotacja </text:span><text:span text:style-name="T19">@SessionScoped w celu trzymania swojego stanu dla danej sesji użytkownika.</text:span></text:p>
      <text:p text:style-name="P39"/>
      <text:p text:style-name="P39">Sam proces logowania przebiega następująco. Jest sprawdzane czy nie istnieje już sesja użytkownika. Jeżeli nie, wyszukuje użytkownika po loginie i sprawdzam, czy hasło dla niego się zgadza. Jeżeli jakakolwiek z wymienionych akcji skończy się niepowodzeniem, wysyłam status 400(BAD_REQUEST). Jeżeli dane się zgadzają, wysyłam status 200 oraz ustawiam flagę aktywnej sesji na true. Dodatkowo do sesji dodaje sam obiekt użytkownika, aby później można się było do niego wygodnie odwoływać.</text:p>
      <text:p text:style-name="P39"/>
      <text:h text:style-name="Heading_20_4" text:outline-level="4">5.5.2.2 Logowanie- warstwa Front-End.</text:h>
      <text:p text:style-name="P39">Po stronie front-end tworze nowy moduł. Dla danego modułu tworze kontroler, serwis i widok. W widoku umieszczam formularz z dwoma polami tekstowymi, login i hasło, link do rejestracji oraz przycisk zaloguj. Po wpisaniu loginu i hasła i wciśnięciu przycisku zaloguj użytkownik uruchamia proces logowania na warstwie back-end. Najważniejsza metoda, czyli metoda logIn, wygląda następująco</text:p>
      <text:p text:style-name="P51"/>
      <text:p text:style-name="P56"><text:s/>function logIn(){</text:p>
      <text:p text:style-name="P56"><text:s text:c="12"/>LoginService.save(vm.logUser).$promise.then(function(success){</text:p>
      <text:p text:style-name="P56"><text:s text:c="16"/>$state.go('main');</text:p>
      <text:p text:style-name="P56"><text:s text:c="12"/>}, function(error){</text:p>
      <text:p text:style-name="P56"><text:s text:c="16"/>alert("błąd w logowaniu");</text:p>
      <text:p text:style-name="P56"><text:s text:c="12"/>});</text:p>
      <text:p text:style-name="P56"><text:s text:c="8"/>}</text:p>
      <text:p text:style-name="P56"/>
      <text:p text:style-name="P46"/>
      <text:p text:style-name="P46"/>
      <text:p text:style-name="P46">Poniższy zrzut ekranu pokazuje widok logowania</text:p>
      <text:p text:style-name="P46"/>
      <text:p text:style-name="P46"/>
      <text:p text:style-name="P46"><draw:frame draw:style-name="fr1" draw:name="grafika11" text:anchor-type="paragraph" svg:width="13.455cm" svg:height="6.442cm" draw:z-index="9"><draw:image xlink:href="Pictures/2000000700003BBE00001EB31218485A.svm" xlink:type="simple" xlink:show="embed" xlink:actuate="onLoad"/></draw:frame><text:soft-page-break/></text:p>
      <text:list xml:id="list40215523" text:continue-list="list8826741972293108370" text:style-name="L13">
        <text:list-item>
          <text:list>
            <text:list-item>
              <text:list>
                <text:list-header>
                  <text:p text:style-name="P109"/>
                </text:list-header>
              </text:list>
            </text:list-item>
          </text:list>
        </text:list-item>
      </text:list>
      <text:p text:style-name="P39">Po udanej akcji logowania użytkownik przenoszony jest do głównego widoku . W przypadku niepowodzenia pokazuje się komunikat o nieudanej akcji.</text:p>
      <text:p text:style-name="P39"/>
      <text:p text:style-name="P39">Po stworzeniu i przetestowaniu funkcji logowania i rejestracji przejde do analizy widoków i ich implementacji.</text:p>
      <text:p text:style-name="P39"/>
      <text:p text:style-name="P39"/>
      <text:h text:style-name="Heading_20_2" text:outline-level="2">5.5 Projekt i implementacja widoków dla po zalogowaniu </text:h>
      <text:p text:style-name="Text_20_body"/>
      <text:p text:style-name="Text_20_body">Ten rozdział będzie dotyczył dostępnych akcji dla zalogowanych użytkowników</text:p>
      <text:p text:style-name="Text_20_body"/>
      <text:h text:style-name="Heading_20_3" text:outline-level="3">5.5.1 Analiza widoków</text:h>
      <text:p text:style-name="Text_20_body">Wstępnie nasz portal będzie posiadał trzy widoki . </text:p>
      <text:list xml:id="list3436499147628424034" text:style-name="L15">
        <text:list-item>
          <text:p text:style-name="P133">Moja strona</text:p>
        </text:list-item>
        <text:list-item>
          <text:p text:style-name="P133">Moje zespoły</text:p>
        </text:list-item>
        <text:list-item>
          <text:p text:style-name="P133">Szukaj zespołu</text:p>
        </text:list-item>
      </text:list>
      <text:p text:style-name="Text_20_body"/>
      <text:h text:style-name="Heading_20_4" text:outline-level="4">5.5.1.1 Moja strona</text:h>
      <text:p text:style-name="Text_20_body">Widok ten ma przedstawiać informacje o danym użytkowniku. Dane które widok będzie przedstawiał to </text:p>
      <text:list xml:id="list4705720365848107326" text:style-name="L16">
        <text:list-item>
          <text:p text:style-name="P134">Dane osobowe( imię, nazwisko, data urodzenia, miejsce urodzenia)</text:p>
        </text:list-item>
        <text:list-item>
          <text:p text:style-name="P134">Opis danej osoby</text:p>
        </text:list-item>
        <text:list-item>
          <text:p text:style-name="P134">Zespoły w których jest dana osoba </text:p>
        </text:list-item>
      </text:list>
      <text:p text:style-name="Text_20_body"/>
      <text:h text:style-name="Heading_20_4" text:outline-level="4"><text:soft-page-break/>5.5.1.2 Moje zespoły</text:h>
      <text:p text:style-name="Text_20_body">Zakładka będzie przedstawiała zespoły w których jest dany użytkownik. Planuje tutaj widok tabelaryczny . Każdy rekord będzie miał informacje o zespole(nazwa, opis). Dodatkowo dla każdego zespołu <text:s/>będzie opcja przechodzenia w widok bardziej szczegółowy. </text:p>
      <text:h text:style-name="Heading_20_4" text:outline-level="4">5.5.1.3 Widok zespołu</text:h>
      <text:p text:style-name="Text_20_body">Widok zespołu będzie podzielony na następujące sekcje</text:p>
      <text:list xml:id="list8756661624283922224" text:style-name="L17">
        <text:list-item>
          <text:p text:style-name="P135">Dane zespołu (nazwa, rok założenia, miejsce założenia, opis)</text:p>
        </text:list-item>
        <text:list-item>
          <text:p text:style-name="P135">Członkowie zespołu</text:p>
        </text:list-item>
        <text:list-item>
          <text:p text:style-name="P135">Albumy</text:p>
        </text:list-item>
      </text:list>
      <text:p text:style-name="Text_20_body"/>
      <text:p text:style-name="Text_20_body">Dane zespołu będą z tego widoku edytowalne. Po kliknięciu <text:s/>przycisku edytuj pojawi się okienko modalne z wypełnionymi polami zespołu (nazwa, rok założenia, miejsce założenia, opis). Każdy członek zespołu może te dane zmienić i zapisać.</text:p>
      <text:p text:style-name="Text_20_body">Członkowie zespołu <text:s/>będzie sekcją wyświetlająca osoby w zespole. Dodatkowo będzie opcja dodania nowego członka do zespołu. Po wciśnięciu przycisku „Dodaj osobę” zostaniemy przekierowani do nowego widoku z możliwością wyszukania nowych osób oraz dodania ich o zespołu.</text:p>
      <text:p text:style-name="Text_20_body">Sekcja albumy będzie przedstawiała albumy który dany zespół stworzył. Poza wyświetleniem wszystkich albumów zespołu będzie też możliwość dodania nowego albumu jak i wejście w bardziej szczegółowe dane albumu.</text:p>
      <text:p text:style-name="Text_20_body"/>
      <text:h text:style-name="Heading_20_4" text:outline-level="4">5.5.1.4 Widok wyszukiwania osób</text:h>
      <text:p text:style-name="Text_20_body">Widok ten będzie przedstawiał osoby które dany zespół może dodać do składu. Będą tu widoczne trzy filtry(login, imię, nazwisko) ,jak i widok tabelaryczny przedstawiający osoby zgodne z wymogami filtrów. Każda osoba poza danymi będzie miałą również opcje doodania do zespołu</text:p>
      <text:h text:style-name="Heading_20_4" text:outline-level="4">5.5.1.5 Widok dodania albumu</text:h>
      <text:p text:style-name="Text_20_body">Sam widok dodania albumu będzie okienkiem modalnym wołanym z poziomu widoku zespołu. Wymaganymi polami będą nazwa, data powstania i opis. </text:p>
      <text:p text:style-name="Text_20_body"/>
      <text:h text:style-name="Heading_20_4" text:outline-level="4">5.5.1.6 Widok szczegółów albumu</text:h>
      <text:p text:style-name="Text_20_body">W widoku szczegółów albumu będą widoczne następujące sekcje</text:p>
      <text:list xml:id="list7954312092906332295" text:style-name="L18">
        <text:list-item>
          <text:p text:style-name="P136">Dane o albumie(nazwa, twórca, data stworzenia, opis)</text:p>
        </text:list-item>
        <text:list-item>
          <text:p text:style-name="P136">Lista utworów</text:p>
        </text:list-item>
      </text:list>
      <text:p text:style-name="Text_20_body">Do albumu będzie można dodawać nowe utwory wywołując okienko modalne. Dodatkowo będzie można wejść w szczegóły utwory skąd będziemy mieli możliwość ściągnięcia utwory na nasz dysk.</text:p>
      <text:p text:style-name="Text_20_body"/>
      <text:h text:style-name="Heading_20_4" text:outline-level="4"><text:soft-page-break/>5.5.1.6 Widok dodania utworu</text:h>
      <text:p text:style-name="Text_20_body">Będzie to okienko modalne z następującymi polami. </text:p>
      <text:list xml:id="list8087401829355823082" text:style-name="L19">
        <text:list-item>
          <text:p text:style-name="P137">Nazwa</text:p>
        </text:list-item>
        <text:list-item>
          <text:p text:style-name="P137">Opis</text:p>
        </text:list-item>
        <text:list-item>
          <text:p text:style-name="P137">Plik</text:p>
        </text:list-item>
      </text:list>
      <text:p text:style-name="Text_20_body">Po wybraniu wymagających pól i wybraniu pliku system stworzy strukturę folderu według następującej ścieżki – NAZWA_ZESPOŁU/NAZWA_ALBUMU, a następnie doda utwór do wybranego katalogu</text:p>
      <text:p text:style-name="Text_20_body"/>
      <text:h text:style-name="Heading_20_4" text:outline-level="4">5.5.1.6 Widok szczegółów utworu</text:h>
      <text:p text:style-name="Text_20_body">Będzie to widok w którym użytkownikowi przedstawi się informację o utworze (utwór, zespół, album). Dodatkowo będzie tutaj opcja ściągnięcia utworu na dysk.</text:p>
      <text:p text:style-name="Text_20_body"/>
      <text:h text:style-name="Heading_20_4" text:outline-level="4">5.5.1.6 Widok wyszukiwania zespołu</text:h>
      <text:p text:style-name="Text_20_body">Widok który będzie udostępniał dwa filtry(nazwę zespołu i gatunek muzyki) .Dla każdego wyszukanego zespołu będzie opcja wejścia w szczegóły. Widok szczegółów będzie bardzo podobny do widoku z podrozdziału „5.5.1.3 Widok zespołu”. Różnicą tutaj będzie brak możliwości edycji danych(dodawanie albumów, członków zespołu jak i edycja danych zespołu). Dla podwidoku albumu nie będzie możliwości edycji danych oraz dodawania utworów. Widok ten będzie jedynym dostępnym widokiem dla niezalogowanych użytkowników.</text:p>
      <text:p text:style-name="Text_20_body"/>
      <text:h text:style-name="Heading_20_3" text:outline-level="3">5.5.2 Implementacja widoków</text:h>
      <text:p text:style-name="Text_20_body">Sekcja ta będzie przedstawiała implementację poszczególnych widoków</text:p>
      <text:p text:style-name="Text_20_body"/>
      <text:h text:style-name="Heading_20_4" text:outline-level="4">5.5.2.1 Przygotowanie plików css.</text:h>
      <text:p text:style-name="Text_20_body"/>
      <text:p text:style-name="Text_20_body">W aplikacji przewiduję dominacje koloru zielonego i jasnoniebieskiego. Dodatkowo sekcję będą odzielnymi panelami. Dlatego przed pracą nad widokami zajmę się stworzeniem odpowiednich klas css które upiększą widoki. Listening przedstawia moje klasy css z których będę korzystał w portalu.</text:p>
      <text:p text:style-name="Text_20_body"/>
      <table:table table:name="Tabela10" table:style-name="Tabela10">
        <table:table-column table:style-name="Tabela10.A"/>
        <table:table-row>
          <table:table-cell table:style-name="Tabela10.A1" office:value-type="string">
            <text:p text:style-name="Table_20_Contents">body{</text:p>
            <text:p text:style-name="Table_20_Contents"><text:s text:c="4"/>background-color: #C0D9F0;</text:p>
            <text:p text:style-name="Table_20_Contents"><text:s text:c="4"/>background: linear-gradient(to right, #C0D9F0 , #36FFAB);</text:p>
            <text:p text:style-name="Table_20_Contents">}</text:p>
            <text:p text:style-name="Table_20_Contents"/>
            <text:p text:style-name="Table_20_Contents">.panelf{</text:p>
            <text:p text:style-name="Table_20_Contents"><text:s text:c="5"/>background: linear-gradient(to bottom right, #CDE86D , #FFFFAD);</text:p>
            <text:p text:style-name="Table_20_Contents"><text:s text:c="5"/>box-shadow: 10px 10px grey;</text:p>
            <text:p text:style-name="Table_20_Contents"><text:s text:c="5"/>border-color: black;</text:p>
            <text:p text:style-name="Table_20_Contents"><text:soft-page-break/><text:s text:c="7"/>font-family: cursive;</text:p>
            <text:p text:style-name="Table_20_Contents"><text:s text:c="7"/>color: black;</text:p>
            <text:p text:style-name="Table_20_Contents">}</text:p>
            <text:p text:style-name="Table_20_Contents"/>
            <text:p text:style-name="Table_20_Contents">.panelm{</text:p>
            <text:p text:style-name="Table_20_Contents"><text:s text:c="4"/>@extend .panelf;</text:p>
            <text:p text:style-name="Table_20_Contents"><text:s text:c="4"/>padding-bottom: 10px;</text:p>
            <text:p text:style-name="Table_20_Contents"><text:s text:c="4"/>padding-top: 5px;</text:p>
            <text:p text:style-name="Table_20_Contents"><text:s text:c="4"/>h1{</text:p>
            <text:p text:style-name="Table_20_Contents"><text:s text:c="8"/>margin-top: 10px;</text:p>
            <text:p text:style-name="Table_20_Contents"><text:s text:c="8"/>margin-bottom: 10px;</text:p>
            <text:p text:style-name="Table_20_Contents"><text:s text:c="8"/>font-family: cursive;</text:p>
            <text:p text:style-name="Table_20_Contents"><text:s text:c="4"/>}</text:p>
            <text:p text:style-name="Table_20_Contents"><text:s text:c="5"/>h2{</text:p>
            <text:p text:style-name="Table_20_Contents"><text:s text:c="8"/>margin-top: 10px;</text:p>
            <text:p text:style-name="Table_20_Contents"><text:s text:c="8"/>margin-bottom: 10px;</text:p>
            <text:p text:style-name="Table_20_Contents"><text:s text:c="8"/>font-family: cursive;</text:p>
            <text:p text:style-name="Table_20_Contents"><text:s text:c="4"/>}</text:p>
            <text:p text:style-name="Table_20_Contents">}</text:p>
            <text:p text:style-name="Table_20_Contents"/>
            <text:p text:style-name="Table_20_Contents">.modal-content{</text:p>
            <text:p text:style-name="Table_20_Contents"><text:s text:c="5"/>@extend .panelf;</text:p>
            <text:p text:style-name="Table_20_Contents">}</text:p>
          </table:table-cell>
        </table:table-row>
      </table:table>
      <text:p text:style-name="Text_20_body"/>
      <text:p text:style-name="Text_20_body"/>
      <text:p text:style-name="Text_20_body"><draw:frame draw:style-name="fr3" draw:name="grafika12" text:anchor-type="paragraph" svg:width="17cm" svg:height="5.551cm" draw:z-index="11"><draw:image xlink:href="Pictures/20000007000050B900001A5C3A51029C.svm" xlink:type="simple" xlink:show="embed" xlink:actuate="onLoad"/></draw:frame>Przykład ekranu logowania wykorzystujący stworzone klasy css</text:p>
      <text:p text:style-name="Text_20_body"/>
      <text:h text:style-name="Heading_20_4" text:outline-level="4">5.5.3.1 Moja strona</text:h>
      <text:p text:style-name="Text_20_body">Podrozdział będzie przedstawiał implementację widoku „Moja strona”</text:p>
      <text:p text:style-name="Text_20_body"/>
      <text:h text:style-name="Heading_20_5" text:outline-level="5">5.5.3.1.1 Implementacja Back-End</text:h>
      <text:p text:style-name="Text_20_body">Po stronie warstwy Back-End potrzebujemy nastepujących funkconalności</text:p>
      <text:list xml:id="list3994197920435387011" text:style-name="L20">
        <text:list-item>
          <text:p text:style-name="P138">Pobranie osoby i wysłanie jej informacji serwisem REST do warstwy Front-End.</text:p>
        </text:list-item>
      </text:list>
      <text:p text:style-name="Text_20_body">Aby pobrać aktualnego użytkownika możeby skorzystać z komponentu SessionBiz i wywołać jego <text:soft-page-break/>metodę getUser. Następnie pobrany obiekt encyjny przetworzymy w format odpowiedni do wyświetlenia. Metodę pobierającą umieszczę w klasie UserController. Poniższy listing przedstawia ciało metody</text:p>
      <text:p text:style-name="Text_20_body"/>
      <text:p text:style-name="Text_20_body"/>
      <text:p text:style-name="Text_20_body"/>
      <table:table table:name="Tabela4" table:style-name="Tabela4">
        <table:table-column table:style-name="Tabela4.A"/>
        <table:table-row>
          <table:table-cell table:style-name="Tabela4.A1" office:value-type="string">
            <text:p text:style-name="P35"><text:span text:style-name="T7"><text:tab/></text:span><text:span text:style-name="T27">@RequestMapping</text:span><text:span text:style-name="T7">(value = </text:span><text:span text:style-name="T21">"details"</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UserDetailsWrapper findUserDetails() {</text:span></text:p>
            <text:p text:style-name="P57"><text:span text:style-name="T7"><text:tab/><text:tab/></text:span><text:span text:style-name="T31">return</text:span><text:span text:style-name="T7"> </text:span><text:span text:style-name="T31">new</text:span><text:span text:style-name="T7"> UserDetailsWrapper(</text:span><text:span text:style-name="T33">sessionBiz</text:span><text:span text:style-name="T7">.getUser());</text:span></text:p>
            <text:p text:style-name="P49"><text:tab/>}</text:p>
          </table:table-cell>
        </table:table-row>
      </table:table>
      <text:p text:style-name="Text_20_body"/>
      <text:p text:style-name="Text_20_body">Dodatkowo stworzyłem konstruktor dla obiektu UserDetailsWrapper przyjmujący jako parametr obiekt User. Poniższy listening przedstawia konstruktor</text:p>
      <text:p text:style-name="Text_20_body"/>
      <table:table table:name="Tabela5" table:style-name="Tabela5">
        <table:table-column table:style-name="Tabela5.A"/>
        <table:table-row>
          <table:table-cell table:style-name="Tabela5.A1" office:value-type="string">
            <text:p text:style-name="P57"><text:span text:style-name="T7"><text:tab/></text:span><text:span text:style-name="T31">public</text:span><text:span text:style-name="T7"> UserWrapper(User </text:span><text:span text:style-name="T38">user</text:span><text:span text:style-name="T7">) {</text:span></text:p>
            <text:p text:style-name="P57"><text:span text:style-name="T7"><text:tab/><text:tab/></text:span><text:span text:style-name="T31">super</text:span><text:span text:style-name="T7">();</text:span></text:p>
            <text:p text:style-name="P57"><text:span text:style-name="T7"><text:tab/><text:tab/></text:span><text:span text:style-name="T31">this</text:span><text:span text:style-name="T7">.</text:span><text:span text:style-name="T33">id</text:span><text:span text:style-name="T7"> = </text:span><text:span text:style-name="T38">user</text:span><text:span text:style-name="T7">.getId();</text:span></text:p>
            <text:p text:style-name="P57"><text:span text:style-name="T7"><text:tab/><text:tab/></text:span><text:span text:style-name="T31">this</text:span><text:span text:style-name="T7">.</text:span><text:span text:style-name="T33">firstName</text:span><text:span text:style-name="T7"> = </text:span><text:span text:style-name="T38">user</text:span><text:span text:style-name="T7">.getFirstName();</text:span></text:p>
            <text:p text:style-name="P57"><text:span text:style-name="T7"><text:tab/><text:tab/></text:span><text:span text:style-name="T31">this</text:span><text:span text:style-name="T7">.</text:span><text:span text:style-name="T33">lastName</text:span><text:span text:style-name="T7"> = </text:span><text:span text:style-name="T38">user</text:span><text:span text:style-name="T7">.getLastName();</text:span></text:p>
            <text:p text:style-name="P57"><text:span text:style-name="T7"><text:tab/><text:tab/></text:span><text:span text:style-name="T31">this</text:span><text:span text:style-name="T7">.</text:span><text:span text:style-name="T33">birtDate</text:span><text:span text:style-name="T7"> = </text:span><text:span text:style-name="T38">user</text:span><text:span text:style-name="T7">.getBirtDate();</text:span></text:p>
            <text:p text:style-name="P57"><text:span text:style-name="T7"><text:tab/><text:tab/></text:span><text:span text:style-name="T31">this</text:span><text:span text:style-name="T7">.</text:span><text:span text:style-name="T33">birthPlace</text:span><text:span text:style-name="T7"> = </text:span><text:span text:style-name="T38">user</text:span><text:span text:style-name="T7">.getBirthPlace();</text:span></text:p>
            <text:p text:style-name="P57"><text:span text:style-name="T7"><text:tab/><text:tab/></text:span><text:span text:style-name="T31">this</text:span><text:span text:style-name="T7">.</text:span><text:span text:style-name="T33">login</text:span><text:span text:style-name="T7"> = </text:span><text:span text:style-name="T38">user</text:span><text:span text:style-name="T7">.getLogin();</text:span></text:p>
            <text:p text:style-name="P57"><text:span text:style-name="T7"><text:tab/><text:tab/></text:span><text:span text:style-name="T31">this</text:span><text:span text:style-name="T7">.</text:span><text:span text:style-name="T33">description</text:span><text:span text:style-name="T7"> = </text:span><text:span text:style-name="T38">user</text:span><text:span text:style-name="T7">.getDescription();</text:span></text:p>
            <text:p text:style-name="P49"><text:tab/>}</text:p>
          </table:table-cell>
        </table:table-row>
      </table:table>
      <text:p text:style-name="Text_20_body"/>
      <text:p text:style-name="Text_20_body">Dla pozostałych obiektów w aplikacji będę wykorzystywał taką samą konwencję. Umożliwi to lepszą kontrolę nad tym co użytkownik może zobaczyć w widoku, a czego nie może zobaczyć. W tym przypadku nie przekazujemy do widoku hasła użytkownika, co utrudni włamanie się do mojego systemu.</text:p>
      <text:p text:style-name="Text_20_body"/>
      <text:h text:style-name="Heading_20_5" text:outline-level="5">5.5.3.1.2 Implementacja Front-End</text:h>
      <text:p text:style-name="Text_20_body"/>
      <text:p text:style-name="Text_20_body"/>
      <text:p text:style-name="Text_20_body">W warstwie front-end musimy stworzyć serwis serwis odbierający dane z Resta, dodatkowo trzeba obsłużyć nawigację przejścia na stronę , stworzyć kontoler i widok html. Rozpocznę od dodania do serwisu <text:s/>userDataService metody getSessionUser. Poniższy listening przedstawia ciało metody</text:p>
      <table:table table:name="Tabela6" table:style-name="Tabela6">
        <table:table-column table:style-name="Tabela6.A"/>
        <table:table-row>
          <table:table-cell table:style-name="Tabela6.A1" office:value-type="string">
            <text:p text:style-name="Table_20_Contents"><text:s text:c="2"/>function getSessionUser(){</text:p>
            <text:p text:style-name="Table_20_Contents"><text:s text:c="10"/>return $http.get('http://localhost:9999/user/details');</text:p>
            <text:p text:style-name="Table_20_Contents"><text:s text:c="6"/>}</text:p>
          </table:table-cell>
        </table:table-row>
      </table:table>
      <text:p text:style-name="Text_20_body"/>
      <text:p text:style-name="P70">Wołając metodę get serwisu $http otrzymamy obietnice naszego modelu. W metodzie resolve nawigacji obsłużymy wywołanie naszego serwisu i otrzymanie gotowego obiektu z obietnicy którą otrzymujemy z serwisu $http. Poniższy listing przedstawia obsługe danej sytuacji</text:p>
      <text:p text:style-name="P70"/>
      <table:table table:name="Tabela7" table:style-name="Tabela7">
        <table:table-column table:style-name="Tabela7.A"/>
        <text:soft-page-break/>
        <table:table-row>
          <table:table-cell table:style-name="Tabela7.A1" office:value-type="string">
            <text:p text:style-name="Table_20_Contents">state('myPage', {</text:p>
            <text:p text:style-name="Table_20_Contents"><text:s text:c="20"/>url: '/myPage',</text:p>
            <text:p text:style-name="Table_20_Contents"><text:s text:c="20"/>templateUrl: 'app/userModule/myPage.html',</text:p>
            <text:p text:style-name="Table_20_Contents"><text:s text:c="20"/>controller: 'MyPageController',</text:p>
            <text:p text:style-name="Table_20_Contents"><text:s text:c="20"/>controllerAs: 'vm',</text:p>
            <text:p text:style-name="Table_20_Contents"><text:s text:c="20"/>resolve: {</text:p>
            <text:p text:style-name="Table_20_Contents"><text:s text:c="24"/>user: function (UserDataService) {</text:p>
            <text:p text:style-name="Table_20_Contents"><text:s text:c="28"/>return UserDataService.getSessionUser();</text:p>
            <text:p text:style-name="Table_20_Contents"><text:s text:c="24"/>}</text:p>
            <text:p text:style-name="Table_20_Contents"/>
            <text:p text:style-name="Table_20_Contents"/>
            <text:p text:style-name="Table_20_Contents"><text:s text:c="20"/>}</text:p>
            <text:p text:style-name="Table_20_Contents"><text:s text:c="16"/>})</text:p>
          </table:table-cell>
        </table:table-row>
      </table:table>
      <text:p text:style-name="P70"/>
      <text:p text:style-name="P70">Wchodząc w stronę poprzez URL „myPage” zawsze otrzymamy rozwiązany obiekt user.</text:p>
      <text:p text:style-name="P70">W ten sposób w kontrolerze userController jesteśmy w stanie otrzymać obiekt użytkownika w następujący sposób</text:p>
      <text:p text:style-name="P70"/>
      <table:table table:name="Tabela8" table:style-name="Tabela8">
        <table:table-column table:style-name="Tabela8.A"/>
        <table:table-row>
          <table:table-cell table:style-name="Tabela8.A1" office:value-type="string">
            <text:p text:style-name="Table_20_Contents">function MainController(user) {</text:p>
            <text:p text:style-name="Table_20_Contents"><text:s text:c="8"/>var vm = this;</text:p>
            <text:p text:style-name="Table_20_Contents"><text:s text:c="8"/>vm.user=user.data;</text:p>
            <text:p text:style-name="Table_20_Contents">}</text:p>
          </table:table-cell>
        </table:table-row>
      </table:table>
      <text:p text:style-name="P70"/>
      <text:p text:style-name="Text_20_body">Mając obiekt uzytkownika na poziomie kontrolera jesteśmy w stanie zbudować widok HTML. </text:p>
      <text:p text:style-name="Text_20_body">Trzeba będzie stworzyć następujące sekcję</text:p>
      <text:list xml:id="list4076412293531825460" text:style-name="L21">
        <text:list-item>
          <text:p text:style-name="P139">Informacje podstawowe o użytkowniku</text:p>
        </text:list-item>
        <text:list-item>
          <text:p text:style-name="P139">Informacje szczegółowe o użytkowniku</text:p>
        </text:list-item>
        <text:list-item>
          <text:p text:style-name="P139">Opis użytkownika</text:p>
        </text:list-item>
        <text:list-item>
          <text:p text:style-name="P139">Zespoły użytkownika</text:p>
        </text:list-item>
      </text:list>
      <text:p text:style-name="Text_20_body">Wykorzystując klasy Bootstrap jak i predefinując klasy css które potem będę modyfikował tworze obiekt HTML który przedstawia poniższy listing</text:p>
      <table:table table:name="Tabela9" table:style-name="Tabela9">
        <table:table-column table:style-name="Tabela9.A"/>
        <table:table-row>
          <table:table-cell table:style-name="Tabela9.A1" office:value-type="string">
            <text:p text:style-name="Text_20_body">&lt;div class="page-header"&gt;</text:p>
            <text:p text:style-name="Text_20_body">&lt;div class="well panelm"&gt; </text:p>
            <text:p text:style-name="Text_20_body"><text:s text:c="4"/>&lt;h1&gt;Moja strona&lt;/h1&gt;</text:p>
            <text:p text:style-name="Text_20_body">&lt;/div&gt;</text:p>
            <text:p text:style-name="Text_20_body"><text:s text:c="4"/>&lt;div class="well panelf"&gt; <text:s/></text:p>
            <text:p text:style-name="Text_20_body"><text:s text:c="12"/>&lt;h3&gt;Dane osobowe&lt;/h3&gt;</text:p>
            <text:p text:style-name="Text_20_body"><text:s text:c="12"/>&lt;p&gt; Imię : {{vm.user.firstName}}&lt;/p&gt;</text:p>
            <text:p text:style-name="Text_20_body"><text:s text:c="12"/>&lt;p&gt; Nazwisko : {{vm.user.lastName}} &lt;/p&gt;</text:p>
            <text:p text:style-name="Text_20_body"><text:s text:c="12"/>&lt;p&gt; Miejsce urodzenia : {{vm.user.birthPlace}} &lt;/p&gt;</text:p>
            <text:p text:style-name="Text_20_body"><text:s text:c="12"/>&lt;p&gt; Data urodzenia : {{vm.user.birtDate}} &lt;/p&gt;</text:p>
            <text:p text:style-name="Text_20_body"><text:soft-page-break/><text:s text:c="4"/>&lt;/div&gt;</text:p>
            <text:p text:style-name="Text_20_body"><text:s text:c="4"/>&lt;div class="well panelf"&gt;</text:p>
            <text:p text:style-name="Text_20_body"><text:s text:c="12"/>&lt;h3&gt;Opis&lt;/h3&gt;</text:p>
            <text:p text:style-name="Text_20_body"><text:s text:c="12"/>&lt;p&gt; {{vm.user.description}}&lt;/p&gt;</text:p>
            <text:p text:style-name="Text_20_body"><text:s text:c="4"/>&lt;/div&gt;</text:p>
            <text:p text:style-name="Text_20_body"><text:s text:c="8"/>&lt;div class="well panelf"&gt;</text:p>
            <text:p text:style-name="Text_20_body"><text:s text:c="12"/>&lt;h3&gt;Zespoły&lt;/h3&gt;</text:p>
            <text:p text:style-name="Text_20_body"><text:s text:c="12"/>&lt;div ng-repeat="item in vm.user.bands track by $index"&gt;</text:p>
            <text:p text:style-name="Text_20_body"><text:s text:c="12"/>&lt;p&gt;{{$index+1}} {{item.name}} <text:s/>- <text:s/>{{item.gengre}}&lt;/p&gt;</text:p>
            <text:p text:style-name="Text_20_body"><text:s text:c="12"/>&lt;/div&gt;</text:p>
            <text:p text:style-name="Text_20_body"><text:s text:c="4"/>&lt;/div&gt; <text:s/></text:p>
            <text:p text:style-name="Text_20_body">&lt;/div&gt;</text:p>
          </table:table-cell>
        </table:table-row>
      </table:table>
      <text:p text:style-name="Text_20_body"/>
      <text:p text:style-name="Text_20_body">Efekt wywołania strony i zalogowania przedstawia poniższy zrzut ekranu.</text:p>
      <text:p text:style-name="Text_20_body"><draw:frame draw:style-name="fr2" draw:name="grafika13" text:anchor-type="paragraph" svg:x="0.132cm" svg:y="0.011cm" svg:width="16.81cm" svg:height="8.939cm" draw:z-index="12"><draw:image xlink:href="Pictures/20000007000062160000339498C5E968.svm" xlink:type="simple" xlink:show="embed" xlink:actuate="onLoad"/></draw:frame></text:p>
      <text:p text:style-name="Text_20_body"/>
      <text:h text:style-name="Heading_20_4" text:outline-level="4">5.5.4.1 Moje zespoły</text:h>
      <text:p text:style-name="Text_20_body">W zakładce moje zespoły dany użytkownik może przeglądać zespoły do których jest zapisany. Dodatkowo może wejść w szczegóły każdego z nich</text:p>
      <text:h text:style-name="Heading_20_4" text:outline-level="4">5.5.4.1.1 Implementacja Back-End</text:h>
      <text:p text:style-name="Text_20_body">W widoku będziemy potrzebować danych o wszystkich zespołach do których użytkownik jest zapisany. Dlatego po stronie Back-End muszę wystawić metodę REST pobierającą wszystkie zespoły dla danego użytkownika. Poniższy listing przedstawia ciało metody</text:p>
      <table:table table:name="Tabela11" table:style-name="Tabela11">
        <table:table-column table:style-name="Tabela11.A"/>
        <text:soft-page-break/>
        <table:table-row>
          <table:table-cell table:style-name="Tabela11.A1" office:value-type="string">
            <text:p text:style-name="P57"><text:span text:style-name="T27">@RequestMapping</text:span><text:span text:style-name="T7">(value = </text:span><text:span text:style-name="T21">"byUser"</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List&lt;BandWrapper&gt; findAllForUser() {</text:span></text:p>
            <text:p text:style-name="P57"><text:span text:style-name="T7"><text:tab/><text:tab/>List&lt;Band&gt; </text:span><text:span text:style-name="T38">bandList</text:span><text:span text:style-name="T7"> = </text:span><text:span text:style-name="T31">new</text:span><text:span text:style-name="T7"> ArrayList&lt;&gt;();</text:span></text:p>
            <text:p text:style-name="P57"><text:span text:style-name="T7"><text:tab/><text:tab/>Consumer&lt;Band&gt; </text:span><text:span text:style-name="T38">bandConsumer</text:span><text:span text:style-name="T7"> = (Band </text:span><text:span text:style-name="T38">band</text:span><text:span text:style-name="T7">) -&gt; </text:span><text:span text:style-name="T38">bandList</text:span><text:span text:style-name="T7">.add(</text:span><text:span text:style-name="T38">band</text:span><text:span text:style-name="T7">);</text:span></text:p>
            <text:p text:style-name="P57"><text:span text:style-name="T7"><text:tab/><text:tab/>Predicate&lt;Band&gt; </text:span><text:span text:style-name="T38">bandPredicate</text:span><text:span text:style-name="T7"> = (Band </text:span><text:span text:style-name="T38">band</text:span><text:span text:style-name="T7">) -&gt; <text:s text:c="2"/></text:span><text:span text:style-name="T38">band</text:span><text:span text:style-name="T7">.getMembers().contains(</text:span><text:span text:style-name="T33">sessionBiz</text:span><text:span text:style-name="T7">.getUser());</text:span></text:p>
            <text:p text:style-name="P57"><text:span text:style-name="T7"><text:tab/><text:tab/>Function&lt;Band, BandWrapper&gt; </text:span><text:span text:style-name="T38">bandFunction</text:span><text:span text:style-name="T7"> = (Band </text:span><text:span text:style-name="T38">band</text:span><text:span text:style-name="T7">) -&gt; (</text:span><text:span text:style-name="T31">new</text:span><text:span text:style-name="T7"> BandWrapper(</text:span><text:span text:style-name="T38">band</text:span><text:span text:style-name="T7">));</text:span></text:p>
            <text:p text:style-name="P57"><text:span text:style-name="T7"><text:tab/><text:tab/></text:span><text:span text:style-name="T33">bandRepository</text:span><text:span text:style-name="T7">.findAll().forEach(</text:span><text:span text:style-name="T38">bandConsumer</text:span><text:span text:style-name="T7">);</text:span></text:p>
            <text:p text:style-name="P57"><text:span text:style-name="T7"><text:tab/><text:tab/>List&lt;BandWrapper&gt; </text:span><text:span text:style-name="T38">responseList</text:span><text:span text:style-name="T7"> = </text:span><text:span text:style-name="T38">bandList</text:span><text:span text:style-name="T7">.stream().filter(</text:span><text:span text:style-name="T38">bandPredicate</text:span><text:span text:style-name="T7">).map(</text:span><text:span text:style-name="T38">bandFunction</text:span><text:span text:style-name="T7">)</text:span></text:p>
            <text:p text:style-name="P49"><text:tab/><text:tab/><text:tab/><text:tab/>.collect(Collectors.<text:span text:style-name="T41">toList</text:span>());</text:p>
            <text:p text:style-name="P57"><text:span text:style-name="T7"><text:tab/><text:tab/></text:span><text:span text:style-name="T31">return</text:span><text:span text:style-name="T7"> </text:span><text:span text:style-name="T38">responseList</text:span><text:span text:style-name="T7">;</text:span></text:p>
            <text:p text:style-name="P49"><text:tab/>}</text:p>
          </table:table-cell>
        </table:table-row>
      </table:table>
      <text:p text:style-name="Text_20_body"/>
      <text:p text:style-name="Text_20_body">W listingu wykorzystuje dwie lambdy. Jedna ma przekonwertować obiekt Band na BandWrapper, czyli obiekt który będziemy przekazywać do widoku. Druga lambda, czyli Predicate, zwróci nam wiadomość, czy dany zespół należy do użytkownika. Metoda collect przekonwertuje wynik na listę. Końcowym wynikiem będzie lista opakowanych zespołów. </text:p>
      <text:p text:style-name="Text_20_body"/>
      <text:p text:style-name="Text_20_body">Dodatkowo będę potrzebował metody która pobierze mi bardziej szczegółowe dane zespołu dla podanego id. </text:p>
      <table:table table:name="Tabela16" table:style-name="Tabela16">
        <table:table-column table:style-name="Tabela16.A"/>
        <table:table-row>
          <table:table-cell table:style-name="Tabela16.A1" office:value-type="string">
            <text:p text:style-name="P57"><text:span text:style-name="T7"><text:tab/></text:span><text:span text:style-name="T27">@RequestMapping</text:span><text:span text:style-name="T7">(value = </text:span><text:span text:style-name="T21">"{id}"</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BandWrapper findById(</text:span><text:span text:style-name="T27">@PathVariable</text:span><text:span text:style-name="T7">(</text:span><text:span text:style-name="T21">"id"</text:span><text:span text:style-name="T7">) Long </text:span><text:span text:style-name="T38">id</text:span><text:span text:style-name="T7">) {</text:span></text:p>
            <text:p text:style-name="P57"><text:span text:style-name="T7"><text:tab/><text:tab/></text:span><text:span text:style-name="T31">return</text:span><text:span text:style-name="T7"> </text:span><text:span text:style-name="T31">new</text:span><text:span text:style-name="T7"> BandWrapper(</text:span><text:span text:style-name="T33">bandRepository</text:span><text:span text:style-name="T7">.findOne(</text:span><text:span text:style-name="T38">id</text:span><text:span text:style-name="T7">));</text:span></text:p>
            <text:p text:style-name="P49"><text:tab/>}</text:p>
          </table:table-cell>
        </table:table-row>
      </table:table>
      <text:p text:style-name="Text_20_body"/>
      <text:p text:style-name="Text_20_body">Zasługującym na uwagę elementem jest wykorzystanie parametru który znajduję się w scieżce wywoływanej metody REST. Wywołując więc adres URL <text:a xlink:type="simple" xlink:href="http://localhost:9999/band/2" text:style-name="Internet_20_link" text:visited-style-name="Visited_20_Internet_20_Link">http://localhost:9999/band/2</text:a> wowołamy metodę z parametrem 2, czyli zwrócony nam zostanie opakowany obiekt zespołu o id 2.</text:p>
      <text:h text:style-name="Heading_20_4" text:outline-level="4">5.5.4.1.2 Implementacja Front-End</text:h>
      <text:p text:style-name="Text_20_body"/>
      <text:p text:style-name="Text_20_body">Po stronie front-end działamy podobnie jak w ostatnim przykładzie. Tworzymy metode serwisu</text:p>
      <table:table table:name="Tabela12" table:style-name="Tabela12">
        <table:table-column table:style-name="Tabela12.A"/>
        <table:table-row>
          <table:table-cell table:style-name="Tabela12.A1" office:value-type="string">
            <text:p text:style-name="Table_20_Contents"><text:s text:c="5"/>function byUser() {</text:p>
            <text:p text:style-name="Table_20_Contents"><text:s text:c="12"/>return $http.get('http://localhost:9999/band/byUser');</text:p>
            <text:p text:style-name="Table_20_Contents"><text:s text:c="8"/>}</text:p>
          </table:table-cell>
        </table:table-row>
      </table:table>
      <text:p text:style-name="Text_20_body"/>
      <text:p text:style-name="Text_20_body">W nawigacji obsługujemy pobieranie rozwiązanego obiektu (obiektu który już nie jest obietnicą)</text:p>
      <table:table table:name="Tabela13" table:style-name="Tabela13">
        <table:table-column table:style-name="Tabela13.A"/>
        <table:table-row>
          <table:table-cell table:style-name="Tabela13.A1" office:value-type="string">
            <text:p text:style-name="Table_20_Contents"><text:s/>resolve: {</text:p>
            <text:p text:style-name="Table_20_Contents"><text:s text:c="24"/>bands: function (BandService) {</text:p>
            <text:p text:style-name="Table_20_Contents"><text:s text:c="28"/>return BandService.byUser();</text:p>
            <text:p text:style-name="Table_20_Contents"><text:s text:c="24"/>}</text:p>
          </table:table-cell>
        </table:table-row>
      </table:table>
      <text:p text:style-name="Text_20_body"/>
      <text:p text:style-name="Text_20_body">W BandController ładujemy otrzymany obiekt do kontrolera</text:p>
      <table:table table:name="Tabela14" table:style-name="Tabela14">
        <table:table-column table:style-name="Tabela14.A"/>
        <table:table-row>
          <table:table-cell table:style-name="Tabela14.A1" office:value-type="string">
            <text:p text:style-name="Table_20_Contents"><text:s/>function MainController(bands, $state) {</text:p>
            <text:p text:style-name="Table_20_Contents"><text:soft-page-break/><text:s text:c="4"/>var vm = this;</text:p>
            <text:p text:style-name="Table_20_Contents"><text:s text:c="4"/>vm.bands = bands.data;</text:p>
          </table:table-cell>
        </table:table-row>
      </table:table>
      <text:p text:style-name="Text_20_body"/>
      <text:p text:style-name="Text_20_body">Oraz wyświetlamy dane zespoły w HTML</text:p>
      <table:table table:name="Tabela15" table:style-name="Tabela15">
        <table:table-column table:style-name="Tabela15.A"/>
        <table:table-row>
          <table:table-cell table:style-name="Tabela15.A1" office:value-type="string">
            <text:p text:style-name="Table_20_Contents"><text:s text:c="5"/>&lt;tr ng-repeat="item in vm.bands"&gt;</text:p>
            <text:p text:style-name="Table_20_Contents"><text:s text:c="16"/>&lt;td&gt;{{item.name}}&lt;/td&gt;</text:p>
            <text:p text:style-name="Table_20_Contents"><text:s text:c="16"/>&lt;td&gt;{{item.description}}&lt;/td&gt;</text:p>
            <text:p text:style-name="Table_20_Contents"><text:s text:c="16"/>&lt;td&gt;&lt;input type="button" class="btn btn-sm btn-primary " ng-click="vm.viewDetails(item)" value="opcje" /&gt;&lt;/td&gt;</text:p>
            <text:p text:style-name="Table_20_Contents"><text:s text:c="12"/>&lt;/tr&gt;</text:p>
          </table:table-cell>
        </table:table-row>
      </table:table>
      <text:p text:style-name="Text_20_body"/>
      <text:p text:style-name="Text_20_body"/>
      <text:p text:style-name="Text_20_body">Dodatkowo musimy obsłużyć przejście do szczegółowego widoku zespołu. Dlatego w naszym kontrolerze muszę stworzyć metodą która wywoła nawigację przekazując dalej właściwe id zespołu. Dodaje więc metodę do serwisu</text:p>
      <table:table table:name="Tabela17" table:style-name="Tabela17">
        <table:table-column table:style-name="Tabela17.A"/>
        <table:table-row>
          <table:table-cell table:style-name="Tabela17.A1" office:value-type="string">
            <text:p text:style-name="Table_20_Contents"><text:s text:c="4"/>function getOne(groupId) { <text:s text:c="5"/></text:p>
            <text:p text:style-name="Table_20_Contents"><text:s text:c="12"/>return $http.get('http://localhost:9999/band/' + groupId);</text:p>
            <text:p text:style-name="Table_20_Contents"><text:s text:c="8"/>}</text:p>
          </table:table-cell>
        </table:table-row>
      </table:table>
      <text:p text:style-name="Text_20_body"/>
      <text:p text:style-name="Text_20_body">Obsługuję ją w nawigacji</text:p>
      <table:table table:name="Tabela18" table:style-name="Tabela18">
        <table:table-column table:style-name="Tabela18.A"/>
        <table:table-row>
          <table:table-cell table:style-name="Tabela18.A1" office:value-type="string">
            <text:p text:style-name="Table_20_Contents"><text:s/>.state('band', {</text:p>
            <text:p text:style-name="Table_20_Contents"><text:s text:c="20"/>url: '/band/{bandId}',</text:p>
            <text:p text:style-name="Table_20_Contents"><text:s text:c="20"/>templateUrl: 'app/groupModule/band.details.html',</text:p>
            <text:p text:style-name="Table_20_Contents"><text:s text:c="20"/>controller: 'BandControllerDetails',</text:p>
            <text:p text:style-name="Table_20_Contents"><text:s text:c="20"/>controllerAs: 'vm',</text:p>
            <text:p text:style-name="Table_20_Contents"><text:s text:c="20"/>resolve: {</text:p>
            <text:p text:style-name="Table_20_Contents"><text:s text:c="24"/>band: function (BandService, $stateParams) {</text:p>
            <text:p text:style-name="Table_20_Contents"><text:s text:c="28"/>return BandService.getOne($stateParams.bandId);</text:p>
            <text:p text:style-name="Table_20_Contents"><text:s text:c="24"/>}</text:p>
            <text:p text:style-name="Table_20_Contents"><text:s text:c="20"/>}</text:p>
            <text:p text:style-name="Table_20_Contents"><text:s text:c="16"/>}</text:p>
          </table:table-cell>
        </table:table-row>
      </table:table>
      <text:p text:style-name="Text_20_body"/>
      <text:p text:style-name="Text_20_body">W kontrolerze dodaję metodę przejścia do szczegółów z podanym parametrem </text:p>
      <table:table table:name="Tabela19" table:style-name="Tabela19">
        <table:table-column table:style-name="Tabela19.A"/>
        <table:table-row>
          <table:table-cell table:style-name="Tabela19.A1" office:value-type="string">
            <text:p text:style-name="Table_20_Contents"><text:s text:c="2"/>function viewDetails(band){</text:p>
            <text:p text:style-name="Table_20_Contents"><text:s text:c="8"/>$state.go("band",{bandId: band.id});</text:p>
            <text:p text:style-name="Table_20_Contents"><text:s text:c="4"/>}</text:p>
          </table:table-cell>
        </table:table-row>
      </table:table>
      <text:p text:style-name="Text_20_body"/>
      <text:p text:style-name="Text_20_body">Widok przedstawia poniższy zrzut ekranu</text:p>
      <text:p text:style-name="Text_20_body"><draw:frame draw:style-name="fr4" draw:name="grafika14" text:anchor-type="paragraph" svg:width="17cm" svg:height="1.884cm" draw:z-index="13"><draw:image xlink:href="Pictures/200000070000600500000AA60970846F.svm" xlink:type="simple" xlink:show="embed" xlink:actuate="onLoad"/></draw:frame></text:p>
      <text:p text:style-name="Text_20_body"/>
      <text:h text:style-name="Heading_20_4" text:outline-level="4"><text:soft-page-break/>5.5.5.1 Szczegóły zespołu</text:h>
      <text:list xml:id="list7799224384583134039" text:style-name="L22">
        <text:list-item>
          <text:list>
            <text:list-item>
              <text:list>
                <text:list-header>
                  <text:p text:style-name="P108">Widok szczegółów zespołu ma umożliwić podgląd danych zespołu, jak i nawigować do akcji zarządzania albumami, dodawania nowych albumów i dodawania nowych członków do zespołu.</text:p>
                </text:list-header>
              </text:list>
            </text:list-item>
          </text:list>
        </text:list-item>
      </text:list>
      <text:h text:style-name="Heading_20_5" text:outline-level="5">5.5.5.1.1 Implementacja Back-End</text:h>
      <text:p text:style-name="Text_20_body">W widoku przewiduję akcje dodawania nowych albumów, przechodzenia w szczegóły albumu oraz przechodzenia do widoku wyszukiwania nowych członków zespołu. Zacząłem od stworzenia metody tworzącej nowy album w klasie AlbumController</text:p>
      <text:p text:style-name="Text_20_body"/>
      <table:table table:name="Tabela20" table:style-name="Tabela20">
        <table:table-column table:style-name="Tabela20.A"/>
        <table:table-row>
          <table:table-cell table:style-name="Tabela20.A1" office:value-type="string">
            <text:p text:style-name="P57"><text:span text:style-name="T7"><text:tab/></text:span><text:span text:style-name="T27">@RequestMapping</text:span><text:span text:style-name="T7">(value = </text:span><text:span text:style-name="T21">"/create"</text:span><text:span text:style-name="T7">, method = RequestMethod.</text:span><text:span text:style-name="T34">POST</text:span><text:span text:style-name="T7">, consumes = MediaType.</text:span><text:span text:style-name="T34">APPLICATION_JSON_VALUE</text:span><text:span text:style-name="T7">)</text:span></text:p>
            <text:p text:style-name="P57"><text:span text:style-name="T7"><text:tab/></text:span><text:span text:style-name="T31">public</text:span><text:span text:style-name="T7"> AlbumWrapper create(</text:span><text:span text:style-name="T27">@RequestBody</text:span><text:span text:style-name="T7"> AlbumWrapper </text:span><text:span text:style-name="T38">albumWrapper</text:span><text:span text:style-name="T7">) {</text:span></text:p>
            <text:p text:style-name="P57"><text:span text:style-name="T7"><text:tab/><text:tab/>Band </text:span><text:span text:style-name="T38">band</text:span><text:span text:style-name="T7"> <text:s/>= </text:span><text:span text:style-name="T33">bandRepository</text:span><text:span text:style-name="T7">.findOne(</text:span><text:span text:style-name="T38">albumWrapper</text:span><text:span text:style-name="T7">.getBand());</text:span></text:p>
            <text:p text:style-name="P57"><text:span text:style-name="T7"><text:tab/><text:tab/>Album </text:span><text:span text:style-name="T38">album</text:span><text:span text:style-name="T7"> = </text:span><text:span text:style-name="T31">new</text:span><text:span text:style-name="T7"> Album(</text:span><text:span text:style-name="T38">albumWrapper</text:span><text:span text:style-name="T7">);</text:span></text:p>
            <text:p text:style-name="P57"><text:span text:style-name="T7"><text:tab/><text:tab/></text:span><text:span text:style-name="T38">album</text:span><text:span text:style-name="T7">.setBand(</text:span><text:span text:style-name="T38">band</text:span><text:span text:style-name="T7">);</text:span></text:p>
            <text:p text:style-name="P57"><text:span text:style-name="T7"><text:tab/><text:tab/></text:span><text:span text:style-name="T38">band</text:span><text:span text:style-name="T7">.getAlbums().add(</text:span><text:span text:style-name="T38">album</text:span><text:span text:style-name="T7">);</text:span></text:p>
            <text:p text:style-name="P57"><text:span text:style-name="T7"><text:tab/><text:tab/>Album </text:span><text:span text:style-name="T38">createdAlbum</text:span><text:span text:style-name="T7"> = <text:s/></text:span><text:span text:style-name="T33">albumRepository</text:span><text:span text:style-name="T7">.save(</text:span><text:span text:style-name="T38">album</text:span><text:span text:style-name="T7">);</text:span></text:p>
            <text:p text:style-name="P57"><text:span text:style-name="T7"><text:tab/><text:tab/></text:span><text:span text:style-name="T33">bandRepository</text:span><text:span text:style-name="T7">.save(</text:span><text:span text:style-name="T38">band</text:span><text:span text:style-name="T7">);</text:span></text:p>
            <text:p text:style-name="P57"><text:span text:style-name="T7"><text:tab/><text:tab/></text:span><text:span text:style-name="T31">return</text:span><text:span text:style-name="T7"> </text:span><text:span text:style-name="T31">new</text:span><text:span text:style-name="T7"> AlbumWrapper(</text:span><text:span text:style-name="T38">createdAlbum</text:span><text:span text:style-name="T7">);</text:span></text:p>
            <text:p text:style-name="P49"><text:tab/>}</text:p>
          </table:table-cell>
        </table:table-row>
      </table:table>
      <text:p text:style-name="Text_20_body"/>
      <text:p text:style-name="Text_20_body">Jako że jest to dwustronna relacja jeden do wielu zarówno po stronie albumu, jak i po stronie zespołu zapisujemy zmianę. Według konwencji zwracamy opakowany obiekt albumu.</text:p>
      <text:p text:style-name="Text_20_body"/>
      <text:p text:style-name="Text_20_body">Następnie tworzę metodę pobierającą szczegóły albumu</text:p>
      <table:table table:name="Tabela21" table:style-name="Tabela21">
        <table:table-column table:style-name="Tabela21.A"/>
        <table:table-row>
          <table:table-cell table:style-name="Tabela21.A1" office:value-type="string">
            <text:p text:style-name="P57"><text:span text:style-name="T7"><text:tab/></text:span><text:span text:style-name="T27">@RequestMapping</text:span><text:span text:style-name="T7">(value=</text:span><text:span text:style-name="T21">"{id}"</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AlbumWrapper findById(</text:span><text:span text:style-name="T27">@PathVariable</text:span><text:span text:style-name="T7">(</text:span><text:span text:style-name="T21">"id"</text:span><text:span text:style-name="T7">) Long </text:span><text:span text:style-name="T38">id</text:span><text:span text:style-name="T7">) {</text:span></text:p>
            <text:p text:style-name="P57"><text:span text:style-name="T7"><text:tab/><text:tab/></text:span><text:span text:style-name="T31">return</text:span><text:span text:style-name="T7"> </text:span><text:span text:style-name="T31">new</text:span><text:span text:style-name="T7"> AlbumWrapper(</text:span><text:span text:style-name="T33">albumRepository</text:span><text:span text:style-name="T7">.findOne(</text:span><text:span text:style-name="T38">id</text:span><text:span text:style-name="T7">));</text:span></text:p>
            <text:p text:style-name="P49"><text:tab/>}</text:p>
          </table:table-cell>
        </table:table-row>
      </table:table>
      <text:p text:style-name="Text_20_body"><text:s/></text:p>
      <text:p text:style-name="Text_20_body">Dla akcji przejścia do widoku dodawania członków do zespołu nie muszę dodawać implementacji po stronie Back-End</text:p>
      <text:h text:style-name="Heading_20_5" text:outline-level="5">5.5.5.1.2 Implementacja Front-End</text:h>
      <text:p text:style-name="Text_20_body">Zaczynam od stworzenia wszystkich potrzebnych mi serwisów</text:p>
      <table:table table:name="Tabela22" table:style-name="Tabela22">
        <table:table-column table:style-name="Tabela22.A"/>
        <table:table-row>
          <table:table-cell table:style-name="Tabela22.A1" office:value-type="string">
            <text:p text:style-name="Table_20_Contents"><text:s text:c="4"/>function createAlbum(album) {</text:p>
            <text:p text:style-name="Table_20_Contents"><text:s text:c="12"/>return $http.post('http://localhost:9999/album/create', album);</text:p>
            <text:p text:style-name="Table_20_Contents"><text:s text:c="8"/>}</text:p>
          </table:table-cell>
        </table:table-row>
      </table:table>
      <text:p text:style-name="Text_20_body"/>
      <table:table table:name="Tabela23" table:style-name="Tabela23">
        <table:table-column table:style-name="Tabela23.A"/>
        <table:table-row>
          <table:table-cell table:style-name="Tabela23.A1" office:value-type="string">
            <text:p text:style-name="Table_20_Contents"><text:s text:c="4"/>function getAlbum(albumId) {</text:p>
            <text:p text:style-name="Table_20_Contents"><text:s text:c="12"/>return $http.get('http://localhost:9999/album/' + albumId);</text:p>
            <text:p text:style-name="Table_20_Contents"><text:s text:c="8"/>}</text:p>
          </table:table-cell>
        </table:table-row>
      </table:table>
      <text:p text:style-name="Text_20_body"/>
      <text:p text:style-name="Text_20_body"/>
      <text:p text:style-name="Text_20_body">Następnie przechodzę do stworzenia okienka modalnego dla dodawania nowego albumu.</text:p>
      <text:p text:style-name="Text_20_body"><text:soft-page-break/>W BandDetailsController dodaje metodę </text:p>
      <table:table table:name="Tabela24" table:style-name="Tabela24">
        <table:table-column table:style-name="Tabela24.A"/>
        <table:table-row>
          <table:table-cell table:style-name="Tabela24.A1" office:value-type="string">
            <text:p text:style-name="Table_20_Contents"><text:s text:c="2"/>function addAlbum() {</text:p>
            <text:p text:style-name="Table_20_Contents"><text:s text:c="12"/>var modal = $modal.open({</text:p>
            <text:p text:style-name="Table_20_Contents"><text:s text:c="16"/>templateUrl: 'app/groupModule/albumModal.html',</text:p>
            <text:p text:style-name="Table_20_Contents"><text:s text:c="16"/>controller: 'AddAlbumModal',</text:p>
            <text:p text:style-name="Table_20_Contents"><text:s text:c="16"/>controllerAs: 'vm',</text:p>
            <text:p text:style-name="Table_20_Contents"><text:s text:c="16"/>bindToController: true</text:p>
            <text:p text:style-name="Table_20_Contents"><text:s text:c="12"/>});</text:p>
          </table:table-cell>
        </table:table-row>
      </table:table>
      <text:p text:style-name="Text_20_body"/>
      <text:p text:style-name="Text_20_body">Następnie tworzę dwa pliki, kontroller AddAlbumModal oraz plik html albumModal.html.</text:p>
      <text:p text:style-name="Text_20_body">Najważniejszą metodą kontrolera jest metoda save. Będzie ona wywoływała serwis w celu stworzenia albumu w bazie. </text:p>
      <table:table table:name="Tabela25" table:style-name="Tabela25">
        <table:table-column table:style-name="Tabela25.A"/>
        <table:table-row>
          <table:table-cell table:style-name="Tabela25.A1" office:value-type="string">
            <text:p text:style-name="Table_20_Contents"><text:s text:c="4"/>function save() {</text:p>
            <text:p text:style-name="Table_20_Contents"><text:s text:c="12"/>vm.album.band = $stateParams.bandId;</text:p>
            <text:p text:style-name="Table_20_Contents"><text:s text:c="12"/>console.log(vm.album);</text:p>
            <text:p text:style-name="Table_20_Contents"><text:s text:c="12"/>BandService.createAlbum(vm.album).then(function (data) {</text:p>
            <text:p text:style-name="Table_20_Contents"><text:s text:c="16"/>$modalInstance.close(data);</text:p>
            <text:p text:style-name="Table_20_Contents"><text:s text:c="12"/>});</text:p>
            <text:p text:style-name="Table_20_Contents"><text:s text:c="8"/>}</text:p>
          </table:table-cell>
        </table:table-row>
      </table:table>
      <text:p text:style-name="Text_20_body"><text:s/></text:p>
      <text:p text:style-name="Text_20_body">Plik html umożliwia wprowadzanie danych przez użytkownika poprzez formularz.</text:p>
      <table:table table:name="Tabela26" table:style-name="Tabela26">
        <table:table-column table:style-name="Tabela26.A"/>
        <table:table-row>
          <table:table-cell table:style-name="Tabela26.A1" office:value-type="string">
            <text:p text:style-name="Table_20_Contents">&lt;div class="modal-body"&gt; &lt;form name="register" ng-submit="vm.save()"&gt;</text:p>
            <text:p text:style-name="Table_20_Contents"><text:s text:c="8"/>&lt;div class="form-group"&gt;</text:p>
            <text:p text:style-name="Table_20_Contents"><text:s text:c="12"/>&lt;label class="control-label"&gt;Nazwa &lt;/label&gt;</text:p>
            <text:p text:style-name="Table_20_Contents"><text:s text:c="12"/>&lt;input ng-model="vm.album.name" type="text" class="form-control" required="true"/&gt;</text:p>
            <text:p text:style-name="Table_20_Contents"><text:s text:c="8"/>&lt;/div&gt;</text:p>
            <text:p text:style-name="Table_20_Contents"/>
            <text:p text:style-name="Table_20_Contents"><text:s text:c="8"/>&lt;div class="form-group"&gt;</text:p>
            <text:p text:style-name="Table_20_Contents"><text:s text:c="12"/>&lt;label class="control-label"&gt;Data powstania &lt;/label&gt;</text:p>
            <text:p text:style-name="Table_20_Contents"><text:s text:c="12"/>&lt;input ng-model="vm.album.createdDate" type="text" class="form-control"/&gt;</text:p>
            <text:p text:style-name="Table_20_Contents"><text:s text:c="8"/>&lt;/div&gt;</text:p>
            <text:p text:style-name="Table_20_Contents"/>
            <text:p text:style-name="Table_20_Contents"><text:s text:c="8"/>&lt;div class="form-group"&gt;</text:p>
            <text:p text:style-name="Table_20_Contents"><text:s text:c="12"/>&lt;label class="control-label"&gt;Opis &lt;/label&gt;</text:p>
            <text:p text:style-name="Table_20_Contents"><text:s text:c="12"/>&lt;input ng-model="vm.album.description" type="text" class="form-control" /&gt;</text:p>
            <text:p text:style-name="Table_20_Contents"><text:s text:c="8"/>&lt;/div&gt;</text:p>
            <text:p text:style-name="Table_20_Contents"/>
            <text:p text:style-name="Table_20_Contents"><text:s text:c="8"/>&lt;div class="text-center"&gt;</text:p>
            <text:p text:style-name="Table_20_Contents"><text:s text:c="12"/>&lt;button type="submit" class="btn btn-primary" ng-disabled="register.$invalid"&gt;Zapisz &lt;/button&gt;</text:p>
            <text:p text:style-name="Table_20_Contents"><text:s text:c="12"/>&lt;button type="button" class="btn btn-danger" ng-click="$dismiss();"&gt; Anuluj&lt;/button&gt;</text:p>
            <text:p text:style-name="Table_20_Contents"><text:s text:c="8"/>&lt;/div&gt; <text:s text:c="2"/></text:p>
            <text:p text:style-name="Table_20_Contents"><text:s text:c="4"/>&lt;/form&gt;</text:p>
            <text:p text:style-name="Table_20_Contents">&lt;/div&gt;</text:p>
          </table:table-cell>
        </table:table-row>
      </table:table>
      <text:p text:style-name="Text_20_body"/>
      <text:p text:style-name="Text_20_body">Poniższy zrzut ekranu przedstawia działające okienko modalne dodające nowy album</text:p>
      <text:p text:style-name="Text_20_body"><draw:frame draw:style-name="fr1" draw:name="grafika15" text:anchor-type="paragraph" svg:width="14.898cm" svg:height="7.146cm" draw:z-index="14"><draw:image xlink:href="Pictures/2000000700003A3100001BE92503E5AB.svm" xlink:type="simple" xlink:show="embed" xlink:actuate="onLoad"/></draw:frame><text:soft-page-break/></text:p>
      <text:p text:style-name="Text_20_body">Proces przechodzenia na stronę szczegółów albumu obsługuję poprzez nawigację tak jak w poprzednich przykładach. <text:s/>Dodaje dodatkowo metodę do konrolera wywołującą przejście na odpowiedni album</text:p>
      <table:table table:name="Tabela27" table:style-name="Tabela27">
        <table:table-column table:style-name="Tabela27.A"/>
        <table:table-row>
          <table:table-cell table:style-name="Tabela27.A1" office:value-type="string">
            <text:p text:style-name="Table_20_Contents"><text:s text:c="8"/>function viewAlbum(album){</text:p>
            <text:p text:style-name="Table_20_Contents"><text:s text:c="12"/>$state.go("album",{albumId: album.id, bandId: vm.band.id});</text:p>
            <text:p text:style-name="Table_20_Contents"><text:s text:c="8"/>}</text:p>
          </table:table-cell>
        </table:table-row>
      </table:table>
      <text:p text:style-name="Text_20_body"/>
      <text:p text:style-name="P39">Głowny plik html dziele na cztery sekcję. Jedna z podstawowymi informacjami o zespole, druga z szczegółowymi danymi, trzecia z członkami zespołu i czwarta z albumami. Zrzut ekranu przedstawia wygląd strony</text:p>
      <text:p text:style-name="P39"><draw:frame draw:style-name="fr4" draw:name="grafika16" text:anchor-type="paragraph" svg:width="17cm" svg:height="11.067cm" draw:z-index="15"><draw:image xlink:href="Pictures/2000000700005C6700003C28FCB51AB9.svm" xlink:type="simple" xlink:show="embed" xlink:actuate="onLoad"/></draw:frame></text:p>
      <text:p text:style-name="P39"><text:soft-page-break/></text:p>
      <text:p text:style-name="P39"/>
      <text:h text:style-name="Heading_20_4" text:outline-level="4">5.5.6.1 Dodawanie nowych członków do zespołu</text:h>
      <text:p text:style-name="Text_20_body">Widok ten umożliwia wyszukiwanie osób oraz dodawanie ich za pomocą akcji do zespołu</text:p>
      <text:p text:style-name="Text_20_body"/>
      <text:h text:style-name="Heading_20_5" text:outline-level="5">5.5.6.1.1 Implementacja Back-End</text:h>
      <text:p text:style-name="Text_20_body">Najważniejszymi akcjami po stronie Back-End będą dla mnie</text:p>
      <text:list xml:id="list782490616212751270" text:style-name="L23">
        <text:list-item>
          <text:p text:style-name="P140">Wyszukanie użytkowników o podanych w filtrach atrybutach</text:p>
        </text:list-item>
        <text:list-item>
          <text:p text:style-name="P140">Dodanie osoby do zespołu</text:p>
        </text:list-item>
      </text:list>
      <text:p text:style-name="Text_20_body">W repozytorium nie obsługuję póki co metody pobierającej użytkownika dla podanych warunków. Tworzę więc metode filter w Interfejsie <text:s/>UserRepository. Listing przedstawia ciało metody</text:p>
      <table:table table:name="Tabela28" table:style-name="Tabela28">
        <table:table-column table:style-name="Tabela28.A"/>
        <table:table-row>
          <table:table-cell table:style-name="Tabela28.A1" office:value-type="string">
            <text:p text:style-name="P57"><text:span text:style-name="T27">@Query</text:span><text:span text:style-name="T7">(</text:span><text:span text:style-name="T21">"Select u from User u where u.login like %:login% and u.firstName like <text:s text:c="21"/>%:firstName% and u.lastName like %:lastName%"</text:span><text:span text:style-name="T7">)</text:span></text:p>
            <text:p text:style-name="P58"><text:span text:style-name="T16">List&lt;User&gt; filter(</text:span><text:span text:style-name="T30">@Param</text:span><text:span text:style-name="T16">(value = </text:span><text:span text:style-name="T25">"login"</text:span><text:span text:style-name="T16">) String </text:span><text:span text:style-name="T39">login</text:span><text:span text:style-name="T16">, </text:span><text:span text:style-name="T30">@Param</text:span><text:span text:style-name="T16">(value = </text:span><text:span text:style-name="T25">"firstName"</text:span><text:span text:style-name="T16">) String </text:span><text:span text:style-name="T39">firstName</text:span><text:span text:style-name="T16">,</text:span><text:span text:style-name="T30">@Param</text:span><text:span text:style-name="T16">(value = </text:span><text:span text:style-name="T25">"lastName"</text:span><text:span text:style-name="T16">) String </text:span><text:span text:style-name="T39">lastName</text:span><text:span text:style-name="T16">);</text:span></text:p>
          </table:table-cell>
        </table:table-row>
      </table:table>
      <text:p text:style-name="Text_20_body"/>
      <text:p text:style-name="Text_20_body">Poprzez stworzenie adnotacji @Query jestem w stanie za pomocą języka HQL(Hibernate Querry Language ) pobrać wszystkie osoby o podanych atrybutach. Wykorzystuje metodę „Like” w celu znajdywania wszystkich użytkowników których atrybuty zawierają ciąg znajdujący się w parametrze. Parametrami wyszukiwania będą </text:p>
      <text:list xml:id="list4660122584562502603" text:style-name="L24">
        <text:list-item>
          <text:p text:style-name="P141">Login</text:p>
        </text:list-item>
        <text:list-item>
          <text:p text:style-name="P141">Imię</text:p>
        </text:list-item>
        <text:list-item>
          <text:p text:style-name="P141">Nazwisko</text:p>
        </text:list-item>
      </text:list>
      <text:p text:style-name="Text_20_body">Po wyszukaniu metoda zwraca liste użytkowników o podanych kryteriach.</text:p>
      <text:p text:style-name="Text_20_body">Następnie tworzę metodę w UserController która przyjmuje jako parametry pola z filtrów i zwraca przekonwertowany obiekt UserWrapper.</text:p>
      <table:table table:name="Tabela29" table:style-name="Tabela29">
        <table:table-column table:style-name="Tabela29.A"/>
        <table:table-row>
          <table:table-cell table:style-name="Tabela29.A1" office:value-type="string">
            <text:p text:style-name="P57"><text:span text:style-name="T7"><text:tab/></text:span><text:span text:style-name="T27">@RequestMapping</text:span><text:span text:style-name="T7">(value = </text:span><text:span text:style-name="T21">"filter"</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List&lt;UserWrapper&gt; findUsersFilter(</text:span><text:span text:style-name="T27">@RequestParam</text:span><text:span text:style-name="T7">(value = </text:span><text:span text:style-name="T21">"login"</text:span><text:span text:style-name="T7">, <text:s text:c="7"/>required = </text:span><text:span text:style-name="T31">false</text:span><text:span text:style-name="T7">) String </text:span><text:span text:style-name="T38">login</text:span><text:span text:style-name="T7">,</text:span></text:p>
            <text:p text:style-name="P57"><text:span text:style-name="T7"><text:tab/><text:tab/><text:tab/></text:span><text:span text:style-name="T27">@RequestParam</text:span><text:span text:style-name="T7">(value = </text:span><text:span text:style-name="T21">"firstName"</text:span><text:span text:style-name="T7">, required = </text:span><text:span text:style-name="T31">false</text:span><text:span text:style-name="T7">) String </text:span><text:span text:style-name="T38">firstName</text:span><text:span text:style-name="T7">,</text:span></text:p>
            <text:p text:style-name="P57"><text:span text:style-name="T7"><text:tab/></text:span><text:span text:style-name="T27">@RequestParam</text:span><text:span text:style-name="T7">(value = </text:span><text:span text:style-name="T21">"lastName"</text:span><text:span text:style-name="T7">, required = </text:span><text:span text:style-name="T31">false</text:span><text:span text:style-name="T7">) String </text:span><text:span text:style-name="T38">lastName</text:span><text:span text:style-name="T7">) {</text:span></text:p>
            <text:p text:style-name="P57"><text:span text:style-name="T7"><text:tab/><text:tab/></text:span><text:span text:style-name="T31">return</text:span><text:span text:style-name="T7"> </text:span><text:span text:style-name="T33">userRepository</text:span><text:span text:style-name="T7">.filter(</text:span><text:span text:style-name="T38">login</text:span><text:span text:style-name="T7">, </text:span><text:span text:style-name="T38">firstName</text:span><text:span text:style-name="T7">, </text:span><text:span text:style-name="T38">lastName</text:span><text:span text:style-name="T7">).stream().map(</text:span><text:span text:style-name="T36">userWrapperFunction</text:span><text:span text:style-name="T7">)</text:span></text:p>
            <text:p text:style-name="P49"><text:tab/><text:tab/><text:tab/><text:tab/>.collect(Collectors.<text:span text:style-name="T41">toList</text:span>());</text:p>
            <text:p text:style-name="P49"><text:tab/>}</text:p>
          </table:table-cell>
        </table:table-row>
      </table:table>
      <text:p text:style-name="Text_20_body"/>
      <text:p text:style-name="Text_20_body">Dodatkowo w metodzie wykorzystuję funkcję lambda do przekonwertowania obiektu User na UserWrapper. </text:p>
      <table:table table:name="Tabela31" table:style-name="Tabela31">
        <table:table-column table:style-name="Tabela31.A"/>
        <table:table-row>
          <table:table-cell table:style-name="Tabela31.A1" office:value-type="string">
            <text:p text:style-name="P62"><text:span text:style-name="T31">public</text:span><text:span text:style-name="T7"> </text:span><text:span text:style-name="T31">static</text:span><text:span text:style-name="T7"> Function&lt;User, UserWrapper&gt; </text:span><text:span text:style-name="T36">userWrapperFunction</text:span><text:span text:style-name="T7"> = </text:span></text:p>
            <text:p text:style-name="P62"><text:span text:style-name="T7">(User </text:span><text:span text:style-name="T38">user</text:span><text:span text:style-name="T7">) -&gt; (</text:span><text:span text:style-name="T31">new</text:span><text:span text:style-name="T7"> UserWrapper(</text:span><text:span text:style-name="T38">user</text:span><text:span text:style-name="T7">));</text:span></text:p>
          </table:table-cell>
        </table:table-row>
      </table:table>
      <text:p text:style-name="Text_20_body"/>
      <text:p text:style-name="Text_20_body"><text:soft-page-break/>Następnie tworzę metodę w UserController która będzie tworzyła powiązanie między Użytkownikiem a zespołem. Ciało metody przedstawia listing</text:p>
      <table:table table:name="Tabela30" table:style-name="Tabela30">
        <table:table-column table:style-name="Tabela30.A"/>
        <table:table-row>
          <table:table-cell table:style-name="Tabela30.A1" office:value-type="string">
            <text:p text:style-name="P57"><text:span text:style-name="T27">@RequestMapping</text:span><text:span text:style-name="T7">(value = </text:span><text:span text:style-name="T21">"/addToBand"</text:span><text:span text:style-name="T7">, method = RequestMethod.</text:span><text:span text:style-name="T34">POST</text:span><text:span text:style-name="T7">, consumes = MediaType.</text:span><text:span text:style-name="T34">APPLICATION_JSON_VALUE</text:span><text:span text:style-name="T7">)</text:span></text:p>
            <text:p text:style-name="P57"><text:span text:style-name="T7"><text:tab/></text:span><text:span text:style-name="T31">public</text:span><text:span text:style-name="T7"> </text:span><text:span text:style-name="T31">void</text:span><text:span text:style-name="T7"> register(</text:span><text:span text:style-name="T27">@RequestBody</text:span><text:span text:style-name="T7"> AddUserWrapper </text:span><text:span text:style-name="T38">userBandWrapper</text:span><text:span text:style-name="T7">) {</text:span></text:p>
            <text:p text:style-name="P57"><text:span text:style-name="T7"><text:tab/><text:tab/>User </text:span><text:span text:style-name="T38">user</text:span><text:span text:style-name="T7"> = </text:span><text:span text:style-name="T33">userRepository</text:span><text:span text:style-name="T7">.findOne(</text:span><text:span text:style-name="T38">userBandWrapper</text:span><text:span text:style-name="T7">.getUserId());</text:span></text:p>
            <text:p text:style-name="P57"><text:span text:style-name="T7"><text:tab/><text:tab/>Band </text:span><text:span text:style-name="T38">band</text:span><text:span text:style-name="T7"> = </text:span><text:span text:style-name="T33">bandRepository</text:span><text:span text:style-name="T7">.findOne(</text:span><text:span text:style-name="T38">userBandWrapper</text:span><text:span text:style-name="T7">.getGroupId());</text:span></text:p>
            <text:p text:style-name="P57"><text:span text:style-name="T7"><text:tab/><text:tab/></text:span><text:span text:style-name="T31">if</text:span><text:span text:style-name="T7"> (</text:span><text:span text:style-name="T38">band</text:span><text:span text:style-name="T7">.getMembers().contains(</text:span><text:span text:style-name="T38">user</text:span><text:span text:style-name="T7">)) {</text:span></text:p>
            <text:p text:style-name="P57"><text:span text:style-name="T7"><text:tab/><text:tab/><text:tab/></text:span><text:span text:style-name="T31">return</text:span><text:span text:style-name="T7">;</text:span></text:p>
            <text:p text:style-name="P49"><text:tab/><text:tab/>}</text:p>
            <text:p text:style-name="P57"><text:span text:style-name="T7"><text:tab/><text:tab/></text:span><text:span text:style-name="T38">band</text:span><text:span text:style-name="T7">.getMembers().add(</text:span><text:span text:style-name="T38">user</text:span><text:span text:style-name="T7">);</text:span></text:p>
            <text:p text:style-name="P57"><text:span text:style-name="T7"><text:tab/><text:tab/></text:span><text:span text:style-name="T33">bandRepository</text:span><text:span text:style-name="T7">.save(</text:span><text:span text:style-name="T38">band</text:span><text:span text:style-name="T7">);</text:span></text:p>
            <text:p text:style-name="P57"><text:span text:style-name="T7"><text:tab/><text:tab/></text:span><text:span text:style-name="T38">user</text:span><text:span text:style-name="T7">.getBands().add(</text:span><text:span text:style-name="T38">band</text:span><text:span text:style-name="T7">);</text:span></text:p>
            <text:p text:style-name="P57"><text:span text:style-name="T7"><text:tab/><text:tab/></text:span><text:span text:style-name="T33">userRepository</text:span><text:span text:style-name="T7">.save(</text:span><text:span text:style-name="T38">user</text:span><text:span text:style-name="T7">);</text:span></text:p>
            <text:p text:style-name="P49"><text:tab/>}</text:p>
          </table:table-cell>
        </table:table-row>
      </table:table>
      <text:p text:style-name="Text_20_body">Metoda jako parametr przyjmuje obiekt AddUserWrapper, która posiada dwa pola, Id użytkownika i id zespołu. Dodatkowo wykonuję również sprawdzenie czy dany użytkownik nie jest już członkiem zespołu. Jeżeli nim nie jest, dodaje dwustronnie osobę do zespołu i zespół do osoby(jest to dwustronna relacja wiele do wielu)</text:p>
      <text:h text:style-name="Heading_20_5" text:outline-level="5">5.5.6.1.2 Implementacja Front-End</text:h>
      <text:p text:style-name="Text_20_body">Implementację po stronie Front-End zaczynam od stworzenia metod filtrowania użytkowników.</text:p>
      <table:table table:name="Tabela32" table:style-name="Tabela32">
        <table:table-column table:style-name="Tabela32.A"/>
        <table:table-row>
          <table:table-cell table:style-name="Tabela32.A1" office:value-type="string">
            <text:p text:style-name="Table_20_Contents"><text:s text:c="3"/>function getFilteredUsers(userFilter){</text:p>
            <text:p text:style-name="Table_20_Contents"><text:s text:c="13"/>return $http.get('<text:a xlink:type="simple" xlink:href="http://localhost:9999/user/filter" text:style-name="Internet_20_link" text:visited-style-name="Visited_20_Internet_20_Link">http://localhost:9999/user/filter</text:a>? <text:s text:c="69"/>login='+userFilter.login+'&amp;firstName='+userFilter.firstName+'&amp;lastName='+userFilter.lastName);</text:p>
            <text:p text:style-name="Table_20_Contents"><text:s text:c="8"/>} </text:p>
            <text:p text:style-name="Table_20_Contents"><text:s text:c="8"/>function addNewMember(userBand){</text:p>
            <text:p text:style-name="Table_20_Contents"><text:s text:c="13"/>return $http.post('http://localhost:9999/band/addToBand', userBand);</text:p>
            <text:p text:style-name="Table_20_Contents"><text:s text:c="8"/>}</text:p>
          </table:table-cell>
        </table:table-row>
      </table:table>
      <text:p text:style-name="Text_20_body"/>
      <text:p text:style-name="Text_20_body">Następnie tworzę kontroler o nazwie MemberAddController. </text:p>
      <table:table table:name="Tabela33" table:style-name="Tabela33">
        <table:table-column table:style-name="Tabela33.A"/>
        <table:table-row>
          <table:table-cell table:style-name="Tabela33.A1" office:value-type="string">
            <text:p text:style-name="Table_20_Contents">function MemberAddController(band, BandService) {</text:p>
            <text:p text:style-name="Table_20_Contents"><text:s text:c="8"/>var vm = this;</text:p>
            <text:p text:style-name="Table_20_Contents"><text:s text:c="8"/>vm.band=band.data;</text:p>
            <text:p text:style-name="Table_20_Contents"><text:s text:c="8"/>vm.search = search;</text:p>
            <text:p text:style-name="Table_20_Contents"><text:s text:c="8"/>vm.users= [];</text:p>
            <text:p text:style-name="Table_20_Contents"><text:s text:c="8"/>vm.filter={};</text:p>
            <text:p text:style-name="Table_20_Contents"><text:s text:c="8"/>vm.addToBand=addToBand;</text:p>
          </table:table-cell>
        </table:table-row>
      </table:table>
      <text:p text:style-name="Text_20_body"/>
      <text:p text:style-name="Text_20_body">Przypisuje do kontrolera zespół, jak i tworzę pustą listę znalezionych użytkowników. Tworzę również pusty obiekt Json z filtrami. Pola filtrów będą inicjowane z poziomu html .</text:p>
      <text:p text:style-name="Text_20_body">Kontroler posiada dwie metody, search i addToBand. Listing przedstawia ciała obu metod</text:p>
      <text:p text:style-name="Text_20_body"/>
      <table:table table:name="Tabela34" table:style-name="Tabela34">
        <table:table-column table:style-name="Tabela34.A"/>
        <table:table-row>
          <table:table-cell table:style-name="Tabela34.A1" office:value-type="string">
            <text:p text:style-name="Table_20_Contents"><text:s text:c="8"/>function search(){ <text:s text:c="2"/></text:p>
            <text:p text:style-name="Table_20_Contents"><text:s text:c="12"/>BandService.getFilteredUsers(vm.filter).then(function(items){</text:p>
            <text:p text:style-name="Table_20_Contents"><text:s text:c="16"/>vm.users=items.data;</text:p>
            <text:p text:style-name="Table_20_Contents"><text:s text:c="12"/>});</text:p>
            <text:p text:style-name="Table_20_Contents"><text:s text:c="8"/>}</text:p>
          </table:table-cell>
        </table:table-row>
      </table:table>
      <text:p text:style-name="Text_20_body">Metoda search pobiera dane otrzymane z serwisu i przypisuje te dane do listy znalezionych <text:soft-page-break/>użytkownków</text:p>
      <text:p text:style-name="Text_20_body"/>
      <table:table table:name="Tabela35" table:style-name="Tabela35">
        <table:table-column table:style-name="Tabela35.A"/>
        <table:table-row>
          <table:table-cell table:style-name="Tabela35.A1" office:value-type="string">
            <text:p text:style-name="Table_20_Contents"><text:s text:c="3"/>function addToBand(user){</text:p>
            <text:p text:style-name="Table_20_Contents"><text:s text:c="12"/>var userBand = {"userId": user.id, "groupId" : vm.band.id};</text:p>
            <text:p text:style-name="Table_20_Contents"><text:s text:c="12"/>BandService.addNewMember(userBand);</text:p>
            <text:p text:style-name="Table_20_Contents"><text:s text:c="8"/>}</text:p>
          </table:table-cell>
        </table:table-row>
      </table:table>
      <text:p text:style-name="Text_20_body">Metoda dodawania do zespołu tworzy obiekt Json userBand z id zespołu i id użytkownika a następnie wywołuje metodę serwisu addNewMember. </text:p>
      <text:p text:style-name="Text_20_body"/>
      <text:p text:style-name="Text_20_body">Ostatecznie tworzę widok html.</text:p>
      <table:table table:name="Tabela36" table:style-name="Tabela36">
        <table:table-column table:style-name="Tabela36.A"/>
        <table:table-row>
          <table:table-cell table:style-name="Tabela36.A1" office:value-type="string">
            <text:p text:style-name="Table_20_Contents">&lt;div class="page-header"&gt;</text:p>
            <text:p text:style-name="Table_20_Contents"><text:s text:c="4"/>&lt;div class="well panelm"&gt; </text:p>
            <text:p text:style-name="Table_20_Contents"><text:s text:c="8"/>&lt;h1&gt;Dodaj użytkownika do zespołu&lt;/h1&gt;</text:p>
            <text:p text:style-name="Table_20_Contents"><text:s text:c="4"/>&lt;/div&gt;</text:p>
            <text:p text:style-name="Table_20_Contents"/>
            <text:p text:style-name="Table_20_Contents"><text:s text:c="4"/>&lt;div class="well panelm"&gt; </text:p>
            <text:p text:style-name="Table_20_Contents"><text:s text:c="8"/>&lt;h3&gt;Filtry&lt;/h3&gt;</text:p>
            <text:p text:style-name="Table_20_Contents"><text:s text:c="8"/>&lt;div class="col-md-3"&gt;</text:p>
            <text:p text:style-name="Table_20_Contents"><text:s text:c="12"/>&lt;label&gt;Login &lt;/label&gt;</text:p>
            <text:p text:style-name="Table_20_Contents"><text:s text:c="12"/>&lt;input type="text" ng-model="vm.filter.login"/&gt;</text:p>
            <text:p text:style-name="Table_20_Contents"><text:s text:c="8"/>&lt;/div&gt;</text:p>
            <text:p text:style-name="Table_20_Contents"><text:s text:c="8"/>&lt;div class="col-md-3"&gt;</text:p>
            <text:p text:style-name="Table_20_Contents"><text:s text:c="12"/>&lt;label&gt;Imie &lt;/label&gt;</text:p>
            <text:p text:style-name="Table_20_Contents"><text:s text:c="12"/>&lt;input type="text" ng-model="vm.filter.firstName"/&gt;</text:p>
            <text:p text:style-name="Table_20_Contents"><text:s text:c="8"/>&lt;/div&gt;</text:p>
            <text:p text:style-name="Table_20_Contents"><text:s text:c="8"/>&lt;div class="col-md-4"&gt;</text:p>
            <text:p text:style-name="Table_20_Contents"><text:s text:c="12"/>&lt;label&gt;Nazwisko &lt;/label&gt;</text:p>
            <text:p text:style-name="Table_20_Contents"><text:s text:c="12"/>&lt;input type="text" ng-model="vm.filter.lastName"/&gt;</text:p>
            <text:p text:style-name="Table_20_Contents"><text:s text:c="8"/>&lt;/div&gt;</text:p>
            <text:p text:style-name="Table_20_Contents"><text:s text:c="8"/>&lt;div&gt;</text:p>
            <text:p text:style-name="Table_20_Contents"><text:s text:c="12"/>&lt;input type="button" ng-click="vm.search()" value="Szukaj" class="btn btn-primary"/&gt;</text:p>
            <text:p text:style-name="Table_20_Contents"><text:s text:c="8"/>&lt;/div&gt;</text:p>
            <text:p text:style-name="Table_20_Contents"><text:s text:c="4"/>&lt;/div&gt;</text:p>
            <text:p text:style-name="Table_20_Contents">&lt;/div&gt;</text:p>
            <text:p text:style-name="Table_20_Contents">&lt;table class="table panelf"&gt;</text:p>
            <text:p text:style-name="Table_20_Contents"><text:s text:c="4"/>&lt;tr&gt;</text:p>
            <text:p text:style-name="Table_20_Contents"><text:s text:c="8"/>&lt;th&gt;Imię&lt;/th&gt;</text:p>
            <text:p text:style-name="Table_20_Contents"><text:s text:c="8"/>&lt;th&gt;Nazwisko&lt;/th&gt;</text:p>
            <text:p text:style-name="Table_20_Contents"><text:s text:c="4"/>&lt;/tr&gt;</text:p>
            <text:p text:style-name="Table_20_Contents"><text:s text:c="4"/>&lt;tr ng-repeat="item in vm.users"&gt;</text:p>
            <text:p text:style-name="Table_20_Contents"><text:s text:c="8"/>&lt;td&gt;{{item.firstName}}&lt;/td&gt;</text:p>
            <text:p text:style-name="Table_20_Contents"><text:s text:c="8"/>&lt;td&gt;{{item.lastName}}&lt;/td&gt;</text:p>
            <text:p text:style-name="Table_20_Contents"><text:s text:c="8"/>&lt;td&gt;&lt;input type="button" class="btn btn-sm btn-primary " ng-click="vm.addToBand(item)" value="Dodaj" /&gt;&lt;/td&gt;</text:p>
            <text:p text:style-name="Table_20_Contents"><text:s text:c="4"/>&lt;/tr&gt; <text:s/></text:p>
            <text:p text:style-name="Table_20_Contents">&lt;/table&gt;</text:p>
            <text:p text:style-name="Table_20_Contents">&lt;/div&gt;</text:p>
          </table:table-cell>
        </table:table-row>
      </table:table>
      <text:p text:style-name="Text_20_body">Po stronie html inicjuje filtry <text:s/>(obiekt vm.filter) . Dodatkowo wykorzystuje metodę ng-repeat do wyświetlania wszystkich znalezionych użytkowników.</text:p>
      <text:p text:style-name="Text_20_body"><text:soft-page-break/>Poniższe zrzuty ekranu pokazują wyniki filtrowania</text:p>
      <text:p text:style-name="Text_20_body"><draw:frame draw:style-name="fr4" draw:name="grafika17" text:anchor-type="paragraph" svg:width="17cm" svg:height="7.294cm" draw:z-index="17"><draw:image xlink:href="Pictures/2000000700005DF400002850FFCD0B91.svm" xlink:type="simple" xlink:show="embed" xlink:actuate="onLoad"/></draw:frame></text:p>
      <text:p text:style-name="P40"><draw:frame draw:style-name="fr4" draw:name="grafika18" text:anchor-type="paragraph" svg:width="17cm" svg:height="5.572cm" draw:z-index="18"><draw:image xlink:href="Pictures/2000000700005DA400001EB34FCE3F44.svm" xlink:type="simple" xlink:show="embed" xlink:actuate="onLoad"/></draw:frame></text:p>
      <text:p text:style-name="P40">Po wciśnięciu akcji dodaj na Użytkowniku na widoku zespołu pokazuję się on w członkach</text:p>
      <text:p text:style-name="P40"><draw:frame draw:style-name="fr3" draw:name="grafika19" text:anchor-type="paragraph" svg:width="17cm" svg:height="10.296cm" draw:z-index="16"><draw:image xlink:href="Pictures/2000000700005BC800003D16253D2746.svm" xlink:type="simple" xlink:show="embed" xlink:actuate="onLoad"/></draw:frame></text:p>
      <text:p text:style-name="P55"><text:soft-page-break/>Logując się na użytkownika „W” w zakładce moje zespoły ma on zespół „Gałęzie” poza zespłem który został mu przypisany na początku</text:p>
      <text:p text:style-name="P55"><draw:frame draw:style-name="fr2" draw:name="grafika20" text:anchor-type="paragraph" svg:x="0cm" svg:y="0.344cm" svg:width="17cm" svg:height="2.589cm" draw:z-index="19"><draw:image xlink:href="Pictures/2000000700005FB500000E9407A1805B.svm" xlink:type="simple" xlink:show="embed" xlink:actuate="onLoad"/></draw:frame></text:p>
      <text:p text:style-name="P55"/>
      <text:h text:style-name="P122" text:outline-level="4">5.5.7.1 Widok szczegółów albumu</text:h>
      <text:p text:style-name="P73">Widok szczegółów albumu oprócz danych o albumie daje również możliwość dodawania nowych utworów do albumu jak i wchodzenia w podgląd utworów które już są dodane.</text:p>
      <text:p text:style-name="P73"/>
      <text:h text:style-name="P131" text:outline-level="5">5.5.6.7.1.1 Implementacja Back-End</text:h>
      <text:p text:style-name="P73">Po stronie Back-End będę potrzebował metody REST która będzie pobierała szczegółowe dane o albumie. Potrzebuję również metodę dodawania utworu do albumu. Oprócz dodania instancji do bazy trzeba będzie również stworzyć upload pliku, czyli umieścić wybrany przez użytkownika plik na serwerze. </text:p>
      <text:p text:style-name="P73">Pierwszą stworzoną metodą jest pobranie szczegółowych danych o albumie. Metodę dodaje do klasy AlbumController</text:p>
      <table:table table:name="Tabela37" table:style-name="Tabela37">
        <table:table-column table:style-name="Tabela37.A"/>
        <table:table-row>
          <table:table-cell table:style-name="Tabela37.A1" office:value-type="string">
            <text:p text:style-name="P57"><text:span text:style-name="T7"><text:tab/></text:span><text:span text:style-name="T27">@RequestMapping</text:span><text:span text:style-name="T7">(value=</text:span><text:span text:style-name="T21">"{id}"</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AlbumWrapper findById(</text:span><text:span text:style-name="T27">@PathVariable</text:span><text:span text:style-name="T7">(</text:span><text:span text:style-name="T21">"id"</text:span><text:span text:style-name="T7">) Long </text:span><text:span text:style-name="T38">id</text:span><text:span text:style-name="T7">) {</text:span></text:p>
            <text:p text:style-name="P57"><text:span text:style-name="T7"><text:tab/><text:tab/></text:span><text:span text:style-name="T31">return</text:span><text:span text:style-name="T7"> </text:span><text:span text:style-name="T31">new</text:span><text:span text:style-name="T7"> AlbumWrapper(</text:span><text:span text:style-name="T33">albumRepository</text:span><text:span text:style-name="T7">.findOne(</text:span><text:span text:style-name="T38">id</text:span><text:span text:style-name="T7">));</text:span></text:p>
            <text:p text:style-name="P49"><text:tab/>}</text:p>
          </table:table-cell>
        </table:table-row>
      </table:table>
      <text:p text:style-name="P69">Metoda zwraca opakowany obiekt encyjny albumu.</text:p>
      <text:p text:style-name="P69">Drugą, znacznie ciekawszą metodą jest metoda dodania nowego utworu. Listing przedstawia ciało metody</text:p>
      <table:table table:name="Tabela38" table:style-name="Tabela38">
        <table:table-column table:style-name="Tabela38.A"/>
        <table:table-row>
          <table:table-cell table:style-name="Tabela38.A1" office:value-type="string">
            <text:p text:style-name="P57"><text:span text:style-name="T7"><text:tab/></text:span><text:span text:style-name="T27">@RequestMapping</text:span><text:span text:style-name="T7">(value = </text:span><text:span text:style-name="T21">"{bandId}/upload/{albumId}/{songName}/{songDescription}"</text:span><text:span text:style-name="T7">, method = RequestMethod.</text:span><text:span text:style-name="T34">POST</text:span><text:span text:style-name="T7">)</text:span></text:p>
            <text:p text:style-name="P57"><text:span text:style-name="T7"><text:tab/></text:span><text:span text:style-name="T31">public</text:span><text:span text:style-name="T7"> </text:span><text:span text:style-name="T31">void</text:span><text:span text:style-name="T7"> UploadSong(MultipartHttpServletRequest </text:span><text:span text:style-name="T38">request</text:span><text:span text:style-name="T7">, HttpServletResponse </text:span><text:span text:style-name="T38">response</text:span><text:span text:style-name="T7">,</text:span></text:p>
            <text:p text:style-name="P57"><text:span text:style-name="T7"><text:tab/><text:tab/><text:tab/></text:span><text:span text:style-name="T27">@PathVariable</text:span><text:span text:style-name="T7">(</text:span><text:span text:style-name="T21">"bandId"</text:span><text:span text:style-name="T7">) </text:span><text:span text:style-name="T31">long</text:span><text:span text:style-name="T7"> </text:span><text:span text:style-name="T38">bandId</text:span><text:span text:style-name="T7">, </text:span><text:span text:style-name="T27">@PathVariable</text:span><text:span text:style-name="T7">(</text:span><text:span text:style-name="T21">"albumId"</text:span><text:span text:style-name="T7">) </text:span><text:span text:style-name="T31">long</text:span><text:span text:style-name="T7"> </text:span><text:span text:style-name="T38">albumId</text:span><text:span text:style-name="T7">,</text:span></text:p>
            <text:p text:style-name="P57"><text:span text:style-name="T7"><text:tab/><text:tab/><text:tab/></text:span><text:span text:style-name="T27">@PathVariable</text:span><text:span text:style-name="T7">(</text:span><text:span text:style-name="T21">"songName"</text:span><text:span text:style-name="T7">) String </text:span><text:span text:style-name="T38">songName</text:span><text:span text:style-name="T7">, </text:span><text:span text:style-name="T27">@PathVariable</text:span><text:span text:style-name="T7">(</text:span><text:span text:style-name="T21">"songDescription"</text:span><text:span text:style-name="T7">) String </text:span><text:span text:style-name="T38">songDescription</text:span><text:span text:style-name="T7">)</text:span></text:p>
            <text:p text:style-name="P57"><text:span text:style-name="T7"><text:tab/><text:tab/><text:tab/><text:tab/><text:tab/></text:span><text:span text:style-name="T31">throws</text:span><text:span text:style-name="T7"> IOException {</text:span></text:p>
            <text:p text:style-name="P57"/>
            <text:p text:style-name="P57"><text:span text:style-name="T7"><text:tab/><text:tab/>Band </text:span><text:span text:style-name="T38">band</text:span><text:span text:style-name="T7"> = </text:span><text:span text:style-name="T33">bandRepository</text:span><text:span text:style-name="T7">.findOne(</text:span><text:span text:style-name="T38">bandId</text:span><text:span text:style-name="T7">);</text:span></text:p>
            <text:p text:style-name="P57"><text:span text:style-name="T7"><text:tab/><text:tab/>Album </text:span><text:span text:style-name="T38">album</text:span><text:span text:style-name="T7"> = </text:span><text:span text:style-name="T33">albumRepository</text:span><text:span text:style-name="T7">.findOne(</text:span><text:span text:style-name="T38">albumId</text:span><text:span text:style-name="T7">);</text:span></text:p>
            <text:p text:style-name="P57"/>
            <text:p text:style-name="P57"><text:span text:style-name="T7"><text:tab/><text:tab/>Iterator&lt;String&gt; </text:span><text:span text:style-name="T38">itr</text:span><text:span text:style-name="T7"> = </text:span><text:span text:style-name="T38">request</text:span><text:span text:style-name="T7">.getFileNames();</text:span></text:p>
            <text:p text:style-name="P57"><text:soft-page-break/><text:span text:style-name="T7"><text:tab/><text:tab/>MultipartFile </text:span><text:span text:style-name="T38">file</text:span><text:span text:style-name="T7"> = </text:span><text:span text:style-name="T38">request</text:span><text:span text:style-name="T7">.getFile(</text:span><text:span text:style-name="T38">itr</text:span><text:span text:style-name="T7">.next());</text:span></text:p>
            <text:p text:style-name="P57"><text:span text:style-name="T7"><text:tab/><text:tab/>String </text:span><text:span text:style-name="T38">fileName</text:span><text:span text:style-name="T7"> = </text:span><text:span text:style-name="T38">file</text:span><text:span text:style-name="T7">.getOriginalFilename();</text:span></text:p>
            <text:p text:style-name="P57"><text:span text:style-name="T7"><text:tab/><text:tab/>String </text:span><text:span text:style-name="T38">folderPath</text:span><text:span text:style-name="T7"> = String.</text:span><text:span text:style-name="T17">format</text:span><text:span text:style-name="T7">(</text:span><text:span text:style-name="T21">"E:\\inzynierski\\filesStorage\\%s\\%s"</text:span><text:span text:style-name="T7">, </text:span><text:span text:style-name="T38">band</text:span><text:span text:style-name="T7">.getName(), </text:span><text:span text:style-name="T38">album</text:span><text:span text:style-name="T7">.getName());</text:span></text:p>
            <text:p text:style-name="P57"><text:span text:style-name="T7"><text:tab/><text:tab/>File </text:span><text:span text:style-name="T38">dir</text:span><text:span text:style-name="T7"> = </text:span><text:span text:style-name="T31">new</text:span><text:span text:style-name="T7"> File(</text:span><text:span text:style-name="T38">folderPath</text:span><text:span text:style-name="T7">);</text:span></text:p>
            <text:p text:style-name="P57"><text:span text:style-name="T7"><text:tab/><text:tab/></text:span><text:span text:style-name="T31">if</text:span><text:span text:style-name="T7"> (!</text:span><text:span text:style-name="T38">dir</text:span><text:span text:style-name="T7">.isDirectory()) {</text:span></text:p>
            <text:p text:style-name="P57"><text:span text:style-name="T7"><text:tab/><text:tab/><text:tab/></text:span><text:span text:style-name="T38">dir</text:span><text:span text:style-name="T7">.mkdirs();</text:span></text:p>
            <text:p text:style-name="P49"><text:tab/><text:tab/>}</text:p>
            <text:p text:style-name="P57"><text:span text:style-name="T7"><text:tab/><text:tab/>File </text:span><text:span text:style-name="T38">serverFile</text:span><text:span text:style-name="T7"> = </text:span><text:span text:style-name="T31">new</text:span><text:span text:style-name="T7"> File(</text:span><text:span text:style-name="T38">dir</text:span><text:span text:style-name="T7">, </text:span><text:span text:style-name="T38">fileName</text:span><text:span text:style-name="T7">);</text:span></text:p>
            <text:p text:style-name="P57"><text:span text:style-name="T7"><text:tab/><text:tab/>BufferedOutputStream </text:span><text:span text:style-name="T38">stream</text:span><text:span text:style-name="T7"> = </text:span><text:span text:style-name="T31">new</text:span><text:span text:style-name="T7"> BufferedOutputStream(</text:span><text:span text:style-name="T31">new</text:span><text:span text:style-name="T7"> FileOutputStream(</text:span><text:span text:style-name="T38">serverFile</text:span><text:span text:style-name="T7">));</text:span></text:p>
            <text:p text:style-name="P57"><text:span text:style-name="T7"><text:tab/><text:tab/></text:span><text:span text:style-name="T38">stream</text:span><text:span text:style-name="T7">.write(</text:span><text:span text:style-name="T38">file</text:span><text:span text:style-name="T7">.getBytes());</text:span></text:p>
            <text:p text:style-name="P57"><text:span text:style-name="T7"><text:tab/><text:tab/>String </text:span><text:span text:style-name="T38">songPath</text:span><text:span text:style-name="T7"> = </text:span><text:span text:style-name="T38">folderPath</text:span><text:span text:style-name="T7">.concat(</text:span><text:span text:style-name="T21">"\\"</text:span><text:span text:style-name="T7">).concat(</text:span><text:span text:style-name="T38">fileName</text:span><text:span text:style-name="T7">);</text:span></text:p>
            <text:p text:style-name="P57"><text:span text:style-name="T7"><text:tab/><text:tab/>Song </text:span><text:span text:style-name="T38">song</text:span><text:span text:style-name="T7"> = </text:span><text:span text:style-name="T31">new</text:span><text:span text:style-name="T7"> Song(</text:span><text:span text:style-name="T38">songName</text:span><text:span text:style-name="T7">, </text:span><text:span text:style-name="T38">songPath</text:span><text:span text:style-name="T7">, </text:span><text:span text:style-name="T38">band</text:span><text:span text:style-name="T7">, </text:span><text:span text:style-name="T38">album</text:span><text:span text:style-name="T7">, </text:span><text:span text:style-name="T38">songDescription</text:span><text:span text:style-name="T7">);</text:span></text:p>
            <text:p text:style-name="P57"><text:span text:style-name="T7"><text:tab/><text:tab/></text:span><text:span text:style-name="T33">songRepository</text:span><text:span text:style-name="T7">.save(</text:span><text:span text:style-name="T38">song</text:span><text:span text:style-name="T7">);</text:span></text:p>
            <text:p text:style-name="P57"><text:span text:style-name="T7"><text:tab/><text:tab/></text:span><text:span text:style-name="T38">stream</text:span><text:span text:style-name="T7">.close();</text:span></text:p>
            <text:p text:style-name="P49"><text:tab/>}</text:p>
          </table:table-cell>
        </table:table-row>
      </table:table>
      <text:p text:style-name="P69">Do metody przekazuję identyfikator zespołu, identyfikator albumu , nazwę utworu i opis utworu. Dodatkowo przekazuję obiekt żądania HTTP. Następnie pobieram obiekty albumu i zespołu i tworzą strukturą plików odpowiadającą ścieżce NAZWA_ZESPOŁU/NAZWA_ALBUMU. Jeżeli taki folder już istnieje nie jest tworzony jeszcze raz. Następnie opakowuję strumień FileOutputStream strumieniem buforowanym i zapisuję w nim tablice bitów pliku. Ostatecznie tworzę ścieżkę dostępu do pliku i zapisuje ją w bazie danych razem z metadanymi o utworzę. Ostatecznie zamykam strumień.</text:p>
      <text:h text:style-name="P131" text:outline-level="5">5.5.6.7.1.2 Implementacja Front-End</text:h>
      <text:p text:style-name="P73">Po stronie Front-End tworzę dwa serwisy. Pierwszym jest pobieranie danych szczegółowych albumu</text:p>
      <table:table table:name="Tabela39" table:style-name="Tabela39">
        <table:table-column table:style-name="Tabela39.A"/>
        <table:table-row>
          <table:table-cell table:style-name="Tabela39.A1" office:value-type="string">
            <text:p text:style-name="Table_20_Contents"><text:s/>function getAlbum(albumId) {</text:p>
            <text:p text:style-name="Table_20_Contents"><text:s text:c="12"/>return $http.get('http://localhost:9999/album/' + albumId);</text:p>
            <text:p text:style-name="Table_20_Contents"><text:s text:c="8"/>}</text:p>
          </table:table-cell>
        </table:table-row>
      </table:table>
      <text:p text:style-name="P69"/>
      <text:p text:style-name="P73">Drugim jest dodawanie utworu do albumu.</text:p>
      <table:table table:name="Tabela40" table:style-name="Tabela40">
        <table:table-column table:style-name="Tabela40.A"/>
        <table:table-row>
          <table:table-cell table:style-name="Tabela40.A1" office:value-type="string">
            <text:p text:style-name="Table_20_Contents"><text:s text:c="4"/>function upload(file, uploadUrl) {</text:p>
            <text:p text:style-name="Table_20_Contents"><text:s text:c="14"/>var fd = new FormData();</text:p>
            <text:p text:style-name="Table_20_Contents"><text:s text:c="16"/>fd.append('file', file);</text:p>
            <text:p text:style-name="Table_20_Contents"><text:s text:c="16"/>$http.post(uploadUrl, fd, {</text:p>
            <text:p text:style-name="Table_20_Contents"><text:s text:c="20"/>transformRequest: angular.identity,</text:p>
            <text:p text:style-name="Table_20_Contents"><text:s text:c="20"/>headers: {'Content-Type': undefined}</text:p>
            <text:p text:style-name="Table_20_Contents"><text:s text:c="16"/>})</text:p>
            <text:p text:style-name="Table_20_Contents"><text:s text:c="8"/>}</text:p>
          </table:table-cell>
        </table:table-row>
      </table:table>
      <text:p text:style-name="P73"/>
      <text:p text:style-name="P68"><text:span text:style-name="T4">Do formularza dodajemy plik wybrany przez użytkownika. Jako że serwis angularowy domyślnie wysyła na serwer obiekt Json, musimy nadpisać tą funkcjonalność . Wykorzystujemy do tego </text:span><text:soft-page-break/><text:span text:style-name="T4">transform-request i przekazując do nagłówka żądania wartość <text:s text:c="2"/>„Content-Type': undefined”.</text:span></text:p>
      <text:p text:style-name="P73">Tworzę warunku nawigacyjne. Następnie tworzę plik AlbumDetailsController. . W nim tworzę metodę otwierania okienka modalnego dla utworu</text:p>
      <table:table table:name="Tabela41" table:style-name="Tabela41">
        <table:table-column table:style-name="Tabela41.A"/>
        <table:table-row>
          <table:table-cell table:style-name="Tabela41.A1" office:value-type="string">
            <text:p text:style-name="P7"><text:s/>function addSong() {</text:p>
            <text:p text:style-name="P7"/>
            <text:p text:style-name="P7"><text:s text:c="12"/>var modal = $modal.open({</text:p>
            <text:p text:style-name="P7"><text:s text:c="16"/>templateUrl: 'app/groupModule/song.modal.html',</text:p>
            <text:p text:style-name="P7"><text:s text:c="16"/>controller: 'AddSongModal',</text:p>
            <text:p text:style-name="P7"><text:s text:c="16"/>controllerAs: 'vm',</text:p>
            <text:p text:style-name="P7"><text:s text:c="16"/>bindToController: true,</text:p>
            <text:p text:style-name="P7"><text:s text:c="16"/>resolve: {</text:p>
            <text:p text:style-name="P7"><text:s text:c="20"/>album: vm.album,</text:p>
            <text:p text:style-name="P7"><text:s text:c="20"/>band: vm.band</text:p>
            <text:p text:style-name="P7"><text:s text:c="16"/>}</text:p>
            <text:p text:style-name="P7"/>
            <text:p text:style-name="P7"><text:s text:c="12"/>});</text:p>
          </table:table-cell>
        </table:table-row>
      </table:table>
      <text:p text:style-name="P73"/>
      <text:p text:style-name="P73">Drugą metodą jaką tworze jest przejście do szczegółów utworu.</text:p>
      <table:table table:name="Tabela42" table:style-name="Tabela42">
        <table:table-column table:style-name="Tabela42.A"/>
        <table:table-row>
          <table:table-cell table:style-name="Tabela42.A1" office:value-type="string">
            <text:p text:style-name="P7"><text:s text:c="2"/>function showSong(songId) {</text:p>
            <text:p text:style-name="P7"><text:s text:c="12"/>$state.go("song", {bandId: vm.band.id, albumId: vm.album.id, songId: songId});</text:p>
            <text:p text:style-name="P7"><text:s text:c="8"/>}</text:p>
          </table:table-cell>
        </table:table-row>
      </table:table>
      <text:p text:style-name="P73"/>
      <text:p text:style-name="P9">Dla widoku modalnego dodawania utworu tworzę dodatkowo plik javascript z kontrolerem i plik html </text:p>
      <text:p text:style-name="P9"/>
      <text:p text:style-name="P9">Metodą w kontrolerze jest zapis utworu</text:p>
      <table:table table:name="Tabela43" table:style-name="Tabela43">
        <table:table-column table:style-name="Tabela43.A"/>
        <table:table-row>
          <table:table-cell table:style-name="Tabela43.A1" office:value-type="string">
            <text:p text:style-name="P3"><text:s text:c="4"/>function save() {</text:p>
            <text:p text:style-name="P3"><text:s text:c="12"/>var file = $scope.myFile;</text:p>
            <text:p text:style-name="P3"><text:s text:c="12"/>var uploadUrl = 'http://localhost:9999/file/' + band.id + '/upload/' + album.id + '/' + vm.song.name + '/' + vm.song.description;</text:p>
            <text:p text:style-name="P3"><text:s text:c="12"/>fileUploadService.uploadFile(file, uploadUrl);</text:p>
            <text:p text:style-name="P3"><text:s text:c="16"/>$modalInstance.close();</text:p>
            <text:p text:style-name="P3"><text:s text:c="8"/>}</text:p>
          </table:table-cell>
        </table:table-row>
      </table:table>
      <text:p text:style-name="P9">W adresie URL przekazuję dane uzupełnione przez użytkownika. Dodatkowo wywołuje serwis uploadFile do zapisu utworu. Po wykonaniu operacji zamykam okienko modalne.</text:p>
      <text:p text:style-name="P9"/>
      <text:p text:style-name="P9">Plik html przedstawia poniższy listing</text:p>
      <table:table table:name="Tabela44" table:style-name="Tabela44">
        <table:table-column table:style-name="Tabela44.A"/>
        <table:table-row>
          <table:table-cell table:style-name="Tabela44.A1" office:value-type="string">
            <text:p text:style-name="P3">&lt;div class="modal-body"&gt; &lt;form name="register" ng-submit="vm.save()"&gt;</text:p>
            <text:p text:style-name="P3"><text:s text:c="8"/>&lt;div class="form-group"&gt;</text:p>
            <text:p text:style-name="P3"><text:s text:c="12"/>&lt;label class="control-label"&gt;Nazwa &lt;/label&gt;</text:p>
            <text:p text:style-name="P3"><text:s text:c="12"/>&lt;input ng-model="vm.song.name" type="text" class="form-control" required="true"/&gt;</text:p>
            <text:p text:style-name="P3"><text:soft-page-break/><text:s text:c="8"/>&lt;/div&gt;</text:p>
            <text:p text:style-name="P3"/>
            <text:p text:style-name="P3"><text:s text:c="8"/>&lt;div class="form-group"&gt;</text:p>
            <text:p text:style-name="P3"><text:s text:c="12"/>&lt;label class="control-label"&gt;Opis &lt;/label&gt;</text:p>
            <text:p text:style-name="P3"><text:s text:c="12"/>&lt;input ng-model="vm.song.description" type="text" class="form-control"/&gt;</text:p>
            <text:p text:style-name="P3"><text:s text:c="8"/>&lt;/div&gt;</text:p>
            <text:p text:style-name="P3"/>
            <text:p text:style-name="P3"><text:s text:c="8"/>&lt;div class="text-center"&gt;</text:p>
            <text:p text:style-name="P3"><text:s text:c="12"/>&lt;input type="file" file-model="myFile" name="upload"/&gt;</text:p>
            <text:p text:style-name="P3"><text:s text:c="8"/>&lt;/div&gt;</text:p>
            <text:p text:style-name="P3"><text:s text:c="8"/>&lt;div class="text-center"&gt;</text:p>
            <text:p text:style-name="P3"><text:s text:c="12"/>&lt;button type="submit" class="btn btn-primary" ng-disabled="register.$invalid"&gt;Zapisz &lt;/button&gt;</text:p>
            <text:p text:style-name="P3"><text:s text:c="12"/>&lt;button type="button" class="btn btn-danger" ng-click="$dismiss();"&gt; Anuluj&lt;/button&gt;</text:p>
            <text:p text:style-name="P3"><text:s text:c="8"/>&lt;/div&gt;</text:p>
            <text:p text:style-name="P3"/>
            <text:p text:style-name="P3"><text:s text:c="4"/>&lt;/form&gt;</text:p>
            <text:p text:style-name="P3">&lt;/div&gt;</text:p>
          </table:table-cell>
        </table:table-row>
      </table:table>
      <text:p text:style-name="P9"/>
      <text:p text:style-name="P9">Poniższy zrzut ekranu przedstawia widok szczegółowy albumu</text:p>
      <text:p text:style-name="P9"><draw:frame draw:style-name="fr3" draw:name="grafika21" text:anchor-type="paragraph" svg:width="17cm" svg:height="6.803cm" draw:z-index="20"><draw:image xlink:href="Pictures/2000000700005F4C0000262420019B9A.svm" xlink:type="simple" xlink:show="embed" xlink:actuate="onLoad"/></draw:frame></text:p>
      <text:p text:style-name="P9">Poniższy zrzut ekranu przedstawia okienko modalne dodania utworu</text:p>
      <text:p text:style-name="P9"><draw:frame draw:style-name="fr1" draw:name="grafika22" text:anchor-type="paragraph" svg:width="12.808cm" svg:height="5.532cm" draw:z-index="21"><draw:image xlink:href="Pictures/20000007000032070000159BA6246299.svm" xlink:type="simple" xlink:show="embed" xlink:actuate="onLoad"/></draw:frame></text:p>
      <text:p text:style-name="P9"><text:soft-page-break/>Po wsiśnięciu przycisku Wybierz plik pojawia się opcja wybrania pliku</text:p>
      <text:p text:style-name="P9"><draw:frame draw:style-name="fr4" draw:name="grafika23" text:anchor-type="paragraph" svg:width="17cm" svg:height="8.848cm" draw:z-index="22"><draw:image xlink:href="Pictures/200000070000624B0000332A94BFBE42.svm" xlink:type="simple" xlink:show="embed" xlink:actuate="onLoad"/></draw:frame></text:p>
      <text:p text:style-name="P9">Po wybraniu pliku pojawia się jego nazwa</text:p>
      <text:p text:style-name="P9"><draw:frame draw:style-name="fr5" draw:name="grafika24" text:anchor-type="paragraph" svg:width="13.361cm" svg:height="5.823cm" draw:z-index="23"><draw:image xlink:href="Pictures/2000000700003432000016BE4349FB55.svm" xlink:type="simple" xlink:show="embed" xlink:actuate="onLoad"/></draw:frame></text:p>
      <text:p text:style-name="P9">Po zapisie utwór dodaje się do albumu</text:p>
      <text:p text:style-name="P9"><draw:frame draw:style-name="fr4" draw:name="grafika25" text:anchor-type="paragraph" svg:width="17cm" svg:height="7.022cm" draw:z-index="24"><draw:image xlink:href="Pictures/2000000700005D550000268EDC6F6DA9.svm" xlink:type="simple" xlink:show="embed" xlink:actuate="onLoad"/></draw:frame><text:soft-page-break/></text:p>
      <text:h text:style-name="P122" text:outline-level="4">5.5.8.1 Widok szczegółów utworu</text:h>
      <text:p text:style-name="P73">Widok ten umożliwia pobranie utworu jak i pokazuje szczegółowe dane o utworze</text:p>
      <text:h text:style-name="P131" text:outline-level="5">5.5.6.8.1.1 Implementacja Back-End</text:h>
      <text:p text:style-name="P73">Potrzebne mi będą dwie metody REST. Jedna powinna pobierać szczegółowe dane o utworze. Druga natomiast ma pobrać utwór na urządzenie użytkownika.</text:p>
      <text:p text:style-name="P73">Listing przedstawia pobieranie szczegółowych danych o utworze</text:p>
      <table:table table:name="Tabela45" table:style-name="Tabela45">
        <table:table-column table:style-name="Tabela45.A"/>
        <table:table-row>
          <table:table-cell table:style-name="Tabela45.A1" office:value-type="string">
            <text:p text:style-name="P57"><text:span text:style-name="T7"><text:tab/></text:span><text:span text:style-name="T27">@RequestMapping</text:span><text:span text:style-name="T7">(value=</text:span><text:span text:style-name="T21">"{id}"</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SongWrapper findById(</text:span><text:span text:style-name="T27">@PathVariable</text:span><text:span text:style-name="T7">(</text:span><text:span text:style-name="T21">"id"</text:span><text:span text:style-name="T7">) Long </text:span><text:span text:style-name="T38">id</text:span><text:span text:style-name="T7">) {</text:span></text:p>
            <text:p text:style-name="P57"><text:span text:style-name="T7"><text:tab/><text:tab/></text:span><text:span text:style-name="T31">return</text:span><text:span text:style-name="T7"> </text:span><text:span text:style-name="T31">new</text:span><text:span text:style-name="T7"> SongWrapper(</text:span><text:span text:style-name="T33">songRepository</text:span><text:span text:style-name="T7">.findOne(</text:span><text:span text:style-name="T38">id</text:span><text:span text:style-name="T7">));</text:span></text:p>
            <text:p text:style-name="P49"><text:tab/>}</text:p>
          </table:table-cell>
        </table:table-row>
      </table:table>
      <text:p text:style-name="P73"/>
      <text:p text:style-name="P73">Zwracam opakowany obiekt utworu.</text:p>
      <text:p text:style-name="P73">Listing przedstawia metodę na zapis utworu na komputer użytkownika</text:p>
      <table:table table:name="Tabela46" table:style-name="Tabela46">
        <table:table-column table:style-name="Tabela46.A"/>
        <table:table-row>
          <table:table-cell table:style-name="Tabela46.A1" office:value-type="string">
            <text:p text:style-name="P57"><text:span text:style-name="T7"><text:tab/> </text:span><text:span text:style-name="T27">@RequestMapping</text:span><text:span text:style-name="T7">(value = </text:span><text:span text:style-name="T21">"download/{songId}"</text:span><text:span text:style-name="T7">, method = RequestMethod.</text:span><text:span text:style-name="T34">GET</text:span><text:span text:style-name="T7">)</text:span></text:p>
            <text:p text:style-name="P57"><text:span text:style-name="T7"><text:tab/> <text:s text:c="3"/></text:span><text:span text:style-name="T31">public</text:span><text:span text:style-name="T7"> </text:span><text:span text:style-name="T31">void</text:span><text:span text:style-name="T7"> download(</text:span><text:span text:style-name="T27">@PathVariable</text:span><text:span text:style-name="T7"> (</text:span><text:span text:style-name="T21">"songId"</text:span><text:span text:style-name="T7">) Long </text:span><text:span text:style-name="T38">songId</text:span><text:span text:style-name="T7">, </text:span><text:span text:style-name="T31">final</text:span><text:span text:style-name="T7"> HttpServletRequest </text:span><text:span text:style-name="T38">request</text:span><text:span text:style-name="T7">, </text:span><text:span text:style-name="T31">final</text:span><text:span text:style-name="T7"> HttpServletResponse </text:span><text:span text:style-name="T38">response</text:span><text:span text:style-name="T7">) {</text:span></text:p>
            <text:p text:style-name="P49"><text:tab/><text:tab/> <text:tab/></text:p>
            <text:p text:style-name="P57"><text:span text:style-name="T7"><text:tab/><text:tab/> <text:tab/>Song </text:span><text:span text:style-name="T38">song</text:span><text:span text:style-name="T7"> = </text:span><text:span text:style-name="T33">songRepository</text:span><text:span text:style-name="T7">.findOne(</text:span><text:span text:style-name="T38">songId</text:span><text:span text:style-name="T7">);</text:span></text:p>
            <text:p text:style-name="P49"><text:tab/><text:tab/> <text:tab/></text:p>
            <text:p text:style-name="P57"><text:span text:style-name="T7"><text:tab/> <text:s text:c="7"/>File </text:span><text:span text:style-name="T38">file</text:span><text:span text:style-name="T7"> = </text:span><text:span text:style-name="T31">new</text:span><text:span text:style-name="T7"> File (</text:span><text:span text:style-name="T38">song</text:span><text:span text:style-name="T7">.getPath());</text:span></text:p>
            <text:p text:style-name="P57"><text:span text:style-name="T7"><text:tab/> <text:s text:c="7"/></text:span><text:span text:style-name="T31">try</text:span><text:span text:style-name="T7"> (InputStream </text:span><text:span text:style-name="T38">fileInputStream</text:span><text:span text:style-name="T7"> = </text:span><text:span text:style-name="T31">new</text:span><text:span text:style-name="T7"> FileInputStream(</text:span><text:span text:style-name="T38">file</text:span><text:span text:style-name="T7">);</text:span></text:p>
            <text:p text:style-name="P57"><text:span text:style-name="T7"><text:tab/> <text:s text:c="15"/>OutputStream </text:span><text:span text:style-name="T38">output</text:span><text:span text:style-name="T7"> = </text:span><text:span text:style-name="T38">response</text:span><text:span text:style-name="T7">.getOutputStream();) {</text:span></text:p>
            <text:p text:style-name="P57"/>
            <text:p text:style-name="P57"><text:span text:style-name="T7"><text:tab/> <text:s text:c="11"/></text:span><text:span text:style-name="T38">response</text:span><text:span text:style-name="T7">.reset();</text:span></text:p>
            <text:p text:style-name="P57"/>
            <text:p text:style-name="P57"><text:span text:style-name="T7"><text:tab/> <text:s text:c="11"/></text:span><text:span text:style-name="T38">response</text:span><text:span text:style-name="T7">.setContentType(</text:span><text:span text:style-name="T21">"application/octet-stream"</text:span><text:span text:style-name="T7">);</text:span></text:p>
            <text:p text:style-name="P57"><text:span text:style-name="T7"><text:tab/> <text:s text:c="11"/></text:span><text:span text:style-name="T38">response</text:span><text:span text:style-name="T7">.setContentLength((</text:span><text:span text:style-name="T31">int</text:span><text:span text:style-name="T7">) (</text:span><text:span text:style-name="T38">file</text:span><text:span text:style-name="T7">.length()));</text:span></text:p>
            <text:p text:style-name="P57"/>
            <text:p text:style-name="P57"><text:soft-page-break/><text:span text:style-name="T7"><text:tab/> <text:s text:c="11"/></text:span><text:span text:style-name="T38">response</text:span><text:span text:style-name="T7">.setHeader(</text:span><text:span text:style-name="T21">"Content-Disposition"</text:span><text:span text:style-name="T7">, </text:span><text:span text:style-name="T21">"attachment; filename=\""</text:span><text:span text:style-name="T7"> + </text:span><text:span text:style-name="T38">file</text:span><text:span text:style-name="T7">.getName() + </text:span><text:span text:style-name="T21">"\""</text:span><text:span text:style-name="T7">);</text:span></text:p>
            <text:p text:style-name="P57"/>
            <text:p text:style-name="P57"><text:span text:style-name="T7"><text:tab/> <text:s text:c="11"/>IOUtils.</text:span><text:span text:style-name="T17">copyLarge</text:span><text:span text:style-name="T7">(</text:span><text:span text:style-name="T38">fileInputStream</text:span><text:span text:style-name="T7">, </text:span><text:span text:style-name="T38">output</text:span><text:span text:style-name="T7">);</text:span></text:p>
            <text:p text:style-name="P57"><text:span text:style-name="T7"><text:tab/> <text:s text:c="11"/></text:span><text:span text:style-name="T38">output</text:span><text:span text:style-name="T7">.flush();</text:span></text:p>
            <text:p text:style-name="P57"><text:span text:style-name="T7"><text:tab/> <text:s text:c="7"/>} </text:span><text:span text:style-name="T31">catch</text:span><text:span text:style-name="T7"> (IOException </text:span><text:span text:style-name="T38">e</text:span><text:span text:style-name="T7">) {</text:span></text:p>
            <text:p text:style-name="P57"><text:span text:style-name="T7"><text:tab/> <text:s text:c="10"/></text:span><text:span text:style-name="T38">e</text:span><text:span text:style-name="T7">.printStackTrace();</text:span></text:p>
            <text:p text:style-name="P49"><text:tab/> <text:s text:c="7"/>}</text:p>
            <text:p text:style-name="P57"/>
            <text:p text:style-name="P49"><text:tab/> <text:s text:c="3"/>}</text:p>
          </table:table-cell>
        </table:table-row>
      </table:table>
      <text:p text:style-name="P73"/>
      <text:p text:style-name="P69"><text:span text:style-name="T6">Z warstwy Front-End otrzymam id utworu który użytkownik chce ściągnąć. Następnie znajduję instancję tego utworu z bazie . Wykorzystuję ścieżkę do znalezienia pliku na serwerze. W tym przypadku zamiast strumienia fileOutputStream korzystam ze strumienia fileInputStream. Ustawiam nagłówek content-type odpowiedzi na <text:s/></text:span><text:span text:style-name="T12">application/octet-stream. Oznacza to że będziemy przekazywać plik binarny. </text:span></text:p>
      <text:p text:style-name="P72">DOKOŃCZYĆ OPIS!!!!!!!!!!!!</text:p>
      <text:p text:style-name="P72"/>
      <text:h text:style-name="P132" text:outline-level="5">5.5.6.8.1.2 Implementacja Front-End</text:h>
      <text:p text:style-name="P72">Zaczynam od stworzenia dwóch serwisów. Pierwszym jest pobieranie szczegółowych danych o albumie. Listing przedstawia ciało metody</text:p>
      <table:table table:name="Tabela47" table:style-name="Tabela47">
        <table:table-column table:style-name="Tabela47.A"/>
        <table:table-row>
          <table:table-cell table:style-name="Tabela47.A1" office:value-type="string">
            <text:p text:style-name="P6"><text:s text:c="5"/>function getSong(songId) {</text:p>
            <text:p text:style-name="P6"><text:s text:c="12"/>return $http.get('http://localhost:9999/song/' + songId);</text:p>
            <text:p text:style-name="P6"><text:s text:c="8"/>}</text:p>
          </table:table-cell>
        </table:table-row>
      </table:table>
      <text:p text:style-name="P72"/>
      <text:p text:style-name="P72">Drugą jest pobieranie pliku z serwera</text:p>
      <text:p text:style-name="P72"/>
      <table:table table:name="Tabela48" table:style-name="Tabela48">
        <table:table-column table:style-name="Tabela48.A"/>
        <table:table-row>
          <table:table-cell table:style-name="Tabela48.A1" office:value-type="string">
            <text:p text:style-name="P6"><text:s text:c="2"/>function download(downloadUrl) {</text:p>
            <text:p text:style-name="P6"><text:s text:c="15"/>var defer = $q.defer();</text:p>
            <text:p text:style-name="P6"/>
            <text:p text:style-name="P6"><text:s text:c="20"/>$timeout(function() {</text:p>
            <text:p text:style-name="P6"><text:s text:c="28"/>$window.location = downloadUrl;</text:p>
            <text:p text:style-name="P6"><text:s text:c="24"/>}, 1000)</text:p>
            <text:p text:style-name="P6"><text:s text:c="24"/>.then(function() {</text:p>
            <text:p text:style-name="P6"><text:s text:c="28"/>defer.resolve('success');</text:p>
            <text:p text:style-name="P6"><text:s text:c="24"/>}, function() {</text:p>
            <text:p text:style-name="P6"><text:s text:c="28"/>defer.reject('error');</text:p>
            <text:p text:style-name="P6"><text:s text:c="24"/>});</text:p>
            <text:p text:style-name="P6"><text:s text:c="20"/>return defer.promise;</text:p>
            <text:p text:style-name="P6"><text:s text:c="8"/>}</text:p>
          </table:table-cell>
        </table:table-row>
      </table:table>
      <text:p text:style-name="P72">Wykorzystuję w tym przykładzie bibliotekę $q która służy do pracy z obiernicami .Wynik metody <text:soft-page-break/>otrzymanej od strony Back-End zapisujemy za pomocą biblioteki $window w lokalizacji ściągania plików . Na koniec zwracam rozwiązany obiekt. </text:p>
      <text:p text:style-name="P72">W kontrolerze pobieramy wszystkie potrzebne dla nas dane (album, zespół i utwór) wykorzystując metody nawigacyjne. Nawigację przedstawia listing</text:p>
      <table:table table:name="Tabela50" table:style-name="Tabela50">
        <table:table-column table:style-name="Tabela50.A"/>
        <table:table-row>
          <table:table-cell table:style-name="Tabela50.A1" office:value-type="string">
            <text:p text:style-name="P6">.state('song', {</text:p>
            <text:p text:style-name="P6"><text:s text:c="20"/>url: '/band/{bandId}/album/{albumId}/song/{songId}',</text:p>
            <text:p text:style-name="P6"><text:s text:c="20"/>templateUrl: 'app/groupModule/song.details.html',</text:p>
            <text:p text:style-name="P6"><text:s text:c="20"/>controller: 'SongDetailsController',</text:p>
            <text:p text:style-name="P6"><text:s text:c="20"/>controllerAs: 'vm',</text:p>
            <text:p text:style-name="P6"><text:s text:c="20"/>resolve: {</text:p>
            <text:p text:style-name="P6"><text:s text:c="24"/>album: function (BandService, $stateParams) {</text:p>
            <text:p text:style-name="P6"><text:s text:c="28"/>return BandService.getAlbum($stateParams.albumId);</text:p>
            <text:p text:style-name="P6"><text:s text:c="24"/>},</text:p>
            <text:p text:style-name="P6"><text:s text:c="24"/>band: function (BandService, $stateParams) {</text:p>
            <text:p text:style-name="P6"/>
            <text:p text:style-name="P6"><text:s text:c="28"/>return BandService.getOne($stateParams.bandId);</text:p>
            <text:p text:style-name="P6"><text:s text:c="24"/>},</text:p>
            <text:p text:style-name="P6"><text:s text:c="24"/>song: function (BandService, $stateParams) {</text:p>
            <text:p text:style-name="P6"><text:s text:c="28"/>return BandService.getSong($stateParams.songId);</text:p>
            <text:p text:style-name="P6"><text:s text:c="24"/>}</text:p>
            <text:p text:style-name="P6"><text:s text:c="20"/>}</text:p>
            <text:p text:style-name="P6"><text:s text:c="16"/>})</text:p>
          </table:table-cell>
        </table:table-row>
      </table:table>
      <text:p text:style-name="P72"/>
      <text:p text:style-name="P72">Dowiązania do pól kontrolera przedstawia listing</text:p>
      <table:table table:name="Tabela51" table:style-name="Tabela51">
        <table:table-column table:style-name="Tabela51.A"/>
        <table:table-row>
          <table:table-cell table:style-name="Tabela51.A1" office:value-type="string">
            <text:p text:style-name="P6"/>
            <text:p text:style-name="P6"><text:s text:c="4"/>function MainController(album, band, song, fileUploadService) {</text:p>
            <text:p text:style-name="P6"><text:s text:c="8"/>var vm = this;</text:p>
            <text:p text:style-name="P6"><text:s text:c="8"/>vm.album = album.data;</text:p>
            <text:p text:style-name="P6"/>
            <text:p text:style-name="P6"><text:s text:c="8"/>vm.band = band.data;</text:p>
            <text:p text:style-name="P6"><text:s text:c="8"/>vm.song = song.data;</text:p>
          </table:table-cell>
        </table:table-row>
      </table:table>
      <text:p text:style-name="P72"/>
      <text:p text:style-name="P72">W kontrolerze tworzę dodatkowo metodę pobierania pliku . Ciało przedstawia listing</text:p>
      <table:table table:name="Tabela49" table:style-name="Tabela49">
        <table:table-column table:style-name="Tabela49.A"/>
        <table:table-row>
          <table:table-cell table:style-name="Tabela49.A1" office:value-type="string">
            <text:p text:style-name="P6"><text:s text:c="2"/>function download(){</text:p>
            <text:p text:style-name="P6"><text:s text:c="12"/>var url = <text:s/>"http://localhost:9999/file/download/"+vm.song.id;</text:p>
            <text:p text:style-name="P6"><text:s text:c="12"/>fileUploadService.downloadFile(url).then(function(sukcess){</text:p>
            <text:p text:style-name="P6"><text:s text:c="16"/>console.log("Sukces");</text:p>
            <text:p text:style-name="P6"><text:s text:c="12"/>}, function(error){</text:p>
            <text:p text:style-name="P6"><text:s text:c="16"/>console.log("error");</text:p>
            <text:p text:style-name="P6"><text:s text:c="12"/>});</text:p>
            <text:p text:style-name="P6"><text:s text:c="11"/></text:p>
          </table:table-cell>
        </table:table-row>
      </table:table>
      <text:p text:style-name="P72"/>
      <text:p text:style-name="P72">Do metody <text:s/>przekazuję id utworu. Dzięki niemu będę w stanie z bazy pobrać utwór i potem pobrać <text:soft-page-break/>ścieżkę do niego.</text:p>
      <text:p text:style-name="P72">Ostatecznie tworzę widok html</text:p>
      <table:table table:name="Tabela52" table:style-name="Tabela52">
        <table:table-column table:style-name="Tabela52.A"/>
        <table:table-row>
          <table:table-cell table:style-name="Tabela52.A1" office:value-type="string">
            <text:p text:style-name="P6">&lt;div class="page-header"&gt;</text:p>
            <text:p text:style-name="P6">&lt;div class="well panelm"&gt; </text:p>
            <text:p text:style-name="P6"><text:s text:c="4"/>&lt;h1&gt;{{vm.song.name}}&lt;/h1&gt;</text:p>
            <text:p text:style-name="P6"><text:s text:c="4"/>&lt;h3&gt;{{vm.song.description}}&lt;/h3&gt;</text:p>
            <text:p text:style-name="P6">&lt;/div&gt;</text:p>
            <text:p text:style-name="P6"><text:s text:c="4"/>&lt;div class="well panelf"&gt;</text:p>
            <text:p text:style-name="P6"><text:s text:c="8"/>&lt;p&gt; &lt;b&gt;Utwór&lt;/b&gt; : {{vm.song.name}} &lt;/p&gt;</text:p>
            <text:p text:style-name="P6"><text:s text:c="8"/>&lt;p&gt; &lt;b&gt;Zespół&lt;/b&gt; : {{vm.band.name}} &lt;/p&gt;</text:p>
            <text:p text:style-name="P6"><text:s text:c="8"/>&lt;p&gt; &lt;b&gt;Album &lt;/b&gt; : {{vm.album.name}} &lt;/p&gt;</text:p>
            <text:p text:style-name="P6"><text:s text:c="8"/>&lt;div class="text-center"&gt;</text:p>
            <text:p text:style-name="P6"><text:s text:c="12"/>&lt;input type="button" ng-click="vm.download()" class="btn btn-primary" value="Pobierz" /&gt; </text:p>
            <text:p text:style-name="P6"><text:s text:c="8"/>&lt;/div&gt;</text:p>
            <text:p text:style-name="P6"><text:s text:c="4"/>&lt;/div&gt;</text:p>
            <text:p text:style-name="P6">&lt;/div&gt;</text:p>
          </table:table-cell>
        </table:table-row>
      </table:table>
      <text:p text:style-name="P72"/>
      <text:p text:style-name="P72">Widok szczegółów przedstawia poniższy zrzut ekranu</text:p>
      <text:p text:style-name="P72"><draw:frame draw:style-name="fr4" draw:name="grafika26" text:anchor-type="paragraph" svg:width="17cm" svg:height="5.295cm" draw:z-index="25"><draw:image xlink:href="Pictures/20000007000061E100001E7EC32C2D44.svm" xlink:type="simple" xlink:show="embed" xlink:actuate="onLoad"/></draw:frame></text:p>
      <text:p text:style-name="P72">Po wciśnięciu <text:s/>przycisku pobierz utwór ściąga się na lokalny dysk</text:p>
      <text:p text:style-name="P72"><draw:frame draw:style-name="fr2" draw:name="grafika27" text:anchor-type="paragraph" svg:x="-0.026cm" svg:y="-0.395cm" svg:width="17cm" svg:height="7.057cm" draw:z-index="26"><draw:image xlink:href="Pictures/200000070000768B00003F427137D020.svm" xlink:type="simple" xlink:show="embed" xlink:actuate="onLoad"/></draw:frame></text:p>
      <text:h text:style-name="P123" text:outline-level="4"><text:soft-page-break/>5.5.9.1 Widok szukania zespołów</text:h>
      <text:p text:style-name="P72">Widok ten ma umożliwić przeszukiwanie zespołów po wybranych kryteriach .Dodatkowo będzie można wejść w szczegóły zespołu i pobierać pliki muzyczne które zostały udostępnione przez jego członków.</text:p>
      <text:h text:style-name="P132" text:outline-level="5">5.5.6.9.1.1 Implementacja Back-End</text:h>
      <text:p text:style-name="P72">Po stronie Back-End potrzebuję metody zwracającej mi listę zespołu dla podanych kryteriów. Ciało metody przedstawia listing</text:p>
      <table:table table:name="Tabela53" table:style-name="Tabela53">
        <table:table-column table:style-name="Tabela53.A"/>
        <table:table-row>
          <table:table-cell table:style-name="Tabela53.A1" office:value-type="string">
            <text:p text:style-name="P57"><text:span text:style-name="T7"><text:tab/></text:span><text:span text:style-name="T27">@RequestMapping</text:span><text:span text:style-name="T7">(value = </text:span><text:span text:style-name="T21">"filter"</text:span><text:span text:style-name="T7">, method = RequestMethod.</text:span><text:span text:style-name="T34">GET</text:span><text:span text:style-name="T7">, produces = MediaType.</text:span><text:span text:style-name="T34">APPLICATION_JSON_VALUE</text:span><text:span text:style-name="T7">)</text:span></text:p>
            <text:p text:style-name="P57"><text:span text:style-name="T7"><text:tab/></text:span><text:span text:style-name="T31">public</text:span><text:span text:style-name="T7"> List&lt;BandWrapper&gt; filterBands(</text:span><text:span text:style-name="T27">@RequestParam</text:span><text:span text:style-name="T7">(value = </text:span><text:span text:style-name="T21">"name"</text:span><text:span text:style-name="T7">, required = </text:span><text:span text:style-name="T31">false</text:span><text:span text:style-name="T7">) String </text:span><text:span text:style-name="T38">name</text:span><text:span text:style-name="T7">,</text:span></text:p>
            <text:p text:style-name="P57"><text:span text:style-name="T7"><text:tab/><text:tab/><text:tab/></text:span><text:span text:style-name="T27">@RequestParam</text:span><text:span text:style-name="T7">(value = </text:span><text:span text:style-name="T21">"gengre"</text:span><text:span text:style-name="T7">, required = </text:span><text:span text:style-name="T31">false</text:span><text:span text:style-name="T7">) String </text:span><text:span text:style-name="T38">gengre</text:span><text:span text:style-name="T7">) {</text:span></text:p>
            <text:p text:style-name="P57"/>
            <text:p text:style-name="P57"><text:span text:style-name="T7"><text:tab/><text:tab/></text:span><text:span text:style-name="T31">return</text:span><text:span text:style-name="T7"> </text:span><text:span text:style-name="T33">bandRepository</text:span><text:span text:style-name="T7">.filter(</text:span><text:span text:style-name="T38">name</text:span><text:span text:style-name="T7">, </text:span><text:span text:style-name="T38">gengre</text:span><text:span text:style-name="T7">).stream().map(</text:span><text:span text:style-name="T36">bandWrapperFunction</text:span><text:span text:style-name="T7">).collect(Collectors.</text:span><text:span text:style-name="T17">toList</text:span><text:span text:style-name="T7">());</text:span></text:p>
            <text:p text:style-name="P49"><text:tab/>}</text:p>
          </table:table-cell>
        </table:table-row>
      </table:table>
      <text:p text:style-name="P72"/>
      <text:p text:style-name="P72">Metoda przyjmuję dwa parametry, nazwę zespoły i gatunek muzyki . Następnie zwraca opakowane obiekty zespołu. Lambdę zajmującą się konwersją danych przedstawia poniższy listing</text:p>
      <table:table table:name="Tabela54" table:style-name="Tabela54">
        <table:table-column table:style-name="Tabela54.A"/>
        <table:table-row>
          <table:table-cell table:style-name="Tabela54.A1" office:value-type="string">
            <text:p text:style-name="P62"><text:span text:style-name="T31">public</text:span><text:span text:style-name="T7"> </text:span><text:span text:style-name="T31">static</text:span><text:span text:style-name="T7"> Function&lt;Band, BandWrapper&gt; </text:span><text:span text:style-name="T36">bandWrapperFunction</text:span><text:span text:style-name="T7"> = (Band </text:span><text:span text:style-name="T38">band</text:span><text:span text:style-name="T7">) -&gt; (</text:span><text:span text:style-name="T31">new</text:span><text:span text:style-name="T7"> BandWrapper(</text:span><text:span text:style-name="T38">band</text:span><text:span text:style-name="T7">));</text:span></text:p>
          </table:table-cell>
        </table:table-row>
      </table:table>
      <text:p text:style-name="P72"/>
      <text:h text:style-name="P132" text:outline-level="5">5.5.6.9.1.2 Implementacja Front-End</text:h>
      <text:p text:style-name="P72">Po stronie Front-End potrzebuję metody która pobierze dane dla podanych parametrów.</text:p>
      <table:table table:name="Tabela55" table:style-name="Tabela55">
        <table:table-column table:style-name="Tabela55.A"/>
        <table:table-row>
          <table:table-cell table:style-name="Tabela55.A1" office:value-type="string">
            <text:p text:style-name="Table_20_Contents"><text:s text:c="3"/>function filter(bandFilter){</text:p>
            <text:p text:style-name="Table_20_Contents"><text:s text:c="17"/>return $http.get('http://localhost:9999/band/filter?name='+bandFilter.name+'&amp;gengre='+bandFilter.gengre);</text:p>
            <text:p text:style-name="Table_20_Contents"><text:s text:c="12"/>}</text:p>
          </table:table-cell>
        </table:table-row>
      </table:table>
      <text:p text:style-name="P72"/>
      <text:p text:style-name="P72">Następnie tworzę reguły nawigacyjne oraz kontroler. W kontrolerze tworzę pustą listę przygotowaną dla wyniku filtrowania. Tworzę również pusty obiekt Json przeznaczony na przetrzymywanie wartości filtrów wprowadzanych przez użytkownika. Listing przedstawia deklarację w kontrolerze</text:p>
      <table:table table:name="Tabela56" table:style-name="Tabela56">
        <table:table-column table:style-name="Tabela56.A"/>
        <table:table-row>
          <table:table-cell table:style-name="Tabela56.A1" office:value-type="string">
            <text:p text:style-name="Table_20_Contents"><text:s text:c="2"/>function MainController() {</text:p>
            <text:p text:style-name="Table_20_Contents"><text:s text:c="8"/>var vm = this;</text:p>
            <text:p text:style-name="Table_20_Contents"><text:s text:c="8"/>vm.search=search;</text:p>
            <text:p text:style-name="Table_20_Contents"><text:soft-page-break/><text:s text:c="8"/>vm.bands = [];</text:p>
            <text:p text:style-name="Table_20_Contents"><text:s text:c="8"/>vm.filter = {};</text:p>
          </table:table-cell>
        </table:table-row>
      </table:table>
      <text:p text:style-name="P72"/>
      <text:p text:style-name="P72">Definiuję dodatkowo metodę search którą będę wykorzystywał do wywoływania akcji szukania. </text:p>
      <text:p text:style-name="P72">Listing przedstawia ciało metody</text:p>
      <table:table table:name="Tabela57" table:style-name="Tabela57">
        <table:table-column table:style-name="Tabela57.A"/>
        <table:table-row>
          <table:table-cell table:style-name="Tabela57.A1" office:value-type="string">
            <text:p text:style-name="P6">function search(){</text:p>
            <text:p text:style-name="P6"><text:s text:c="12"/>SearchService.filter(vm.filter).then(function(item){</text:p>
            <text:p text:style-name="P6"><text:s text:c="16"/>vm.bands=item.data;</text:p>
            <text:p text:style-name="P6"><text:s text:c="12"/>});</text:p>
            <text:p text:style-name="P6"><text:s text:c="8"/>}</text:p>
          </table:table-cell>
        </table:table-row>
      </table:table>
      <text:p text:style-name="P72"/>
      <text:p text:style-name="P72">W metodzie wywołuję metodę serwisu i przekazuję do nich Json który buduję na poziomie html. Następnie wynik zapisuję do tablicy z znalezionymi zespołami.</text:p>
      <text:p text:style-name="P72">Plik html przedstawia poniższy listing</text:p>
      <table:table table:name="Tabela58" table:style-name="Tabela58">
        <table:table-column table:style-name="Tabela58.A"/>
        <table:table-row>
          <table:table-cell table:style-name="Tabela58.A1" office:value-type="string">
            <text:p text:style-name="P6">&lt;div class="page-header"&gt;</text:p>
            <text:p text:style-name="P6"><text:s text:c="4"/>&lt;div class="well panelm"&gt; </text:p>
            <text:p text:style-name="P6"><text:s text:c="8"/>&lt;h1&gt;Szukaj zespołu&lt;/h1&gt;</text:p>
            <text:p text:style-name="P6"><text:s text:c="4"/>&lt;/div&gt;</text:p>
            <text:p text:style-name="P6"><text:s text:c="4"/>&lt;div class="well panelm"&gt; </text:p>
            <text:p text:style-name="P6"><text:s text:c="8"/>&lt;h3&gt;Filtry&lt;/h3&gt;</text:p>
            <text:p text:style-name="P6"><text:s text:c="8"/>&lt;div class="col-md-5"&gt;</text:p>
            <text:p text:style-name="P6"><text:s text:c="12"/>&lt;label&gt;Nazwa &lt;/label&gt;</text:p>
            <text:p text:style-name="P6"><text:s text:c="12"/>&lt;input type="text" ng-model="vm.filter.name"/&gt;</text:p>
            <text:p text:style-name="P6"><text:s text:c="8"/>&lt;/div&gt;</text:p>
            <text:p text:style-name="P6"><text:s text:c="8"/>&lt;div class="col-md-5"&gt;</text:p>
            <text:p text:style-name="P6"><text:s text:c="12"/>&lt;label&gt;Styl &lt;/label&gt;</text:p>
            <text:p text:style-name="P6"><text:s text:c="12"/>&lt;input type="text" ng-model="vm.filter.gengre"/&gt;</text:p>
            <text:p text:style-name="P6"><text:s text:c="8"/>&lt;/div&gt; </text:p>
            <text:p text:style-name="P6"><text:s text:c="8"/>&lt;div&gt;</text:p>
            <text:p text:style-name="P6"><text:s text:c="12"/>&lt;input type="button" ng-click="vm.search()" value="Szukaj" class="btn btn-primary" /&gt;</text:p>
            <text:p text:style-name="P6"><text:s text:c="8"/>&lt;/div&gt;</text:p>
            <text:p text:style-name="P6"><text:s text:c="8"/>&lt;/div&gt;</text:p>
            <text:p text:style-name="P6"><text:s text:c="4"/>&lt;/div&gt;</text:p>
            <text:p text:style-name="P6"/>
            <text:p text:style-name="P6"><text:s/>&lt;table class="table panelf"&gt;</text:p>
            <text:p text:style-name="P6"><text:s text:c="12"/>&lt;tr&gt;</text:p>
            <text:p text:style-name="P6"><text:s text:c="12"/>&lt;th&gt;Nazwa&lt;/th&gt;</text:p>
            <text:p text:style-name="P6"><text:s text:c="12"/>&lt;th&gt;Styl&lt;/th&gt;</text:p>
            <text:p text:style-name="P6"><text:s text:c="12"/>&lt;th&gt;Opis&lt;/th&gt;</text:p>
            <text:p text:style-name="P6"><text:s text:c="12"/>&lt;/tr&gt;</text:p>
            <text:p text:style-name="P6"><text:s text:c="12"/>&lt;tr ng-repeat="item in vm.bands"&gt;</text:p>
            <text:p text:style-name="P6"><text:s text:c="16"/>&lt;td&gt;{{item.name}}&lt;/td&gt;</text:p>
            <text:p text:style-name="P6"><text:s text:c="16"/>&lt;td&gt;{{item.gengre}}&lt;/td&gt;</text:p>
            <text:p text:style-name="P6"><text:s text:c="16"/>&lt;td&gt;{{item.description}}&lt;/td&gt;</text:p>
            <text:p text:style-name="P6"><text:s text:c="16"/>&lt;td&gt;&lt;input type="button" class="btn btn-sm btn-primary " ng-<text:soft-page-break/>click="vm.viewBand(item)" value="opcje" /&gt;&lt;/td&gt;</text:p>
            <text:p text:style-name="P6"><text:s text:c="12"/>&lt;/tr&gt; <text:s text:c="3"/></text:p>
            <text:p text:style-name="P6"><text:s text:c="8"/>&lt;/table&gt;</text:p>
            <text:p text:style-name="P6">&lt;/div&gt;</text:p>
          </table:table-cell>
        </table:table-row>
      </table:table>
      <text:p text:style-name="P72">Ważnym elementem w pliku html jest inicjacja pól filtrów. Wpisując wartości i uruchamiając akcję szukania uzytkownik wysyła żądanie poprzez serwis do serwera i zwracana jest lista obiektów spełniających podane kryteria.</text:p>
      <text:p text:style-name="P72"/>
      <text:p text:style-name="P72">Poniższe zrzuty ekranu przedstawiają wygląd wyszukiwarki.</text:p>
      <text:p text:style-name="P72"><draw:frame draw:style-name="fr3" draw:name="grafika28" text:anchor-type="paragraph" svg:width="17cm" svg:height="6.219cm" draw:z-index="27"><draw:image xlink:href="Pictures/2000000700005F81000022F0BF8B9E3F.svm" xlink:type="simple" xlink:show="embed" xlink:actuate="onLoad"/></draw:frame></text:p>
      <text:p text:style-name="P72"><draw:frame draw:style-name="fr4" draw:name="grafika29" text:anchor-type="paragraph" svg:width="17cm" svg:height="5.068cm" draw:z-index="28"><draw:image xlink:href="Pictures/20000007000066F200001EB3BE9CFA0B.svm" xlink:type="simple" xlink:show="embed" xlink:actuate="onLoad"/></draw:frame></text:p>
      <text:h text:style-name="P123" text:outline-level="4">5.5.10.1 Widok szukania zespołów- zagnieżdżone widoki</text:h>
      <text:p text:style-name="P72">Po wyszukaniu zespołu użytkownik może wejść w szczegóły zespołu, jak i później w szczegóły albumu i szczegóły utworu muzycznego i go ściągnąć na dysk lokalny. Implementacja będzie bardzo podobna do widoku „Moje zespołu” .Różnicą tutaj będzie brak możlwiośći edytowania zespołu, albumu i utworu jak i brak możliwości dodawania nowych zespołów, albumów, utworów i członków zespołu.</text:p>
      <text:h text:style-name="P123" text:outline-level="4"><text:soft-page-break/>5.5.11.1 Komponent nawigacyjny</text:h>
      <text:p text:style-name="P72">Ostatnim komponentem potrzebnym po stronie widoku jest komponent który pozwoli na przemieszczanie się między poszczególnymi widokami. Komponent ten będzie przypięty do głównego ekrany i dostępny przez cały czas widoku zalogowanego użytkownika(nie będzie widoczny w czasie logowania i rejestrowania). Komponent będzie obsługiwał trzy statusy</text:p>
      <text:list xml:id="list278852188942759097" text:style-name="L25">
        <text:list-item>
          <text:p text:style-name="P142">Moja strona</text:p>
        </text:list-item>
        <text:list-item>
          <text:p text:style-name="P142">Moje zespoły</text:p>
        </text:list-item>
        <text:list-item>
          <text:p text:style-name="P142">Szukaj zespołu</text:p>
        </text:list-item>
      </text:list>
      <text:p text:style-name="P72">Plik html przedstawia ciało komponentu</text:p>
      <table:table table:name="Tabela59" table:style-name="Tabela59">
        <table:table-column table:style-name="Tabela59.A"/>
        <table:table-row>
          <table:table-cell table:style-name="Tabela59.A1" office:value-type="string">
            <text:p text:style-name="Table_20_Contents"><text:s text:c="3"/>&lt;div class="collapse navbar-collapse" id="bs-example-navbar-collapse-6"&gt;</text:p>
            <text:p text:style-name="Table_20_Contents"><text:s text:c="12"/>&lt;ul class="nav navbar-nav"&gt;</text:p>
            <text:p text:style-name="Table_20_Contents"><text:s text:c="16"/>&lt;li&gt;&lt;a ui-sref="myPage"&gt;Moja strona &lt;/a&gt;&lt;/li&gt;</text:p>
            <text:p text:style-name="Table_20_Contents"><text:s text:c="16"/>&lt;li&gt;&lt;a ui-sref="bands"&gt;Moje zespoły&lt;/a&gt;&lt;/li&gt;</text:p>
            <text:p text:style-name="Table_20_Contents"><text:s text:c="17"/>&lt;li&gt;&lt;a ui-sref="searchBands"&gt;Szukaj zespołu&lt;/a&gt;&lt;/li&gt;</text:p>
            <text:p text:style-name="Table_20_Contents"><text:s text:c="16"/></text:p>
            <text:p text:style-name="Table_20_Contents"><text:s text:c="15"/></text:p>
            <text:p text:style-name="Table_20_Contents"><text:s text:c="12"/>&lt;/ul&gt;</text:p>
            <text:p text:style-name="Table_20_Contents"/>
            <text:p text:style-name="Table_20_Contents"><text:s text:c="8"/>&lt;/div&gt;</text:p>
            <text:p text:style-name="Table_20_Contents"/>
          </table:table-cell>
        </table:table-row>
      </table:table>
      <text:p text:style-name="P72"/>
      <text:p text:style-name="P72">Zrzut ekranu przedstawia wygląd komponentu</text:p>
      <text:p text:style-name="P72"><draw:frame draw:style-name="fr4" draw:name="grafika30" text:anchor-type="paragraph" svg:width="17cm" svg:height="1.143cm" draw:z-index="29"><draw:image xlink:href="Pictures/2000000700005000000005610F12D5CA.svm" xlink:type="simple" xlink:show="embed" xlink:actuate="onLoad"/></draw:frame></text:p>
      <text:h text:style-name="P123" text:outline-level="4">5.5.12 Podsumowanie rozdziału</text:h>
      <text:p text:style-name="P72">Po zaimplementowaniu wszystkich funkcjonalności aplikacja jest gotowa do użytku. W następnym kroku stworzę testy jednostkowe aby ułatwić jej dalszy rozwój i szybko reagować na błędy.</text:p>
      <text:p text:style-name="P72"/>
      <text:h text:style-name="P121" text:outline-level="1">6. Testy</text:h>
      <text:p text:style-name="P71">Oprócz testów manualnych napisze dodatkowo testy dla klas po stronie Back-End. Skorzystam z gotowego freamworku Spring . Przykładowy test dla użytkownika przedstawia listing</text:p>
      <table:table table:name="Tabela60" table:style-name="Tabela60">
        <table:table-column table:style-name="Tabela60.A"/>
        <table:table-row>
          <table:table-cell table:style-name="Tabela60.A1" office:value-type="string">
            <text:p text:style-name="P57"><text:span text:style-name="T27">@RunWith</text:span><text:span text:style-name="T7">(SpringJUnit4ClassRunner.</text:span><text:span text:style-name="T31">class</text:span><text:span text:style-name="T7">)</text:span></text:p>
            <text:p text:style-name="P57"><text:span text:style-name="T27">@SpringApplicationConfiguration</text:span><text:span text:style-name="T7">(classes = { AppConfig.</text:span><text:span text:style-name="T31">class</text:span><text:span text:style-name="T7"> })</text:span></text:p>
            <text:p text:style-name="P57"><text:span text:style-name="T27">@WebIntegrationTest</text:span><text:span text:style-name="T7">(</text:span><text:span text:style-name="T21">"server.port:9998"</text:span><text:span text:style-name="T7">)</text:span></text:p>
            <text:p text:style-name="P57"><text:span text:style-name="T31">public</text:span><text:span text:style-name="T7"> </text:span><text:span text:style-name="T31">class</text:span><text:span text:style-name="T7"> HomeControllerIntegrationTests {</text:span></text:p>
            <text:p text:style-name="P57"/>
            <text:p text:style-name="P57"><text:span text:style-name="T7"><text:tab/>RestTemplate </text:span><text:span text:style-name="T33">restTemplate</text:span><text:span text:style-name="T7"> = </text:span><text:span text:style-name="T31">new</text:span><text:span text:style-name="T7"> TestRestTemplate();</text:span></text:p>
            <text:p text:style-name="P57"/>
            <text:p text:style-name="P57"><text:span text:style-name="T7"><text:tab/></text:span><text:span text:style-name="T27">@Test</text:span></text:p>
            <text:p text:style-name="P57"><text:span text:style-name="T7"><text:tab/></text:span><text:span text:style-name="T31">public</text:span><text:span text:style-name="T7"> </text:span><text:span text:style-name="T31">void</text:span><text:span text:style-name="T7"> shouldAdd_AppUser_ToDb() {</text:span></text:p>
            <text:p text:style-name="P57"><text:span text:style-name="T7"><text:tab/><text:tab/>ResponseEntity&lt;User&gt; </text:span><text:span text:style-name="T38">responseEntity</text:span><text:span text:style-name="T7"> = </text:span><text:span text:style-name="T33">restTemplate</text:span><text:span text:style-name="T7">.</text:span><text:span text:style-name="T18">postForEntity</text:span><text:span text:style-name="T7">(</text:span><text:span text:style-name="T21">"http://localhost:9998/user/create"</text:span><text:span text:style-name="T7">,</text:span></text:p>
            <text:p text:style-name="P57"><text:span text:style-name="T7"><text:tab/><text:tab/><text:tab/><text:tab/></text:span><text:span text:style-name="T32">new</text:span><text:span text:style-name="T18"> User(0, </text:span><text:span text:style-name="T22">"Jan"</text:span><text:span text:style-name="T18">, </text:span><text:span text:style-name="T22">"Kowalski"</text:span><text:span text:style-name="T18">, </text:span><text:span text:style-name="T32">null</text:span><text:span text:style-name="T18">, </text:span><text:span text:style-name="T32">null</text:span><text:span text:style-name="T18">, UserType.</text:span><text:span text:style-name="T37">USER</text:span><text:span text:style-name="T18">, </text:span><text:span text:style-name="T22">"Janek"</text:span><text:span text:style-name="T18">, </text:span><text:span text:style-name="T22">"Janek"</text:span><text:span text:style-name="T18">, </text:span><text:span text:style-name="T32">null</text:span><text:span text:style-name="T18">, </text:span><text:span text:style-name="T32">null</text:span><text:span text:style-name="T18">, User.</text:span><text:span text:style-name="T32">class</text:span><text:span text:style-name="T18">)</text:span><text:span text:style-name="T7">);</text:span></text:p>
            <text:p text:style-name="P57"><text:span text:style-name="T7"><text:tab/><text:tab/></text:span><text:span text:style-name="T31">final</text:span><text:span text:style-name="T7"> User </text:span><text:span text:style-name="T38">appUser</text:span><text:span text:style-name="T7"> = </text:span><text:span text:style-name="T38">responseEntity</text:span><text:span text:style-name="T7">.getBody();</text:span></text:p>
            <text:p text:style-name="P57"><text:span text:style-name="T7"><text:tab/><text:tab/>Assertions.</text:span><text:span text:style-name="T17">assertThat</text:span><text:span text:style-name="T7">(</text:span><text:span text:style-name="T38">appUser</text:span><text:span text:style-name="T7">).isNotNull();</text:span></text:p>
            <text:p text:style-name="P57"><text:span text:style-name="T7"><text:tab/><text:tab/>Assertions.</text:span><text:span text:style-name="T17">assertThat</text:span><text:span text:style-name="T7">(</text:span><text:span text:style-name="T38">appUser</text:span><text:span text:style-name="T7">.getFirstName()).equals(</text:span><text:span text:style-name="T21">"Janek"</text:span><text:span text:style-name="T7">);</text:span></text:p>
            <text:p text:style-name="P57"><text:span text:style-name="T7"><text:tab/><text:tab/>Assertions.</text:span><text:span text:style-name="T17">assertThat</text:span><text:span text:style-name="T7">(</text:span><text:span text:style-name="T38">appUser</text:span><text:span text:style-name="T7">.getLastName()).equals(</text:span><text:span text:style-name="T21">"Kowalski"</text:span><text:span text:style-name="T7">);</text:span></text:p>
            <text:p text:style-name="P49"><text:tab/><text:tab/></text:p>
            <text:p text:style-name="P57"/>
            <text:p text:style-name="P49"><text:tab/>}</text:p>
            <text:p text:style-name="P49">}</text:p>
          </table:table-cell>
        </table:table-row>
      </table:table>
      <text:p text:style-name="P71"/>
      <text:p text:style-name="P71">Podstawowe testy dla tworzenia, aktualizacji i pobierania wykonam dla wszystkich kontrolerów restowych</text:p>
      <text:list xml:id="list1870189109041217010" text:style-name="L26">
        <text:list-item>
          <text:p text:style-name="P143">Użytkownik</text:p>
        </text:list-item>
        <text:list-item>
          <text:p text:style-name="P143">Album</text:p>
        </text:list-item>
        <text:list-item>
          <text:p text:style-name="P143">Zespół</text:p>
        </text:list-item>
        <text:list-item>
          <text:p text:style-name="P143">Utwór</text:p>
        </text:list-item>
      </text:list>
      <text:p text:style-name="P71"/>
      <text:p text:style-name="P71">Dodatkowo wykonam następujące testy manualne</text:p>
      <text:p text:style-name="P71">Rejestracja- </text:p>
      <text:p text:style-name="P71">1.Próba zalogowania się na nieistniejący login(spodziewana odmowa)</text:p>
      <text:p text:style-name="P71">2.Zarejestrowanie osoby wraz z zespołem</text:p>
      <text:p text:style-name="P71">3.Próba zalogowania się na istniejącą osobę ze złym hasłem(spodziewana odmowa)</text:p>
      <text:p text:style-name="P71">4.Próba zalogowania się na istniejącego użytkownika</text:p>
      <text:p text:style-name="P71">5.Podgląd w zakładce „moja Strona” czy użytkownik ma dopisany zespół i czy dane się zgadzają</text:p>
      <text:p text:style-name="P71">6.Podgląd w zakładce „moje zespoły” czy istnieje dodany zespół i czy jego dane się zgadzają</text:p>
      <text:p text:style-name="P71"/>
      <text:p text:style-name="P71">Dodawanie albumu, dodawanie piosenek, ściąganie piosenek</text:p>
      <text:list xml:id="list7106661836027507035" text:style-name="L27">
        <text:list-item>
          <text:p text:style-name="P144">Dodanie nowego albumu dla zespołu</text:p>
        </text:list-item>
        <text:list-item>
          <text:p text:style-name="P144">Sprawdzenie czy dany album ma właściwe dane</text:p>
        </text:list-item>
        <text:list-item>
          <text:p text:style-name="P144">Dodanie utworu dla albumu(wybór pliku mp3 z dysku)</text:p>
        </text:list-item>
        <text:list-item>
          <text:p text:style-name="P144"><text:soft-page-break/>Sprawdzenie czy utwór ma właściwe dane</text:p>
        </text:list-item>
        <text:list-item>
          <text:p text:style-name="P144">Ściągnięcie pliku na lokalny dysk</text:p>
        </text:list-item>
      </text:list>
      <text:p text:style-name="P71"/>
      <text:p text:style-name="P71">Dodanie osoby do zespołu</text:p>
      <text:list xml:id="list1571715016855882164" text:style-name="L28">
        <text:list-item>
          <text:p text:style-name="P145">Wyszukanie osoby po wybranych kryteriach</text:p>
        </text:list-item>
        <text:list-item>
          <text:p text:style-name="P145">Dodanie osoby do zespołu</text:p>
        </text:list-item>
        <text:list-item>
          <text:p text:style-name="P145">Sprawdzenie w zakładce zespołu czy istnieje dana osoba w zesole</text:p>
        </text:list-item>
        <text:list-item>
          <text:p text:style-name="P145">Zalogowanie się na osobę i sprawdzenie, czy w zakładce „moje zespoły” widoczny jest nowo dodany zespół</text:p>
        </text:list-item>
      </text:list>
      <text:p text:style-name="P71"/>
      <text:p text:style-name="P71">Wyszukiwanie zespołu</text:p>
      <text:list xml:id="list1096234049730184807" text:style-name="L29">
        <text:list-item>
          <text:p text:style-name="P146">W zakładce szukaj zespołu sprawdzenie poprawności wszystkich filtrów</text:p>
        </text:list-item>
      </text:list>
      <text:p text:style-name="P71"/>
      <text:h text:style-name="P78" text:outline-level="1">7. Podsumowanie</text:h>
      <text:p text:style-name="P71">Po dokładnych testach stworzona aplikacja będzie w stanie ułatwić udostępnianie muzyki zespołom i pomoże promować ich muzykę. Dzięki użyciu technologi REST można będzie w w prosty sposób napisać nowe interfejsy dla mojej aplikacji(np. Przygotowane specjalnie pod urządzenia mobilne).</text:p>
      <text:p text:style-name="P71">Uzycie technologii Single Page Application zmniejszy zużycie zasobów serwera, ponieważ dużo logiki będzie się wykonywało po stronie przeglądarki internetowej. Dzięki temu użytkownicy będą mieli również wrażanie, że praca z portalem przebiega bardziej płynnie</text:p>
      <text:p text:style-name="P71">Dodatkowe jednostkowe aplikacji pozwolą na utrzymanie kodu w przypadku pojawiania się kolejnych modułów. </text:p>
      <text:p text:style-name="P71"/>
      <text:p text:style-name="P71"/>
      <text:p text:style-name="P71"/>
      <text:list xml:id="list6175609318702464904" text:style-name="L30">
        <text:list-header>
          <text:p text:style-name="P14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Verdana" svg:font-family="Verdana, Geneva,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1T18:26:20.58</meta:creation-date>
    <dc:date>2016-01-29T20:04:13.09</dc:date>
    <meta:editing-duration>P6DT13H33M18S</meta:editing-duration>
    <meta:editing-cycles>245</meta:editing-cycles>
    <meta:generator>OpenOffice/4.1.2$Win32 OpenOffice.org_project/412m3$Build-9782</meta:generator>
    <dc:creator>filip </dc:creator>
    <meta:document-statistic meta:table-count="62" meta:image-count="30" meta:object-count="0" meta:page-count="61" meta:paragraph-count="1381" meta:word-count="9043" meta:character-count="78183"/>
  </office:meta>
</office:document-meta>
</file>